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3.082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3.103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 style:data-style-name="N4"/>
    <style:style style:name="ce8" style:family="table-cell" style:parent-style-name="Default" style:data-style-name="N2"/>
    <style:style style:name="ce4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43c330"/>
    </style:style>
    <style:style style:name="ce12" style:family="table-cell" style:parent-style-name="Default" style:data-style-name="N2">
      <style:table-cell-properties fo:background-color="#43c330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43c33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/>
    <style:style style:name="ce25" style:family="table-cell" style:parent-style-name="Default">
      <style:table-cell-properties fo:background-color="#43c330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cccc00"/>
    </style:style>
    <style:style style:name="ce26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b84747"/>
    </style:style>
    <style:style style:name="ce27" style:family="table-cell" style:parent-style-name="Default">
      <style:table-cell-properties fo:background-color="#00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118cm" svg:height="12.609cm" svg:x="46.082cm" svg:y="1.345cm">
            <draw:object draw:notify-on-update-of-ranges="Sheet1.O9:Sheet1.O31 Sheet1.P9:Sheet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  <table:table-cell office:value-type="string" calcext:value-type="string">
            <text:p>a, b, c look Sheet3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vg profit with new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mass p*v=c</text:p>
          </table:table-cell>
          <table:table-cell office:value-type="string" calcext:value-type="string">
            <text:p>wealth p*v=c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N([.A4])" office:value-type="float" office:value="3.71357206670431" calcext:value-type="float">
            <text:p>3,7135720667043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formula="of:=100000/[.J4]*1.8" office:value-type="float" office:value="150000" calcext:value-type="float">
            <text:p>150.000,00</text:p>
          </table:table-cell>
          <table:table-cell table:formula="of:=[.J4]*[.K4]" office:value-type="float" office:value="180000" calcext:value-type="float">
            <text:p>180000</text:p>
          </table:table-cell>
          <table:table-cell table:formula="of:=81702.175*[.J4]^(-0.26085)" office:value-type="float" office:value="77907.4859523458" calcext:value-type="float">
            <text:p>77907,4859523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formula="of:=LOG([.J4])" office:value-type="float" office:value="0.0791812460476248" calcext:value-type="float">
            <text:p>0,07918124604762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[.A5])" office:value-type="float" office:value="4.65396035015752" calcext:value-type="float">
            <text:p>4,6539603501575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formula="of:=100000/[.J5]*1.8" office:value-type="float" office:value="36000" calcext:value-type="float">
            <text:p>36.000,00</text:p>
          </table:table-cell>
          <table:table-cell table:formula="of:=[.J5]*[.K5]" office:value-type="float" office:value="180000" calcext:value-type="float">
            <text:p>180000</text:p>
          </table:table-cell>
          <table:table-cell table:formula="of:=81702.175*[.J5]^(-0.26085)" office:value-type="float" office:value="53691.7170017471" calcext:value-type="float">
            <text:p>53691,7170017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table:formula="of:=LOG([.J5])" office:value-type="float" office:value="0.698970004336019" calcext:value-type="float">
            <text:p>0,69897000433601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N([.A6])" office:value-type="float" office:value="4.8283137373023" calcext:value-type="float">
            <text:p>4,828313737302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100000/[.J6]*1.8" office:value-type="float" office:value="25714.2857142857" calcext:value-type="float">
            <text:p>25.714,29</text:p>
          </table:table-cell>
          <table:table-cell table:formula="of:=[.J6]*[.K6]" office:value-type="float" office:value="180000" calcext:value-type="float">
            <text:p>180000</text:p>
          </table:table-cell>
          <table:table-cell table:formula="of:=81702.175*[.J6]^(-0.26085)" office:value-type="float" office:value="49180.1438088993" calcext:value-type="float">
            <text:p>49180,1438088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table:formula="of:=LOG([.J6])" office:value-type="float" office:value="0.845098040014257" calcext:value-type="float">
            <text:p>0,8450980400142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N([.A7])" office:value-type="float" office:value="6.04500531403601" calcext:value-type="float">
            <text:p>6,045005314036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100000/[.J7]*1.8" office:value-type="float" office:value="18367.3469387755" calcext:value-type="float">
            <text:p>18.367,35</text:p>
          </table:table-cell>
          <table:table-cell table:formula="of:=[.J7]*[.K7]" office:value-type="float" office:value="180000" calcext:value-type="float">
            <text:p>180000</text:p>
          </table:table-cell>
          <table:table-cell table:formula="of:=81702.175*[.J7]^(-0.26085)" office:value-type="float" office:value="45047.6661974753" calcext:value-type="float">
            <text:p>45047,6661974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table:formula="of:=LOG([.J7])" office:value-type="float" office:value="0.991226075692495" calcext:value-type="float">
            <text:p>0,991226075692495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N([.A8])" office:value-type="float" office:value="6.83733281468559" calcext:value-type="float">
            <text:p>6,8373328146855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46" calcext:value-type="float">
            <text:p>246</text:p>
          </table:table-cell>
          <table:table-cell table:formula="of:=((19*0.31+(-[.G8]/(1-[.G8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100000/[.J8]*1.8" office:value-type="float" office:value="12000" calcext:value-type="float">
            <text:p>12.000,00</text:p>
          </table:table-cell>
          <table:table-cell table:formula="of:=[.J8]*[.K8]" office:value-type="float" office:value="180000" calcext:value-type="float">
            <text:p>180000</text:p>
          </table:table-cell>
          <table:table-cell table:formula="of:=81702.175*[.J8]^(-0.26085)" office:value-type="float" office:value="40313.4729049528" calcext:value-type="float">
            <text:p>40313,4729049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table:formula="of:=LOG([.J8])" office:value-type="float" office:value="1.17609125905568" calcext:value-type="float">
            <text:p>1,1760912590556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N([.A9])" office:value-type="float" office:value="6.91869521902047" calcext:value-type="float">
            <text:p>6,9186952190204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80" calcext:value-type="float">
            <text:p>80</text:p>
          </table:table-cell>
          <table:table-cell table:formula="of:=((19*0.31+([.G9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100000/[.J9]*1.8" office:value-type="float" office:value="5000" calcext:value-type="float">
            <text:p>5.000,00</text:p>
          </table:table-cell>
          <table:table-cell table:formula="of:=[.J9]*[.K9]" office:value-type="float" office:value="180000" calcext:value-type="float">
            <text:p>180000</text:p>
          </table:table-cell>
          <table:table-cell table:formula="of:=81702.175*[.J9]^(-0.26085)" office:value-type="float" office:value="32082.7886817472" calcext:value-type="float">
            <text:p>32082,7886817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table:formula="of:=LOG([.J9])" office:value-type="float" office:value="1.55630250076729" calcext:value-type="float">
            <text:p>1,556302500767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5630250076729" calcext:value-type="float">
            <text:p>1,55630250076729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312" calcext:value-type="float">
            <text:p>312</text:p>
          </table:table-cell>
          <table:table-cell table:formula="of:=((19*0.31+([.G10]-1)/2)/20)*100" office:value-type="float" office:value="51.95" calcext:value-type="float">
            <text:p>51,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100000/[.J10]*1.8" office:value-type="float" office:value="4390.24390243902" calcext:value-type="float">
            <text:p>4.390,24</text:p>
          </table:table-cell>
          <table:table-cell table:formula="of:=[.J10]*[.K10]" office:value-type="float" office:value="180000" calcext:value-type="float">
            <text:p>180000</text:p>
          </table:table-cell>
          <table:table-cell table:formula="of:=81702.175*[.J10]^(-0.26085)" office:value-type="float" office:value="31012.6550840039" calcext:value-type="float">
            <text:p>31012,65508400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table:formula="of:=LOG([.J10])" office:value-type="float" office:value="1.61278385671974" calcext:value-type="float">
            <text:p>1,612783856719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278385671974" calcext:value-type="float">
            <text:p>1,61278385671974</text:p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((19*0.31+([.G1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100000/[.J11]*1.8" office:value-type="float" office:value="4186.04651162791" calcext:value-type="float">
            <text:p>4.186,05</text:p>
          </table:table-cell>
          <table:table-cell table:formula="of:=[.J11]*[.K11]" office:value-type="float" office:value="180000" calcext:value-type="float">
            <text:p>180000</text:p>
          </table:table-cell>
          <table:table-cell table:formula="of:=81702.175*[.J11]^(-0.26085)" office:value-type="float" office:value="30629.744310259" calcext:value-type="float">
            <text:p>30629,744310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table:formula="of:=LOG([.J11])" office:value-type="float" office:value="1.63346845557959" calcext:value-type="float">
            <text:p>1,633468455579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((19*0.31+(-[.G12]/(1-[.G12])))/20)*100" office:value-type="float" office:value="33.9954545454545" calcext:value-type="float">
            <text:p>33,995454545454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100000/[.J12]*1.8" office:value-type="float" office:value="4186.04651162791" calcext:value-type="float">
            <text:p>4.186,05</text:p>
          </table:table-cell>
          <table:table-cell table:formula="of:=[.J12]*[.K12]" office:value-type="float" office:value="180000" calcext:value-type="float">
            <text:p>180000</text:p>
          </table:table-cell>
          <table:table-cell table:formula="of:=81702.175*[.J12]^(-0.26085)" office:value-type="float" office:value="30629.744310259" calcext:value-type="float">
            <text:p>30629,744310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table:formula="of:=LOG([.J12])" office:value-type="float" office:value="1.63346845557959" calcext:value-type="float">
            <text:p>1,63346845557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formula="of:=100000/[.J13]*1.8" office:value-type="float" office:value="3673.4693877551" calcext:value-type="float">
            <text:p>3.673,47</text:p>
          </table:table-cell>
          <table:table-cell table:formula="of:=[.J13]*[.K13]" office:value-type="float" office:value="180000" calcext:value-type="float">
            <text:p>180000</text:p>
          </table:table-cell>
          <table:table-cell table:formula="of:=81702.175*[.J13]^(-0.26085)" office:value-type="float" office:value="29603.6983723385" calcext:value-type="float">
            <text:p>29603,6983723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table:formula="of:=LOG([.J13])" office:value-type="float" office:value="1.69019608002851" calcext:value-type="float">
            <text:p>1,690196080028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9019608002851" calcext:value-type="float">
            <text:p>1,69019608002851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100000/[.J14]*1.8" office:value-type="float" office:value="2769.23076923077" calcext:value-type="float">
            <text:p>2.769,23</text:p>
          </table:table-cell>
          <table:table-cell table:formula="of:=[.J14]*[.K14]" office:value-type="float" office:value="180000" calcext:value-type="float">
            <text:p>180000</text:p>
          </table:table-cell>
          <table:table-cell table:formula="of:=81702.175*[.J14]^(-0.26085)" office:value-type="float" office:value="27500.1567304769" calcext:value-type="float">
            <text:p>27500,15673047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table:formula="of:=LOG([.J14])" office:value-type="float" office:value="1.81291335664286" calcext:value-type="float">
            <text:p>1,812913356642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1291335664286" calcext:value-type="float">
            <text:p>1,81291335664286</text:p>
          </table:table-cell>
        </table:table-row>
        <table:table-row table:style-name="ro1">
          <table:table-cell table:number-columns-repeated="5"/>
          <table:table-cell table:formula="of:=((19*0.31+([.G15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100000/[.J15]*1.8" office:value-type="float" office:value="2250" calcext:value-type="float">
            <text:p>2.250,00</text:p>
          </table:table-cell>
          <table:table-cell table:formula="of:=[.J15]*[.K15]" office:value-type="float" office:value="180000" calcext:value-type="float">
            <text:p>180000</text:p>
          </table:table-cell>
          <table:table-cell table:formula="of:=81702.175*[.J15]^(-0.26085)" office:value-type="float" office:value="26050.2919555671" calcext:value-type="float">
            <text:p>26050,29195556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table:formula="of:=LOG([.J15])" office:value-type="float" office:value="1.90308998699194" calcext:value-type="float">
            <text:p>1,90308998699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0308998699194" calcext:value-type="float">
            <text:p>1,90308998699194</text:p>
          </table:table-cell>
        </table:table-row>
        <table:table-row table:style-name="ro1">
          <table:table-cell table:number-columns-repeated="5"/>
          <table:table-cell table:formula="of:=((19*0.31+([.G16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100000/[.J16]*1.8" office:value-type="float" office:value="1714.28571428571" calcext:value-type="float">
            <text:p>1.714,29</text:p>
          </table:table-cell>
          <table:table-cell table:formula="of:=[.J16]*[.K16]" office:value-type="float" office:value="180000" calcext:value-type="float">
            <text:p>180000</text:p>
          </table:table-cell>
          <table:table-cell table:formula="of:=81702.175*[.J16]^(-0.26085)" office:value-type="float" office:value="24266.4579602898" calcext:value-type="float">
            <text:p>24266,45796028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table:formula="of:=LOG([.J16])" office:value-type="float" office:value="2.02118929906994" calcext:value-type="float">
            <text:p>2,021189299069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02118929906994" calcext:value-type="float">
            <text:p>2,02118929906994</text:p>
          </table:table-cell>
        </table:table-row>
        <table:table-row table:style-name="ro1">
          <table:table-cell table:number-columns-repeated="5"/>
          <table:table-cell table:formula="of:=((19*0.31+([.G17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100000/[.J17]*1.8" office:value-type="float" office:value="1451.61290322581" calcext:value-type="float">
            <text:p>1.451,61</text:p>
          </table:table-cell>
          <table:table-cell table:formula="of:=[.J17]*[.K17]" office:value-type="float" office:value="180000" calcext:value-type="float">
            <text:p>180000</text:p>
          </table:table-cell>
          <table:table-cell table:formula="of:=81702.175*[.J17]^(-0.26085)" office:value-type="float" office:value="23236.1714074986" calcext:value-type="float">
            <text:p>23236,1714074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table:formula="of:=LOG([.J17])" office:value-type="float" office:value="2.09342168516224" calcext:value-type="float">
            <text:p>2,093421685162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9342168516224" calcext:value-type="float">
            <text:p>2,09342168516224</text:p>
          </table:table-cell>
        </table:table-row>
        <table:table-row table:style-name="ro1">
          <table:table-cell table:number-columns-repeated="5"/>
          <table:table-cell table:formula="of:=((19*0.31+([.G18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100000/[.J18]*1.8" office:value-type="float" office:value="1440" calcext:value-type="float">
            <text:p>1.440,00</text:p>
          </table:table-cell>
          <table:table-cell table:formula="of:=[.J18]*[.K18]" office:value-type="float" office:value="180000" calcext:value-type="float">
            <text:p>180000</text:p>
          </table:table-cell>
          <table:table-cell table:formula="of:=81702.175*[.J18]^(-0.26085)" office:value-type="float" office:value="23187.538133166" calcext:value-type="float">
            <text:p>23187,5381331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table:formula="of:=LOG([.J18])" office:value-type="float" office:value="2.09691001300806" calcext:value-type="float">
            <text:p>2,096910013008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09691001300806" calcext:value-type="float">
            <text:p>2,09691001300806</text:p>
          </table:table-cell>
        </table:table-row>
        <table:table-row table:style-name="ro1">
          <table:table-cell table:number-columns-repeated="5"/>
          <table:table-cell table:formula="of:=((19*0.31+([.G19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100000/[.J19]*1.8" office:value-type="float" office:value="882.352941176471" calcext:value-type="float">
            <text:p>882,35</text:p>
          </table:table-cell>
          <table:table-cell table:formula="of:=[.J19]*[.K19]" office:value-type="float" office:value="180000" calcext:value-type="float">
            <text:p>180000</text:p>
          </table:table-cell>
          <table:table-cell table:formula="of:=81702.175*[.J19]^(-0.26085)" office:value-type="float" office:value="20406.4090964721" calcext:value-type="float">
            <text:p>20406,40909647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table:formula="of:=LOG([.J19])" office:value-type="float" office:value="2.3096301674259" calcext:value-type="float">
            <text:p>2,30963016742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3096301674259" calcext:value-type="float">
            <text:p>2,3096301674259</text:p>
          </table:table-cell>
        </table:table-row>
        <table:table-row table:style-name="ro1">
          <table:table-cell table:number-columns-repeated="5"/>
          <table:table-cell table:formula="of:=((19*0.31+([.G2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100000/[.J20]*1.8" office:value-type="float" office:value="731.707317073171" calcext:value-type="float">
            <text:p>731,71</text:p>
          </table:table-cell>
          <table:table-cell table:formula="of:=[.J20]*[.K20]" office:value-type="float" office:value="180000" calcext:value-type="float">
            <text:p>180000</text:p>
          </table:table-cell>
          <table:table-cell table:formula="of:=81702.175*[.J20]^(-0.26085)" office:value-type="float" office:value="19433.8208724669" calcext:value-type="float">
            <text:p>19433,82087246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table:formula="of:=LOG([.J20])" office:value-type="float" office:value="2.39093510710338" calcext:value-type="float">
            <text:p>2,390935107103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39093510710338" calcext:value-type="float">
            <text:p>2,39093510710338</text:p>
          </table:table-cell>
        </table:table-row>
        <table:table-row table:style-name="ro1">
          <table:table-cell table:number-columns-repeated="5"/>
          <table:table-cell table:formula="of:=((19*0.31+([.G2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formula="of:=100000/[.J21]*1.8" office:value-type="float" office:value="717.131474103586" calcext:value-type="float">
            <text:p>717,13</text:p>
          </table:table-cell>
          <table:table-cell table:formula="of:=[.J21]*[.K21]" office:value-type="float" office:value="180000" calcext:value-type="float">
            <text:p>180000</text:p>
          </table:table-cell>
          <table:table-cell table:formula="of:=81702.175*[.J21]^(-0.26085)" office:value-type="float" office:value="19332.0864170028" calcext:value-type="float">
            <text:p>19332,08641700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table:formula="of:=LOG([.J21])" office:value-type="float" office:value="2.39967372148104" calcext:value-type="float">
            <text:p>2,399673721481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9967372148104" calcext:value-type="float">
            <text:p>2,39967372148104</text:p>
          </table:table-cell>
        </table:table-row>
        <table:table-row table:style-name="ro1">
          <table:table-cell table:number-columns-repeated="5"/>
          <table:table-cell table:formula="of:=((19*0.31+([.G22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100000/[.J22]*1.8" office:value-type="float" office:value="576.923076923077" calcext:value-type="float">
            <text:p>576,92</text:p>
          </table:table-cell>
          <table:table-cell table:formula="of:=[.J22]*[.K22]" office:value-type="float" office:value="180000" calcext:value-type="float">
            <text:p>180000</text:p>
          </table:table-cell>
          <table:table-cell table:formula="of:=81702.175*[.J22]^(-0.26085)" office:value-type="float" office:value="18265.5768454123" calcext:value-type="float">
            <text:p>18265,5768454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table:formula="of:=LOG([.J22])" office:value-type="float" office:value="2.49415459401844" calcext:value-type="float">
            <text:p>2,494154594018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415459401844" calcext:value-type="float">
            <text:p>2,49415459401844</text:p>
          </table:table-cell>
        </table:table-row>
        <table:table-row table:style-name="ro1">
          <table:table-cell table:number-columns-repeated="5"/>
          <table:table-cell table:formula="of:=((19*0.31+([.G23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100000/[.J23]*1.8" office:value-type="float" office:value="426.54028436019" calcext:value-type="float">
            <text:p>426,54</text:p>
          </table:table-cell>
          <table:table-cell table:formula="of:=[.J23]*[.K23]" office:value-type="float" office:value="180000" calcext:value-type="float">
            <text:p>180000</text:p>
          </table:table-cell>
          <table:table-cell table:formula="of:=81702.175*[.J23]^(-0.26085)" office:value-type="float" office:value="16881.8821905694" calcext:value-type="float">
            <text:p>16881,8821905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table:formula="of:=LOG([.J23])" office:value-type="float" office:value="2.62531245096167" calcext:value-type="float">
            <text:p>2,625312450961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62531245096167" calcext:value-type="float">
            <text:p>2,62531245096167</text:p>
          </table:table-cell>
        </table:table-row>
        <table:table-row table:style-name="ro1">
          <table:table-cell table:number-columns-repeated="5"/>
          <table:table-cell table:formula="of:=((19*0.31+([.G24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100000/[.J24]*1.8" office:value-type="float" office:value="390.455531453362" calcext:value-type="float">
            <text:p>390,46</text:p>
          </table:table-cell>
          <table:table-cell table:formula="of:=[.J24]*[.K24]" office:value-type="float" office:value="180000" calcext:value-type="float">
            <text:p>180000</text:p>
          </table:table-cell>
          <table:table-cell table:formula="of:=81702.175*[.J24]^(-0.26085)" office:value-type="float" office:value="16497.0857448513" calcext:value-type="float">
            <text:p>16497,08574485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table:formula="of:=LOG([.J24])" office:value-type="float" office:value="2.66370092538965" calcext:value-type="float">
            <text:p>2,663700925389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66370092538965" calcext:value-type="float">
            <text:p>2,66370092538965</text:p>
          </table:table-cell>
        </table:table-row>
        <table:table-row table:style-name="ro1">
          <table:table-cell table:number-columns-repeated="5"/>
          <table:table-cell table:formula="of:=((19*0.31+([.G25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100000/[.J25]*1.8" office:value-type="float" office:value="319.715808170515" calcext:value-type="float">
            <text:p>319,72</text:p>
          </table:table-cell>
          <table:table-cell table:formula="of:=[.J25]*[.K25]" office:value-type="float" office:value="180000" calcext:value-type="float">
            <text:p>180000</text:p>
          </table:table-cell>
          <table:table-cell table:formula="of:=81702.175*[.J25]^(-0.26085)" office:value-type="float" office:value="15658.981220722" calcext:value-type="float">
            <text:p>15658,9812207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table:formula="of:=LOG([.J25])" office:value-type="float" office:value="2.75050839485135" calcext:value-type="float">
            <text:p>2,750508394851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75050839485135" calcext:value-type="float">
            <text:p>2,75050839485135</text:p>
          </table:table-cell>
        </table:table-row>
        <table:table-row table:style-name="ro1">
          <table:table-cell table:number-columns-repeated="5"/>
          <table:table-cell table:formula="of:=((19*0.31+([.G26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formula="of:=100000/[.J26]*1.8" office:value-type="float" office:value="296.540362438221" calcext:value-type="float">
            <text:p>296,54</text:p>
          </table:table-cell>
          <table:table-cell table:formula="of:=[.J26]*[.K26]" office:value-type="float" office:value="180000" calcext:value-type="float">
            <text:p>180000</text:p>
          </table:table-cell>
          <table:table-cell table:formula="of:=81702.175*[.J26]^(-0.26085)" office:value-type="float" office:value="15354.6120494321" calcext:value-type="float">
            <text:p>15354,61204943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table:formula="of:=LOG([.J26])" office:value-type="float" office:value="2.78318869107526" calcext:value-type="float">
            <text:p>2,783188691075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78318869107526" calcext:value-type="float">
            <text:p>2,78318869107526</text:p>
          </table:table-cell>
        </table:table-row>
        <table:table-row table:style-name="ro1">
          <table:table-cell table:number-columns-repeated="4"/>
          <table:table-cell office:value-type="float" office:value="36.95" calcext:value-type="float">
            <text:p>36,95</text:p>
          </table:table-cell>
          <table:table-cell table:formula="of:=((19*0.31+(-[.G27]/(1-[.G27])))/20)*100" office:value-type="float" office:value="33.5240740740741" calcext:value-type="float">
            <text:p>33,5240740740741</text:p>
          </table:table-cell>
          <table:table-cell office:value-type="float" office:value="-4.4" calcext:value-type="float">
            <text:p>-4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formula="of:=100000/[.J27]*1.8" office:value-type="float" office:value="284.810126582278" calcext:value-type="float">
            <text:p>284,81</text:p>
          </table:table-cell>
          <table:table-cell table:formula="of:=[.J27]*[.K27]" office:value-type="float" office:value="180000" calcext:value-type="float">
            <text:p>180000</text:p>
          </table:table-cell>
          <table:table-cell table:formula="of:=81702.175*[.J27]^(-0.26085)" office:value-type="float" office:value="15193.8056966386" calcext:value-type="float">
            <text:p>15193,80569663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table:formula="of:=LOG([.J27])" office:value-type="float" office:value="2.80071707828238" calcext:value-type="float">
            <text:p>2,800717078282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80071707828238" calcext:value-type="float">
            <text:p>2,80071707828238</text:p>
          </table:table-cell>
        </table:table-row>
        <table:table-row table:style-name="ro1">
          <table:table-cell table:number-columns-repeated="5"/>
          <table:table-cell table:formula="of:=((19*0.31+(-[.G28]/(1-[.G28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formula="of:=100000/[.J28]*1.8" office:value-type="float" office:value="221.40221402214" calcext:value-type="float">
            <text:p>221,40</text:p>
          </table:table-cell>
          <table:table-cell table:formula="of:=[.J28]*[.K28]" office:value-type="float" office:value="180000" calcext:value-type="float">
            <text:p>180000</text:p>
          </table:table-cell>
          <table:table-cell table:formula="of:=81702.175*[.J28]^(-0.26085)" office:value-type="float" office:value="14227.7589695753" calcext:value-type="float">
            <text:p>14227,75896957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table:formula="of:=LOG([.J28])" office:value-type="float" office:value="2.91009054559407" calcext:value-type="float">
            <text:p>2,910090545594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91009054559407" calcext:value-type="float">
            <text:p>2,91009054559407</text:p>
          </table:table-cell>
        </table:table-row>
        <table:table-row table:style-name="ro1">
          <table:table-cell table:number-columns-repeated="5"/>
          <table:table-cell table:formula="of:=((19*0.31+(-[.G29]/(1-[.G29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100000/[.J29]*1.8" office:value-type="float" office:value="217.129071170084" calcext:value-type="float">
            <text:p>217,13</text:p>
          </table:table-cell>
          <table:table-cell table:formula="of:=[.J29]*[.K29]" office:value-type="float" office:value="180000" calcext:value-type="float">
            <text:p>180000</text:p>
          </table:table-cell>
          <table:table-cell table:formula="of:=81702.175*[.J29]^(-0.26085)" office:value-type="float" office:value="14155.6126029804" calcext:value-type="float">
            <text:p>14155,61260298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table:formula="of:=LOG([.J29])" office:value-type="float" office:value="2.91855453055027" calcext:value-type="float">
            <text:p>2,91855453055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91855453055027" calcext:value-type="float">
            <text:p>2,91855453055027</text:p>
          </table:table-cell>
        </table:table-row>
        <table:table-row table:style-name="ro1">
          <table:table-cell table:number-columns-repeated="5"/>
          <table:table-cell table:formula="of:=((19*0.31+([.G3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100000/[.J30]*1.8" office:value-type="float" office:value="193.1330472103" calcext:value-type="float">
            <text:p>193,13</text:p>
          </table:table-cell>
          <table:table-cell table:formula="of:=[.J30]*[.K30]" office:value-type="float" office:value="180000" calcext:value-type="float">
            <text:p>180000</text:p>
          </table:table-cell>
          <table:table-cell table:formula="of:=81702.175*[.J30]^(-0.26085)" office:value-type="float" office:value="13729.7135788216" calcext:value-type="float">
            <text:p>13729,71357882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table:formula="of:=LOG([.J30])" office:value-type="float" office:value="2.96941591235398" calcext:value-type="float">
            <text:p>2,969415912353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96941591235398" calcext:value-type="float">
            <text:p>2,96941591235398</text:p>
          </table:table-cell>
        </table:table-row>
        <table:table-row table:style-name="ro1">
          <table:table-cell table:number-columns-repeated="5"/>
          <table:table-cell table:formula="of:=((19*0.31+([.G31]-1)/2)/20)*100" office:value-type="float" office:value="44.45" calcext:value-type="float">
            <text:p>44,4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formula="of:=100000/[.J31]*1.8" office:value-type="float" office:value="178.041543026706" calcext:value-type="float">
            <text:p>178,04</text:p>
          </table:table-cell>
          <table:table-cell table:formula="of:=[.J31]*[.K31]" office:value-type="float" office:value="180000" calcext:value-type="float">
            <text:p>180000</text:p>
          </table:table-cell>
          <table:table-cell table:formula="of:=81702.175*[.J31]^(-0.26085)" office:value-type="float" office:value="13441.3929981136" calcext:value-type="float">
            <text:p>13441,39299811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table:formula="of:=LOG([.J31])" office:value-type="float" office:value="3.004751155591" calcext:value-type="float">
            <text:p>3,00475115559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004751155591" calcext:value-type="float">
            <text:p>3,004751155591</text:p>
          </table:table-cell>
        </table:table-row>
        <table:table-row table:style-name="ro1">
          <table:table-cell table:number-columns-repeated="5"/>
          <table:table-cell table:formula="of:=((19*0.31+(-[.G32]/(1-[.G32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office:value-type="float" office:value="2180" calcext:value-type="float">
            <text:p>2180</text:p>
          </table:table-cell>
          <table:table-cell table:formula="of:=100000/[.J32]*1.8" office:value-type="float" office:value="82.5688073394496" calcext:value-type="float">
            <text:p>82,57</text:p>
          </table:table-cell>
          <table:table-cell table:formula="of:=[.J32]*[.K32]" office:value-type="float" office:value="180000" calcext:value-type="float">
            <text:p>180000</text:p>
          </table:table-cell>
          <table:table-cell table:formula="of:=81702.175*[.J32]^(-0.26085)" office:value-type="float" office:value="11000.1154111119" calcext:value-type="float">
            <text:p>11000,115411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table:formula="of:=LOG([.J32])" office:value-type="float" office:value="3.3384564936046" calcext:value-type="float">
            <text:p>3,338456493604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31]-[.R9]" office:value-type="float" office:value="22" calcext:value-type="float">
            <text:p>22</text:p>
          </table:table-cell>
          <table:table-cell table:formula="of:=[.S31]-[.S9]" office:value-type="float" office:value="1.44844865482371" calcext:value-type="float">
            <text:p>1,44844865482371</text:p>
          </table:table-cell>
        </table:table-row>
        <table:table-row table:style-name="ro1">
          <table:table-cell table:number-columns-repeated="18"/>
          <table:table-cell table:formula="of:=[.S33]/[.R33]" office:value-type="float" office:value="0.0658385752192595" calcext:value-type="float">
            <text:p>0,06583857521926</text:p>
          </table:table-cell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33.263cm" svg:height="17.107cm" svg:x="28.183cm" svg:y="0.106cm">
            <draw:object draw:notify-on-update-of-ranges="Sheet2.D2:Sheet2.D35 Sheet1.A1:Sheet1.A1 Sheet2.E2:Sheet2.E35 Sheet1.A1:Sheet1.A1 Sheet2.F2:Sheet2.F35 Sheet1.A1:Sheet1.A1 Sheet2.G2:Sheet2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Not Wealth/1,8*1,04*,31 but 27492</text:p>
          </table:table-cell>
          <table:table-cell table:style-name="ce7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7" office:value-type="string" calcext:value-type="string">
            <text:p>std_dev</text:p>
          </table:table-cell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2];0);&quot; - &quot;;[.A2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2]-2*[.H2];0)" office:value-type="float" office:value="29" calcext:value-type="float">
            <text:p>29</text:p>
          </table:table-cell>
          <table:table-cell table:formula="of:=MAX([.E2]+2*[.H2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3];0);&quot; - &quot;;[.A3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3]-2*[.H3];0)" office:value-type="float" office:value="0" calcext:value-type="float">
            <text:p>0</text:p>
          </table:table-cell>
          <table:table-cell table:formula="of:=MAX([.E3]+2*[.H3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4];0);&quot; - &quot;;[.A4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4]-2*[.H4];0)" office:value-type="float" office:value="0" calcext:value-type="float">
            <text:p>0</text:p>
          </table:table-cell>
          <table:table-cell table:formula="of:=MAX([.E4]+2*[.H4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5];0);&quot; - &quot;;[.A5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6];0);&quot; - &quot;;[.A6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6]-2*[.H6];0)" office:value-type="float" office:value="233" calcext:value-type="float">
            <text:p>233</text:p>
          </table:table-cell>
          <table:table-cell table:formula="of:=MAX([.E6]+2*[.H6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[$Sheet1.K32]" office:value-type="float" office:value="82.5688073394496" calcext:value-type="float">
            <text:p>82,57</text:p>
          </table:table-cell>
          <table:table-cell/>
          <table:table-cell table:formula="of:=CONCATENATE(TEXT([.B7];0);&quot; - &quot;;[.A7])" office:value-type="string" office:string-value="83 - precious_metals" calcext:value-type="string">
            <text:p>83 - precious_met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7]-2*[.H7];0)" office:value-type="float" office:value="22490" calcext:value-type="float">
            <text:p>22490</text:p>
          </table:table-cell>
          <table:table-cell table:formula="of:=MAX([.E7]+2*[.H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slaves</text:p>
          </table:table-cell>
          <table:table-cell table:formula="of:=[$Sheet1.K31]" office:value-type="float" office:value="178.041543026706" calcext:value-type="float">
            <text:p>178,04</text:p>
          </table:table-cell>
          <table:table-cell/>
          <table:table-cell table:formula="of:=CONCATENATE(TEXT([.B8];0);&quot; - &quot;;[.A8])" office:value-type="string" office:string-value="178 - slaves" calcext:value-type="string">
            <text:p>178 - slav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8]-2*[.H8];0)" office:value-type="float" office:value="22490" calcext:value-type="float">
            <text:p>22490</text:p>
          </table:table-cell>
          <table:table-cell table:formula="of:=MAX([.E8]+2*[.H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[$Sheet1.K30]" office:value-type="float" office:value="193.1330472103" calcext:value-type="float">
            <text:p>193,13</text:p>
          </table:table-cell>
          <table:table-cell/>
          <table:table-cell table:formula="of:=CONCATENATE(TEXT([.B9];0);&quot; - &quot;;[.A9])" office:value-type="string" office:string-value="193 - live_animals" calcext:value-type="string">
            <text:p>193 - live_anim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9]-2*[.H9];0)" office:value-type="float" office:value="22490" calcext:value-type="float">
            <text:p>22490</text:p>
          </table:table-cell>
          <table:table-cell table:formula="of:=MAX([.E9]+2*[.H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robots</text:p>
          </table:table-cell>
          <table:table-cell table:formula="of:=[$Sheet1.K29]" office:value-type="float" office:value="217.129071170084" calcext:value-type="float">
            <text:p>217,13</text:p>
          </table:table-cell>
          <table:table-cell/>
          <table:table-cell table:formula="of:=CONCATENATE(TEXT([.B10];0);&quot; - &quot;;[.A10])" office:value-type="string" office:string-value="217 - robots" calcext:value-type="string">
            <text:p>217 - robot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0]-2*[.H10];0)" office:value-type="float" office:value="22490" calcext:value-type="float">
            <text:p>22490</text:p>
          </table:table-cell>
          <table:table-cell table:formula="of:=MAX([.E10]+2*[.H1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erve_gas</text:p>
          </table:table-cell>
          <table:table-cell table:formula="of:=[$Sheet1.K28]" office:value-type="float" office:value="221.40221402214" calcext:value-type="float">
            <text:p>221,40</text:p>
          </table:table-cell>
          <table:table-cell/>
          <table:table-cell table:formula="of:=CONCATENATE(TEXT([.B11];0);&quot; - &quot;;[.A11])" office:value-type="string" office:string-value="221 - nerve_gas" calcext:value-type="string">
            <text:p>221 - nerve_ga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1]-2*[.H11];0)" office:value-type="float" office:value="22490" calcext:value-type="float">
            <text:p>22490</text:p>
          </table:table-cell>
          <table:table-cell table:formula="of:=MAX([.E11]+2*[.H1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arcotics</text:p>
          </table:table-cell>
          <table:table-cell table:formula="of:=[$Sheet1.K27]" office:value-type="float" office:value="284.810126582278" calcext:value-type="float">
            <text:p>284,81</text:p>
          </table:table-cell>
          <table:table-cell/>
          <table:table-cell table:formula="of:=CONCATENATE(TEXT([.B12];0);&quot; - &quot;;[.A12])" office:value-type="string" office:string-value="285 - narcotics" calcext:value-type="string">
            <text:p>285 - narco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2]-2*[.H12];0)" office:value-type="float" office:value="22490" calcext:value-type="float">
            <text:p>22490</text:p>
          </table:table-cell>
          <table:table-cell table:formula="of:=MAX([.E12]+2*[.H1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[$Sheet1.K26]" office:value-type="float" office:value="296.540362438221" calcext:value-type="float">
            <text:p>296,54</text:p>
          </table:table-cell>
          <table:table-cell/>
          <table:table-cell table:formula="of:=CONCATENATE(TEXT([.B13];0);&quot; - &quot;;[.A13])" office:value-type="string" office:string-value="297 - battle_weapons" calcext:value-type="string">
            <text:p>297 - battle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3]-2*[.H13];0)" office:value-type="float" office:value="22490" calcext:value-type="float">
            <text:p>22490</text:p>
          </table:table-cell>
          <table:table-cell table:formula="of:=MAX([.E13]+2*[.H1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dicines</text:p>
          </table:table-cell>
          <table:table-cell table:formula="of:=[$Sheet1.K25]" office:value-type="float" office:value="319.715808170515" calcext:value-type="float">
            <text:p>319,72</text:p>
          </table:table-cell>
          <table:table-cell/>
          <table:table-cell table:formula="of:=CONCATENATE(TEXT([.B14];0);&quot; - &quot;;[.A14])" office:value-type="string" office:string-value="320 - medicines" calcext:value-type="string">
            <text:p>320 - medicin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4]-2*[.H14];0)" office:value-type="float" office:value="22490" calcext:value-type="float">
            <text:p>22490</text:p>
          </table:table-cell>
          <table:table-cell table:formula="of:=MAX([.E14]+2*[.H1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table:formula="of:=[$Sheet1.K24]" office:value-type="float" office:value="390.455531453362" calcext:value-type="float">
            <text:p>390,46</text:p>
          </table:table-cell>
          <table:table-cell/>
          <table:table-cell table:formula="of:=CONCATENATE(TEXT([.B15];0);&quot; - &quot;;[.A15])" office:value-type="string" office:string-value="390 - computers" calcext:value-type="string">
            <text:p>390 - compute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5]-2*[.H15];0)" office:value-type="float" office:value="22490" calcext:value-type="float">
            <text:p>22490</text:p>
          </table:table-cell>
          <table:table-cell table:formula="of:=MAX([.E15]+2*[.H1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or</text:p>
          </table:table-cell>
          <table:table-cell table:formula="of:=[$Sheet1.K23]" office:value-type="float" office:value="426.54028436019" calcext:value-type="float">
            <text:p>426,54</text:p>
          </table:table-cell>
          <table:table-cell/>
          <table:table-cell table:formula="of:=CONCATENATE(TEXT([.B16];0);&quot; - &quot;;[.A16])" office:value-type="string" office:string-value="427 - liquor" calcext:value-type="string">
            <text:p>427 - liquo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6]-2*[.H16];0)" office:value-type="float" office:value="22490" calcext:value-type="float">
            <text:p>22490</text:p>
          </table:table-cell>
          <table:table-cell table:formula="of:=MAX([.E16]+2*[.H1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[$Sheet1.K22]" office:value-type="float" office:value="576.923076923077" calcext:value-type="float">
            <text:p>576,92</text:p>
          </table:table-cell>
          <table:table-cell/>
          <table:table-cell table:formula="of:=CONCATENATE(TEXT([.B17];0);&quot; - &quot;;[.A17])" office:value-type="string" office:string-value="577 - mining_machinery" calcext:value-type="string">
            <text:p>577 - mining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7]-2*[.H17];0)" office:value-type="float" office:value="22490" calcext:value-type="float">
            <text:p>22490</text:p>
          </table:table-cell>
          <table:table-cell table:formula="of:=MAX([.E17]+2*[.H1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[$Sheet1.K21]" office:value-type="float" office:value="717.131474103586" calcext:value-type="float">
            <text:p>717,13</text:p>
          </table:table-cell>
          <table:table-cell/>
          <table:table-cell table:formula="of:=CONCATENATE(TEXT([.B18];0);&quot; - &quot;;[.A18])" office:value-type="string" office:string-value="717 - hand_weapons" calcext:value-type="string">
            <text:p>717 - hand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8]-2*[.H18];0)" office:value-type="float" office:value="22490" calcext:value-type="float">
            <text:p>22490</text:p>
          </table:table-cell>
          <table:table-cell table:formula="of:=MAX([.E18]+2*[.H1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[$Sheet1.K20]" office:value-type="float" office:value="731.707317073171" calcext:value-type="float">
            <text:p>731,71</text:p>
          </table:table-cell>
          <table:table-cell/>
          <table:table-cell table:formula="of:=CONCATENATE(TEXT([.B19];0);&quot; - &quot;;[.A19])" office:value-type="string" office:string-value="732 - consumer_goods" calcext:value-type="string">
            <text:p>732 - consumer_good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9]-2*[.H19];0)" office:value-type="float" office:value="22490" calcext:value-type="float">
            <text:p>22490</text:p>
          </table:table-cell>
          <table:table-cell table:formula="of:=MAX([.E19]+2*[.H1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[$Sheet1.K19]" office:value-type="float" office:value="882.352941176471" calcext:value-type="float">
            <text:p>882,35</text:p>
          </table:table-cell>
          <table:table-cell/>
          <table:table-cell table:formula="of:=CONCATENATE(TEXT([.B20];0);&quot; - &quot;;[.A20])" office:value-type="string" office:string-value="882 - air_processors" calcext:value-type="string">
            <text:p>882 - air_processo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0]-2*[.H20];0)" office:value-type="float" office:value="22490" calcext:value-type="float">
            <text:p>22490</text:p>
          </table:table-cell>
          <table:table-cell table:formula="of:=MAX([.E20]+2*[.H2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[$Sheet1.K18]" office:value-type="float" office:value="1440" calcext:value-type="float">
            <text:p>1440,00</text:p>
          </table:table-cell>
          <table:table-cell/>
          <table:table-cell table:formula="of:=CONCATENATE(TEXT([.B21];0);&quot; - &quot;;[.A21])" office:value-type="string" office:string-value="1440 - animal_meat" calcext:value-type="string">
            <text:p>1440 - animal_meat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1]-2*[.H21];0)" office:value-type="float" office:value="22490" calcext:value-type="float">
            <text:p>22490</text:p>
          </table:table-cell>
          <table:table-cell table:formula="of:=MAX([.E21]+2*[.H2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[$Sheet1.K17]" office:value-type="float" office:value="1451.61290322581" calcext:value-type="float">
            <text:p>1451,61</text:p>
          </table:table-cell>
          <table:table-cell/>
          <table:table-cell table:formula="of:=CONCATENATE(TEXT([.B22];0);&quot; - &quot;;[.A22])" office:value-type="string" office:string-value="1452 - industrial_machinery" calcext:value-type="string">
            <text:p>1452 - industrial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2]-2*[.H22];0)" office:value-type="float" office:value="22490" calcext:value-type="float">
            <text:p>22490</text:p>
          </table:table-cell>
          <table:table-cell table:formula="of:=MAX([.E22]+2*[.H2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[$Sheet1.K16]" office:value-type="float" office:value="1714.28571428571" calcext:value-type="float">
            <text:p>1714,29</text:p>
          </table:table-cell>
          <table:table-cell/>
          <table:table-cell table:formula="of:=CONCATENATE(TEXT([.B23];0);&quot; - &quot;;[.A23])" office:value-type="string" office:string-value="1714 - fruit_and_veg" calcext:value-type="string">
            <text:p>1714 - fruit_and_veg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3]-2*[.H23];0)" office:value-type="float" office:value="22490" calcext:value-type="float">
            <text:p>22490</text:p>
          </table:table-cell>
          <table:table-cell table:formula="of:=MAX([.E23]+2*[.H2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[$Sheet1.K15]" office:value-type="float" office:value="2250" calcext:value-type="float">
            <text:p>2250,00</text:p>
          </table:table-cell>
          <table:table-cell/>
          <table:table-cell table:formula="of:=CONCATENATE(TEXT([.B24];0);&quot; - &quot;;[.A24])" office:value-type="string" office:string-value="2250 - farm_machinery" calcext:value-type="string">
            <text:p>2250 - farm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4]-2*[.H24];0)" office:value-type="float" office:value="22490" calcext:value-type="float">
            <text:p>22490</text:p>
          </table:table-cell>
          <table:table-cell table:formula="of:=MAX([.E24]+2*[.H2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textiles</text:p>
          </table:table-cell>
          <table:table-cell table:formula="of:=[$Sheet1.K14]" office:value-type="float" office:value="2769.23076923077" calcext:value-type="float">
            <text:p>2769,23</text:p>
          </table:table-cell>
          <table:table-cell/>
          <table:table-cell table:formula="of:=CONCATENATE(TEXT([.B25];0);&quot; - &quot;;[.A25])" office:value-type="string" office:string-value="2769 - textiles" calcext:value-type="string">
            <text:p>2769 - textil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5]-2*[.H25];0)" office:value-type="float" office:value="22490" calcext:value-type="float">
            <text:p>22490</text:p>
          </table:table-cell>
          <table:table-cell table:formula="of:=MAX([.E25]+2*[.H2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[$Sheet1.K13]" office:value-type="float" office:value="3673.4693877551" calcext:value-type="float">
            <text:p>3673,47</text:p>
          </table:table-cell>
          <table:table-cell/>
          <table:table-cell table:formula="of:=CONCATENATE(TEXT([.B26];0);&quot; - &quot;;[.A26])" office:value-type="string" office:string-value="3673 - military_fuel" calcext:value-type="string">
            <text:p>3673 - military_fuel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6]-2*[.H26];0)" office:value-type="float" office:value="22490" calcext:value-type="float">
            <text:p>22490</text:p>
          </table:table-cell>
          <table:table-cell table:formula="of:=MAX([.E26]+2*[.H2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[$Sheet1.K11]" office:value-type="float" office:value="4186.04651162791" calcext:value-type="float">
            <text:p>4186,05</text:p>
          </table:table-cell>
          <table:table-cell/>
          <table:table-cell table:formula="of:=CONCATENATE(TEXT([.B27];0);&quot; - &quot;;[.A27])" office:value-type="string" office:string-value="4186 - metal_alloys" calcext:value-type="string">
            <text:p>4186 - metal_alloy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7]-2*[.H27];0)" office:value-type="float" office:value="22490" calcext:value-type="float">
            <text:p>22490</text:p>
          </table:table-cell>
          <table:table-cell table:formula="of:=MAX([.E27]+2*[.H2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ore</text:p>
          </table:table-cell>
          <table:table-cell table:formula="of:=[$Sheet1.K12]" office:value-type="float" office:value="4186.04651162791" calcext:value-type="float">
            <text:p>4186,05</text:p>
          </table:table-cell>
          <table:table-cell/>
          <table:table-cell table:formula="of:=CONCATENATE(TEXT([.B28];0);&quot; - &quot;;[.A28])" office:value-type="string" office:string-value="4186 - metal_ore" calcext:value-type="string">
            <text:p>4186 - metal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8]-2*[.H28];0)" office:value-type="float" office:value="22490" calcext:value-type="float">
            <text:p>22490</text:p>
          </table:table-cell>
          <table:table-cell table:formula="of:=MAX([.E28]+2*[.H2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table:formula="of:=[$Sheet1.K10]" office:value-type="float" office:value="4390.24390243902" calcext:value-type="float">
            <text:p>4390,24</text:p>
          </table:table-cell>
          <table:table-cell/>
          <table:table-cell table:formula="of:=CONCATENATE(TEXT([.B29];0);&quot; - &quot;;[.A29])" office:value-type="string" office:string-value="4390 - grain" calcext:value-type="string">
            <text:p>4390 - grai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9]-2*[.H29];0)" office:value-type="float" office:value="22490" calcext:value-type="float">
            <text:p>22490</text:p>
          </table:table-cell>
          <table:table-cell table:formula="of:=MAX([.E29]+2*[.H2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[$Sheet1.K9]" office:value-type="float" office:value="5000" calcext:value-type="float">
            <text:p>5000,00</text:p>
          </table:table-cell>
          <table:table-cell/>
          <table:table-cell table:formula="of:=CONCATENATE(TEXT([.B30];0);&quot; - &quot;;[.A30])" office:value-type="string" office:string-value="5000 - plastics" calcext:value-type="string">
            <text:p>5000 - plas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0]-2*[.H30];0)" office:value-type="float" office:value="22490" calcext:value-type="float">
            <text:p>22490</text:p>
          </table:table-cell>
          <table:table-cell table:formula="of:=MAX([.E30]+2*[.H3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[$Sheet1.K8]" office:value-type="float" office:value="12000" calcext:value-type="float">
            <text:p>12000,00</text:p>
          </table:table-cell>
          <table:table-cell/>
          <table:table-cell table:formula="of:=CONCATENATE(TEXT([.B31];0);&quot; - &quot;;[.A31])" office:value-type="string" office:string-value="12000 - fertilizer" calcext:value-type="string">
            <text:p>12000 - fertiliz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1]-2*[.H31];0)" office:value-type="float" office:value="22490" calcext:value-type="float">
            <text:p>22490</text:p>
          </table:table-cell>
          <table:table-cell table:formula="of:=MAX([.E31]+2*[.H3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[$Sheet1.K7]" office:value-type="float" office:value="18367.3469387755" calcext:value-type="float">
            <text:p>18367,35</text:p>
          </table:table-cell>
          <table:table-cell/>
          <table:table-cell table:formula="of:=CONCATENATE(TEXT([.B32];0);&quot; - &quot;;[.A32])" office:value-type="string" office:string-value="18367 - liquid_oxygen" calcext:value-type="string">
            <text:p>18367 - liquid_oxy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2]-2*[.H32];0)" office:value-type="float" office:value="22490" calcext:value-type="float">
            <text:p>22490</text:p>
          </table:table-cell>
          <table:table-cell table:formula="of:=MAX([.E32]+2*[.H3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arbon_ore</text:p>
          </table:table-cell>
          <table:table-cell table:formula="of:=[$Sheet1.K6]" office:value-type="float" office:value="25714.2857142857" calcext:value-type="float">
            <text:p>25714,29</text:p>
          </table:table-cell>
          <table:table-cell/>
          <table:table-cell table:formula="of:=CONCATENATE(TEXT([.B33];0);&quot; - &quot;;[.A33])" office:value-type="string" office:string-value="25714 - carbon_ore" calcext:value-type="string">
            <text:p>25714 - carbon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3]-2*[.H33];0)" office:value-type="float" office:value="22490" calcext:value-type="float">
            <text:p>22490</text:p>
          </table:table-cell>
          <table:table-cell table:formula="of:=MAX([.E33]+2*[.H3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table:formula="of:=[$Sheet1.K5]" office:value-type="float" office:value="36000" calcext:value-type="float">
            <text:p>36000,00</text:p>
          </table:table-cell>
          <table:table-cell/>
          <table:table-cell table:formula="of:=CONCATENATE(TEXT([.B34];0);&quot; - &quot;;[.A34])" office:value-type="string" office:string-value="36000 - hydrogen" calcext:value-type="string">
            <text:p>36000 - hydro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4]-2*[.H34];0)" office:value-type="float" office:value="22490" calcext:value-type="float">
            <text:p>22490</text:p>
          </table:table-cell>
          <table:table-cell table:formula="of:=MAX([.E34]+2*[.H3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[$Sheet1.K4]" office:value-type="float" office:value="150000" calcext:value-type="float">
            <text:p>150000,00</text:p>
          </table:table-cell>
          <table:table-cell/>
          <table:table-cell table:formula="of:=CONCATENATE(TEXT([.B35];0);&quot; - &quot;;[.A35])" office:value-type="string" office:string-value="150000 - water" calcext:value-type="string">
            <text:p>150000 - wat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5]-2*[.H35];0)" office:value-type="float" office:value="22490" calcext:value-type="float">
            <text:p>22490</text:p>
          </table:table-cell>
          <table:table-cell table:formula="of:=MAX([.E35]+2*[.H3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_2" table:style-name="ta1">
        <table:shapes>
          <draw:frame draw:z-index="0" draw:style-name="gr1" draw:text-style-name="P1" svg:width="33.263cm" svg:height="22.993cm" svg:x="28.199cm" svg:y="0.453cm">
            <draw:object draw:notify-on-update-of-ranges="Sheet2_2.D4:Sheet2_2.D42 Sheet2_2.E3:Sheet2_2.E3 Sheet2_2.E4:Sheet2_2.E42 Sheet2_2.F3:Sheet2_2.F3 Sheet2_2.F4:Sheet2_2.F42 Sheet2_2.G3:Sheet2_2.G3 Sheet2_2.G4:Sheet2_2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constant</text:p>
          </table:table-cell>
          <table:table-cell table:number-columns-repeated="2"/>
          <table:table-cell table:style-name="ce10" office:value-type="string" calcext:value-type="string">
            <text:p>v^{**}</text:p>
          </table:table-cell>
          <table:table-cell table:style-name="ce15" office:value-type="string" calcext:value-type="string">
            <text:p>1-a</text:p>
          </table:table-cell>
          <table:table-cell table:style-name="ce10" office:value-type="string" calcext:value-type="string">
            <text:p>coefficient</text:p>
          </table:table-cell>
          <table:table-cell table:style-name="ce17" office:value-type="string" calcext:value-type="string">
            <text:p>std_dev/2</text:p>
          </table:table-cell>
          <table:table-cell table:number-columns-repeated="6"/>
        </table:table-row>
        <table:table-row table:style-name="ro1">
          <table:table-cell table:style-name="ce10" office:value-type="float" office:value="1.26085136436363" calcext:value-type="float">
            <text:p>1,26085136436363</text:p>
          </table:table-cell>
          <table:table-cell table:style-name="ce12" office:value-type="float" office:value="297098.817025605" calcext:value-type="float">
            <text:p>297098,82</text:p>
          </table:table-cell>
          <table:table-cell/>
          <table:table-cell table:formula="of:=[.B24]*[.C24]/1.8*1.3*0.8" office:value-type="float" office:value="72371.8012559689" calcext:value-type="float">
            <text:p>72371,8012559689</text:p>
          </table:table-cell>
          <table:table-cell table:style-name="ce10" office:value-type="float" office:value="1.8" calcext:value-type="float">
            <text:p>1,8</text:p>
          </table:table-cell>
          <table:table-cell table:style-name="ce15" table:formula="of:=1-[.A2]" office:value-type="float" office:value="-0.26085136436363" calcext:value-type="float">
            <text:p>-0,26085136436363</text:p>
          </table:table-cell>
          <table:table-cell table:style-name="ce10" office:value-type="float" office:value="81702.1746820414" calcext:value-type="float">
            <text:p>81702,1746820414</text:p>
          </table:table-cell>
          <table:table-cell table:style-name="ce17" office:value-type="float" office:value="7579.73356936575" calcext:value-type="float">
            <text:p>7579,7335693657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max stock</text:p>
          </table:table-cell>
          <table:table-cell table:style-name="ce7" office:value-type="string" calcext:value-type="string">
            <text:p>price</text:p>
          </table:table-cell>
          <table:table-cell/>
          <table:table-cell table:style-name="ce7" office:value-type="string" calcext:value-type="string">
            <text:p>profit</text:p>
          </table:table-cell>
          <table:table-cell table:style-name="ce15"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table:style-name="ce7" office:value-type="string" calcext:value-type="string">
            <text:p>std_de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4];0);&quot; - &quot;;[.A4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4]-2*[.H4];0)" office:value-type="float" office:value="29" calcext:value-type="float">
            <text:p>29</text:p>
          </table:table-cell>
          <table:table-cell table:formula="of:=MAX([.E4]+2*[.H4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5];0);&quot; - &quot;;[.A5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6];0);&quot; - &quot;;[.A6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6]-2*[.H6];0)" office:value-type="float" office:value="0" calcext:value-type="float">
            <text:p>0</text:p>
          </table:table-cell>
          <table:table-cell table:formula="of:=MAX([.E6]+2*[.H6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7];0);&quot; - &quot;;[.A7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7]-2*[.H7];0)" office:value-type="float" office:value="0" calcext:value-type="float">
            <text:p>0</text:p>
          </table:table-cell>
          <table:table-cell table:formula="of:=MAX([.E7]+2*[.H7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8];0);&quot; - &quot;;[.A8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8]-2*[.H8];0)" office:value-type="float" office:value="233" calcext:value-type="float">
            <text:p>233</text:p>
          </table:table-cell>
          <table:table-cell table:formula="of:=MAX([.E8]+2*[.H8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onatrix</text:p>
          </table:table-cell>
          <table:table-cell office:value-type="float" office:value="30" calcext:value-type="float">
            <text:p>30,00</text:p>
          </table:table-cell>
          <table:table-cell table:formula="of:=(v_double*constant/[.B9])^(1/a)" office:value-type="float" office:value="2352.73387926012" calcext:value-type="float">
            <text:p>2352,73387926012</text:p>
          </table:table-cell>
          <table:table-cell table:formula="of:=CONCATENATE(TEXT([.B9];0);&quot; - &quot;;[.A9])" office:value-type="string" office:string-value="30 - sinonatrix" calcext:value-type="string">
            <text:p>30 - sinonatrix</text:p>
          </table:table-cell>
          <table:table-cell table:formula="of:=[.$G$53]*[.B9]^[.$F$53]" office:value-type="float" office:value="10783.363613276" calcext:value-type="float">
            <text:p>10783,363613276</text:p>
          </table:table-cell>
          <table:table-cell table:formula="of:=MAX([.E9]-2*[.H9];0)" office:value-type="float" office:value="8782.55951012179" calcext:value-type="float">
            <text:p>8782,55951012179</text:p>
          </table:table-cell>
          <table:table-cell table:formula="of:=MAX([.E9]+2*[.H9];0)" office:value-type="float" office:value="12784.1677164302" calcext:value-type="float">
            <text:p>12784,1677164302</text:p>
          </table:table-cell>
          <table:table-cell table:formula="of:=[.$H$53]*[.B9]^[.$F$53]" office:value-type="float" office:value="1000.4020515771" calcext:value-type="float">
            <text:p>1000,4020515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constant*[.C10]^(-a)*v_double" office:value-type="float" office:value="33.0275229357786" calcext:value-type="float">
            <text:p>33,03</text:p>
          </table:table-cell>
          <table:table-cell office:value-type="float" office:value="2180" calcext:value-type="float">
            <text:p>2180</text:p>
          </table:table-cell>
          <table:table-cell table:formula="of:=CONCATENATE(TEXT([.B10];0);&quot; - &quot;;[.A10])" office:value-type="string" office:string-value="33 - precious_metals" calcext:value-type="string">
            <text:p>33 - precious_metals</text:p>
          </table:table-cell>
          <table:table-cell table:style-name="ce4" table:formula="of:=[.$G$2]*[.C10]^[.$F$2]" office:value-type="float" office:value="10999.9999999996" calcext:value-type="float">
            <text:p>11000</text:p>
          </table:table-cell>
          <table:table-cell table:formula="of:=MAX([.E10]-2*[.H10];0)" office:value-type="float" office:value="8958.99999999967" calcext:value-type="float">
            <text:p>8958,99999999967</text:p>
          </table:table-cell>
          <table:table-cell table:formula="of:=MAX([.E10]+2*[.H10];0)" office:value-type="float" office:value="13040.9999999995" calcext:value-type="float">
            <text:p>13040,9999999995</text:p>
          </table:table-cell>
          <table:table-cell table:formula="of:=[.$H$2]*[.C10]^[.$F$2]" office:value-type="float" office:value="1020.49999999996" calcext:value-type="float">
            <text:p>1020,49999999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amola</text:p>
          </table:table-cell>
          <table:table-cell office:value-type="float" office:value="80" calcext:value-type="float">
            <text:p>80,00</text:p>
          </table:table-cell>
          <table:table-cell table:formula="of:=(v_double*constant/[.B11])^(1/a)" office:value-type="float" office:value="1080.76347520317" calcext:value-type="float">
            <text:p>1080,76347520317</text:p>
          </table:table-cell>
          <table:table-cell table:formula="of:=CONCATENATE(TEXT([.B11];0);&quot; - &quot;;[.A11])" office:value-type="string" office:string-value="80 - molamola" calcext:value-type="string">
            <text:p>80 - molamola</text:p>
          </table:table-cell>
          <table:table-cell table:formula="of:=[.$G$53]*[.B11]^[.$F$53]" office:value-type="float" office:value="13209.3313635948" calcext:value-type="float">
            <text:p>13209,3313635948</text:p>
          </table:table-cell>
          <table:table-cell table:formula="of:=MAX([.E11]-2*[.H11];0)" office:value-type="float" office:value="10758.3999714951" calcext:value-type="float">
            <text:p>10758,3999714951</text:p>
          </table:table-cell>
          <table:table-cell table:formula="of:=MAX([.E11]+2*[.H11];0)" office:value-type="float" office:value="15660.2627556946" calcext:value-type="float">
            <text:p>15660,2627556946</text:p>
          </table:table-cell>
          <table:table-cell table:formula="of:=[.$H$53]*[.B11]^[.$F$53]" office:value-type="float" office:value="1225.46569604987" calcext:value-type="float">
            <text:p>1225,46569604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aves</text:p>
          </table:table-cell>
          <table:table-cell table:formula="of:=constant*[.C12]^(-a)*v_double" office:value-type="float" office:value="87.0219545604316" calcext:value-type="float">
            <text:p>87,02</text:p>
          </table:table-cell>
          <table:table-cell office:value-type="float" office:value="1011" calcext:value-type="float">
            <text:p>1011</text:p>
          </table:table-cell>
          <table:table-cell table:formula="of:=CONCATENATE(TEXT([.B12];0);&quot; - &quot;;[.A12])" office:value-type="string" office:string-value="87 - slaves" calcext:value-type="string">
            <text:p>87 - slaves</text:p>
          </table:table-cell>
          <table:table-cell table:style-name="ce4" table:formula="of:=[.$G$2]*[.C12]^[.$F$2]" office:value-type="float" office:value="13441.2660648133" calcext:value-type="float">
            <text:p>13441</text:p>
          </table:table-cell>
          <table:table-cell table:formula="of:=MAX([.E12]-2*[.H12];0)" office:value-type="float" office:value="10947.3002431511" calcext:value-type="float">
            <text:p>10947,3002431511</text:p>
          </table:table-cell>
          <table:table-cell table:formula="of:=MAX([.E12]+2*[.H12];0)" office:value-type="float" office:value="15935.2318864755" calcext:value-type="float">
            <text:p>15935,2318864755</text:p>
          </table:table-cell>
          <table:table-cell table:formula="of:=[.$H$2]*[.C12]^[.$F$2]" office:value-type="float" office:value="1246.98291083109" calcext:value-type="float">
            <text:p>1246,98291083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constant*[.C13]^(-a)*v_double" office:value-type="float" office:value="96.4231517922903" calcext:value-type="float">
            <text:p>96,42</text:p>
          </table:table-cell>
          <table:table-cell office:value-type="float" office:value="932" calcext:value-type="float">
            <text:p>932</text:p>
          </table:table-cell>
          <table:table-cell table:formula="of:=CONCATENATE(TEXT([.B13];0);&quot; - &quot;;[.A13])" office:value-type="string" office:string-value="96 - live_animals" calcext:value-type="string">
            <text:p>96 - live_animals</text:p>
          </table:table-cell>
          <table:table-cell table:style-name="ce4" table:formula="of:=[.$G$2]*[.C13]^[.$F$2]" office:value-type="float" office:value="13729.5854468689" calcext:value-type="float">
            <text:p>13730</text:p>
          </table:table-cell>
          <table:table-cell table:formula="of:=MAX([.E13]-2*[.H13];0)" office:value-type="float" office:value="11182.123274409" calcext:value-type="float">
            <text:p>11182,123274409</text:p>
          </table:table-cell>
          <table:table-cell table:formula="of:=MAX([.E13]+2*[.H13];0)" office:value-type="float" office:value="16277.0476193288" calcext:value-type="float">
            <text:p>16277,0476193288</text:p>
          </table:table-cell>
          <table:table-cell table:formula="of:=[.$H$2]*[.C13]^[.$F$2]" office:value-type="float" office:value="1273.73108622998" calcext:value-type="float">
            <text:p>1273,73108622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ts</text:p>
          </table:table-cell>
          <table:table-cell table:formula="of:=constant*[.C14]^(-a)*v_double" office:value-type="float" office:value="111.766066299814" calcext:value-type="float">
            <text:p>111,77</text:p>
          </table:table-cell>
          <table:table-cell office:value-type="float" office:value="829" calcext:value-type="float">
            <text:p>829</text:p>
          </table:table-cell>
          <table:table-cell table:formula="of:=CONCATENATE(TEXT([.B14];0);&quot; - &quot;;[.A14])" office:value-type="string" office:string-value="112 - robots" calcext:value-type="string">
            <text:p>112 - robots</text:p>
          </table:table-cell>
          <table:table-cell table:style-name="ce4" table:formula="of:=[.$G$2]*[.C14]^[.$F$2]" office:value-type="float" office:value="14155.4827581668" calcext:value-type="float">
            <text:p>14155</text:p>
          </table:table-cell>
          <table:table-cell table:formula="of:=MAX([.E14]-2*[.H14];0)" office:value-type="float" office:value="11528.9972754924" calcext:value-type="float">
            <text:p>11528,9972754924</text:p>
          </table:table-cell>
          <table:table-cell table:formula="of:=MAX([.E14]+2*[.H14];0)" office:value-type="float" office:value="16781.9682408412" calcext:value-type="float">
            <text:p>16781,9682408412</text:p>
          </table:table-cell>
          <table:table-cell table:formula="of:=[.$H$2]*[.C14]^[.$F$2]" office:value-type="float" office:value="1313.2427413372" calcext:value-type="float">
            <text:p>1313,2427413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_gas</text:p>
          </table:table-cell>
          <table:table-cell table:formula="of:=constant*[.C15]^(-a)*v_double" office:value-type="float" office:value="114.546491845431" calcext:value-type="float">
            <text:p>114,55</text:p>
          </table:table-cell>
          <table:table-cell office:value-type="float" office:value="813" calcext:value-type="float">
            <text:p>813</text:p>
          </table:table-cell>
          <table:table-cell table:formula="of:=CONCATENATE(TEXT([.B15];0);&quot; - &quot;;[.A15])" office:value-type="string" office:string-value="115 - nerve_gas" calcext:value-type="string">
            <text:p>115 - nerve_gas</text:p>
          </table:table-cell>
          <table:table-cell table:style-name="ce4" table:formula="of:=[.$G$2]*[.C15]^[.$F$2]" office:value-type="float" office:value="14227.6288413012" calcext:value-type="float">
            <text:p>14228</text:p>
          </table:table-cell>
          <table:table-cell table:formula="of:=MAX([.E15]-2*[.H15];0)" office:value-type="float" office:value="11587.7569808379" calcext:value-type="float">
            <text:p>11587,7569808379</text:p>
          </table:table-cell>
          <table:table-cell table:formula="of:=MAX([.E15]+2*[.H15];0)" office:value-type="float" office:value="16867.5007017645" calcext:value-type="float">
            <text:p>16867,5007017645</text:p>
          </table:table-cell>
          <table:table-cell table:formula="of:=[.$H$2]*[.C15]^[.$F$2]" office:value-type="float" office:value="1319.93593023163" calcext:value-type="float">
            <text:p>1319,93593023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pjack</text:p>
          </table:table-cell>
          <table:table-cell office:value-type="float" office:value="140" calcext:value-type="float">
            <text:p>140,00</text:p>
          </table:table-cell>
          <table:table-cell table:formula="of:=(v_double*constant/[.B16])^(1/a)" office:value-type="float" office:value="693.383594754613" calcext:value-type="float">
            <text:p>693,383594754613</text:p>
          </table:table-cell>
          <table:table-cell table:formula="of:=CONCATENATE(TEXT([.B16];0);&quot; - &quot;;[.A16])" office:value-type="string" office:string-value="140 - skipjack" calcext:value-type="string">
            <text:p>140 - skipjack</text:p>
          </table:table-cell>
          <table:table-cell table:formula="of:=[.$G$53]*[.B16]^[.$F$53]" office:value-type="float" office:value="14830.7046655854" calcext:value-type="float">
            <text:p>14830,7046655854</text:p>
          </table:table-cell>
          <table:table-cell table:formula="of:=MAX([.E16]-2*[.H16];0)" office:value-type="float" office:value="12078.9348271799" calcext:value-type="float">
            <text:p>12078,9348271799</text:p>
          </table:table-cell>
          <table:table-cell table:formula="of:=MAX([.E16]+2*[.H16];0)" office:value-type="float" office:value="17582.4745039908" calcext:value-type="float">
            <text:p>17582,4745039908</text:p>
          </table:table-cell>
          <table:table-cell table:formula="of:=[.$H$53]*[.B16]^[.$F$53]" office:value-type="float" office:value="1375.88491920271" calcext:value-type="float">
            <text:p>1375,88491920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rcotics</text:p>
          </table:table-cell>
          <table:table-cell table:formula="of:=constant*[.C17]^(-a)*v_double" office:value-type="float" office:value="157.356786629217" calcext:value-type="float">
            <text:p>157,36</text:p>
          </table:table-cell>
          <table:table-cell office:value-type="float" office:value="632" calcext:value-type="float">
            <text:p>632</text:p>
          </table:table-cell>
          <table:table-cell table:formula="of:=CONCATENATE(TEXT([.B17];0);&quot; - &quot;;[.A17])" office:value-type="string" office:string-value="157 - narcotics" calcext:value-type="string">
            <text:p>157 - narcotics</text:p>
          </table:table-cell>
          <table:table-cell table:style-name="ce4" table:formula="of:=[.$G$2]*[.C17]^[.$F$2]" office:value-type="float" office:value="15193.6719534211" calcext:value-type="float">
            <text:p>15194</text:p>
          </table:table-cell>
          <table:table-cell table:formula="of:=MAX([.E17]-2*[.H17];0)" office:value-type="float" office:value="12374.5551846091" calcext:value-type="float">
            <text:p>12374,5551846091</text:p>
          </table:table-cell>
          <table:table-cell table:formula="of:=MAX([.E17]+2*[.H17];0)" office:value-type="float" office:value="18012.7887222331" calcext:value-type="float">
            <text:p>18012,7887222331</text:p>
          </table:table-cell>
          <table:table-cell table:formula="of:=[.$H$2]*[.C17]^[.$F$2]" office:value-type="float" office:value="1409.55838440602" calcext:value-type="float">
            <text:p>1409,55838440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constant*[.C18]^(-a)*v_double" office:value-type="float" office:value="165.571723380123" calcext:value-type="float">
            <text:p>165,57</text:p>
          </table:table-cell>
          <table:table-cell office:value-type="float" office:value="607" calcext:value-type="float">
            <text:p>607</text:p>
          </table:table-cell>
          <table:table-cell table:formula="of:=CONCATENATE(TEXT([.B18];0);&quot; - &quot;;[.A18])" office:value-type="string" office:string-value="166 - battle_weapons" calcext:value-type="string">
            <text:p>166 - battle_weapons</text:p>
          </table:table-cell>
          <table:table-cell table:style-name="ce4" table:formula="of:=[.$G$2]*[.C18]^[.$F$2]" office:value-type="float" office:value="15354.4777362373" calcext:value-type="float">
            <text:p>15354</text:p>
          </table:table-cell>
          <table:table-cell table:formula="of:=MAX([.E18]-2*[.H18];0)" office:value-type="float" office:value="12505.5241853591" calcext:value-type="float">
            <text:p>12505,5241853591</text:p>
          </table:table-cell>
          <table:table-cell table:formula="of:=MAX([.E18]+2*[.H18];0)" office:value-type="float" office:value="18203.4312871155" calcext:value-type="float">
            <text:p>18203,4312871155</text:p>
          </table:table-cell>
          <table:table-cell table:formula="of:=[.$H$2]*[.C18]^[.$F$2]" office:value-type="float" office:value="1424.47677543911" calcext:value-type="float">
            <text:p>1424,47677543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ines</text:p>
          </table:table-cell>
          <table:table-cell table:formula="of:=constant*[.C19]^(-a)*v_double" office:value-type="float" office:value="182.050202066331" calcext:value-type="float">
            <text:p>182,05</text:p>
          </table:table-cell>
          <table:table-cell office:value-type="float" office:value="563" calcext:value-type="float">
            <text:p>563</text:p>
          </table:table-cell>
          <table:table-cell table:formula="of:=CONCATENATE(TEXT([.B19];0);&quot; - &quot;;[.A19])" office:value-type="string" office:string-value="182 - medicines" calcext:value-type="string">
            <text:p>182 - medicines</text:p>
          </table:table-cell>
          <table:table-cell table:style-name="ce4" table:formula="of:=[.$G$2]*[.C19]^[.$F$2]" office:value-type="float" office:value="15658.8458527332" calcext:value-type="float">
            <text:p>15659</text:p>
          </table:table-cell>
          <table:table-cell table:formula="of:=MAX([.E19]-2*[.H19];0)" office:value-type="float" office:value="12753.4181813306" calcext:value-type="float">
            <text:p>12753,4181813306</text:p>
          </table:table-cell>
          <table:table-cell table:formula="of:=MAX([.E19]+2*[.H19];0)" office:value-type="float" office:value="18564.2735241358" calcext:value-type="float">
            <text:p>18564,2735241358</text:p>
          </table:table-cell>
          <table:table-cell table:formula="of:=[.$H$2]*[.C19]^[.$F$2]" office:value-type="float" office:value="1452.71383570129" calcext:value-type="float">
            <text:p>1452,71383570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s</text:p>
          </table:table-cell>
          <table:table-cell table:formula="of:=constant*[.C20]^(-a)*v_double" office:value-type="float" office:value="234.229980161753" calcext:value-type="float">
            <text:p>234,23</text:p>
          </table:table-cell>
          <table:table-cell office:value-type="float" office:value="461" calcext:value-type="float">
            <text:p>461</text:p>
          </table:table-cell>
          <table:table-cell table:formula="of:=CONCATENATE(TEXT([.B20];0);&quot; - &quot;;[.A20])" office:value-type="string" office:string-value="234 - computers" calcext:value-type="string">
            <text:p>234 - computers</text:p>
          </table:table-cell>
          <table:table-cell table:style-name="ce4" table:formula="of:=[.$G$2]*[.C20]^[.$F$2]" office:value-type="float" office:value="16496.947630559" calcext:value-type="float">
            <text:p>16497</text:p>
          </table:table-cell>
          <table:table-cell table:formula="of:=MAX([.E20]-2*[.H20];0)" office:value-type="float" office:value="13436.0139838344" calcext:value-type="float">
            <text:p>13436,0139838344</text:p>
          </table:table-cell>
          <table:table-cell table:formula="of:=MAX([.E20]+2*[.H20];0)" office:value-type="float" office:value="19557.8812772836" calcext:value-type="float">
            <text:p>19557,8812772836</text:p>
          </table:table-cell>
          <table:table-cell table:formula="of:=[.$H$2]*[.C20]^[.$F$2]" office:value-type="float" office:value="1530.46682336232" calcext:value-type="float">
            <text:p>1530,4668233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quor</text:p>
          </table:table-cell>
          <table:table-cell table:formula="of:=constant*[.C21]^(-a)*v_double" office:value-type="float" office:value="261.845215021323" calcext:value-type="float">
            <text:p>261,85</text:p>
          </table:table-cell>
          <table:table-cell office:value-type="float" office:value="422" calcext:value-type="float">
            <text:p>422</text:p>
          </table:table-cell>
          <table:table-cell table:formula="of:=CONCATENATE(TEXT([.B21];0);&quot; - &quot;;[.A21])" office:value-type="string" office:string-value="262 - liquor" calcext:value-type="string">
            <text:p>262 - liquor</text:p>
          </table:table-cell>
          <table:table-cell table:style-name="ce4" table:formula="of:=[.$G$2]*[.C21]^[.$F$2]" office:value-type="float" office:value="16881.7428906803" calcext:value-type="float">
            <text:p>16882</text:p>
          </table:table-cell>
          <table:table-cell table:formula="of:=MAX([.E21]-2*[.H21];0)" office:value-type="float" office:value="13749.4122325095" calcext:value-type="float">
            <text:p>13749,4122325095</text:p>
          </table:table-cell>
          <table:table-cell table:formula="of:=MAX([.E21]+2*[.H21];0)" office:value-type="float" office:value="20014.0735488511" calcext:value-type="float">
            <text:p>20014,0735488511</text:p>
          </table:table-cell>
          <table:table-cell table:formula="of:=[.$H$2]*[.C21]^[.$F$2]" office:value-type="float" office:value="1566.16532908539" calcext:value-type="float">
            <text:p>1566,16532908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eb</text:p>
          </table:table-cell>
          <table:table-cell office:value-type="float" office:value="360" calcext:value-type="float">
            <text:p>360,00</text:p>
          </table:table-cell>
          <table:table-cell table:formula="of:=(v_double*constant/[.B22])^(1/a)" office:value-type="float" office:value="327.837088043694" calcext:value-type="float">
            <text:p>327,837088043694</text:p>
          </table:table-cell>
          <table:table-cell table:formula="of:=CONCATENATE(TEXT([.B22];0);&quot; - &quot;;[.A22])" office:value-type="string" office:string-value="360 - deneb" calcext:value-type="string">
            <text:p>360 - deneb</text:p>
          </table:table-cell>
          <table:table-cell table:formula="of:=[.$G$53]*[.B22]^[.$F$53]" office:value-type="float" office:value="18031.0398424039" calcext:value-type="float">
            <text:p>18031,0398424039</text:p>
          </table:table-cell>
          <table:table-cell table:formula="of:=MAX([.E22]-2*[.H22];0)" office:value-type="float" office:value="14685.4623589179" calcext:value-type="float">
            <text:p>14685,4623589179</text:p>
          </table:table-cell>
          <table:table-cell table:formula="of:=MAX([.E22]+2*[.H22];0)" office:value-type="float" office:value="21376.61732589" calcext:value-type="float">
            <text:p>21376,61732589</text:p>
          </table:table-cell>
          <table:table-cell table:formula="of:=[.$H$53]*[.B22]^[.$F$53]" office:value-type="float" office:value="1672.78874174302" calcext:value-type="float">
            <text:p>1672,78874174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constant*[.C23]^(-a)*v_double" office:value-type="float" office:value="383.190915821253" calcext:value-type="float">
            <text:p>383,19</text:p>
          </table:table-cell>
          <table:table-cell office:value-type="float" office:value="312" calcext:value-type="float">
            <text:p>312</text:p>
          </table:table-cell>
          <table:table-cell table:formula="of:=CONCATENATE(TEXT([.B23];0);&quot; - &quot;;[.A23])" office:value-type="string" office:string-value="383 - mining_machinery" calcext:value-type="string">
            <text:p>383 - mining_machinery</text:p>
          </table:table-cell>
          <table:table-cell table:style-name="ce4" table:formula="of:=[.$G$2]*[.C23]^[.$F$2]" office:value-type="float" office:value="18265.4336541464" calcext:value-type="float">
            <text:p>18265</text:p>
          </table:table-cell>
          <table:table-cell table:formula="of:=MAX([.E23]-2*[.H23];0)" office:value-type="float" office:value="14876.365464318" calcext:value-type="float">
            <text:p>14876,365464318</text:p>
          </table:table-cell>
          <table:table-cell table:formula="of:=MAX([.E23]+2*[.H23];0)" office:value-type="float" office:value="21654.5018439748" calcext:value-type="float">
            <text:p>21654,5018439748</text:p>
          </table:table-cell>
          <table:table-cell table:formula="of:=[.$H$2]*[.C23]^[.$F$2]" office:value-type="float" office:value="1694.53409491422" calcext:value-type="float">
            <text:p>1694,53409491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33</text:p>
          </table:table-cell>
          <table:table-cell table:style-name="Default" office:value-type="float" office:value="480" calcext:value-type="float">
            <text:p>480</text:p>
          </table:table-cell>
          <table:table-cell table:formula="of:=(v_double*constant/[.B24])^(1/a)" office:value-type="float" office:value="260.956014144119" calcext:value-type="float">
            <text:p>260,956014144119</text:p>
          </table:table-cell>
          <table:table-cell table:formula="of:=CONCATENATE(TEXT([.B24];0);&quot; - &quot;;[.A24])" office:value-type="string" office:string-value="480 - ac33" calcext:value-type="string">
            <text:p>480 - ac33</text:p>
          </table:table-cell>
          <table:table-cell table:formula="of:=[.$G$53]*[.B24]^[.$F$53]" office:value-type="float" office:value="19136.7743705695" calcext:value-type="float">
            <text:p>19136,7743705695</text:p>
          </table:table-cell>
          <table:table-cell table:formula="of:=MAX([.E24]-2*[.H24];0)" office:value-type="float" office:value="15586.0328714484" calcext:value-type="float">
            <text:p>15586,0328714484</text:p>
          </table:table-cell>
          <table:table-cell table:formula="of:=MAX([.E24]+2*[.H24];0)" office:value-type="float" office:value="22687.5158696906" calcext:value-type="float">
            <text:p>22687,5158696906</text:p>
          </table:table-cell>
          <table:table-cell table:formula="of:=[.$H$53]*[.B24]^[.$F$53]" office:value-type="float" office:value="1775.37074956056" calcext:value-type="float">
            <text:p>1775,37074956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constant*[.C25]^(-a)*v_double" office:value-type="float" office:value="504.12883861489" calcext:value-type="float">
            <text:p>504,13</text:p>
          </table:table-cell>
          <table:table-cell office:value-type="float" office:value="251" calcext:value-type="float">
            <text:p>251</text:p>
          </table:table-cell>
          <table:table-cell table:formula="of:=CONCATENATE(TEXT([.B25];0);&quot; - &quot;;[.A25])" office:value-type="string" office:string-value="504 - hand_weapons" calcext:value-type="string">
            <text:p>504 - hand_weapons</text:p>
          </table:table-cell>
          <table:table-cell table:style-name="ce4" table:formula="of:=[.$G$2]*[.C25]^[.$F$2]" office:value-type="float" office:value="19331.940602996" calcext:value-type="float">
            <text:p>19332</text:p>
          </table:table-cell>
          <table:table-cell table:formula="of:=MAX([.E25]-2*[.H25];0)" office:value-type="float" office:value="15744.9868965674" calcext:value-type="float">
            <text:p>15744,9868965674</text:p>
          </table:table-cell>
          <table:table-cell table:formula="of:=MAX([.E25]+2*[.H25];0)" office:value-type="float" office:value="22918.8943094246" calcext:value-type="float">
            <text:p>22918,8943094246</text:p>
          </table:table-cell>
          <table:table-cell table:formula="of:=[.$H$2]*[.C25]^[.$F$2]" office:value-type="float" office:value="1793.47685321431" calcext:value-type="float">
            <text:p>1793,47685321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constant*[.C26]^(-a)*v_double" office:value-type="float" office:value="517.082256974628" calcext:value-type="float">
            <text:p>517,08</text:p>
          </table:table-cell>
          <table:table-cell office:value-type="float" office:value="246" calcext:value-type="float">
            <text:p>246</text:p>
          </table:table-cell>
          <table:table-cell table:formula="of:=CONCATENATE(TEXT([.B26];0);&quot; - &quot;;[.A26])" office:value-type="string" office:string-value="517 - consumer_goods" calcext:value-type="string">
            <text:p>517 - consumer_goods</text:p>
          </table:table-cell>
          <table:table-cell table:style-name="ce4" table:formula="of:=[.$G$2]*[.C26]^[.$F$2]" office:value-type="float" office:value="19433.6748246298" calcext:value-type="float">
            <text:p>19434</text:p>
          </table:table-cell>
          <table:table-cell table:formula="of:=MAX([.E26]-2*[.H26];0)" office:value-type="float" office:value="15827.8447958053" calcext:value-type="float">
            <text:p>15827,8447958053</text:p>
          </table:table-cell>
          <table:table-cell table:formula="of:=MAX([.E26]+2*[.H26];0)" office:value-type="float" office:value="23039.5048534543" calcext:value-type="float">
            <text:p>23039,5048534543</text:p>
          </table:table-cell>
          <table:table-cell table:formula="of:=[.$H$2]*[.C26]^[.$F$2]" office:value-type="float" office:value="1802.91501441224" calcext:value-type="float">
            <text:p>1802,9150144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nose</text:p>
          </table:table-cell>
          <table:table-cell table:style-name="Default" office:value-type="float" office:value="550" calcext:value-type="float">
            <text:p>550</text:p>
          </table:table-cell>
          <table:table-cell table:formula="of:=(v_double*constant/[.B27])^(1/a)" office:value-type="float" office:value="234.248708910838" calcext:value-type="float">
            <text:p>234,248708910838</text:p>
          </table:table-cell>
          <table:table-cell table:formula="of:=CONCATENATE(TEXT([.B27];0);&quot; - &quot;;[.A27])" office:value-type="string" office:string-value="550 - bluenose" calcext:value-type="string">
            <text:p>550 - bluenose</text:p>
          </table:table-cell>
          <table:table-cell table:formula="of:=[.$G$53]*[.B27]^[.$F$53]" office:value-type="float" office:value="19683.398457092" calcext:value-type="float">
            <text:p>19683,398457092</text:p>
          </table:table-cell>
          <table:table-cell table:formula="of:=MAX([.E27]-2*[.H27];0)" office:value-type="float" office:value="16031.2333433716" calcext:value-type="float">
            <text:p>16031,2333433716</text:p>
          </table:table-cell>
          <table:table-cell table:formula="of:=MAX([.E27]+2*[.H27];0)" office:value-type="float" office:value="23335.5635708125" calcext:value-type="float">
            <text:p>23335,5635708125</text:p>
          </table:table-cell>
          <table:table-cell table:formula="of:=[.$H$53]*[.B27]^[.$F$53]" office:value-type="float" office:value="1826.08255686022" calcext:value-type="float">
            <text:p>1826,08255686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constant*[.C28]^(-a)*v_double" office:value-type="float" office:value="654.746340698229" calcext:value-type="float">
            <text:p>654,75</text:p>
          </table:table-cell>
          <table:table-cell office:value-type="float" office:value="204" calcext:value-type="float">
            <text:p>204</text:p>
          </table:table-cell>
          <table:table-cell table:formula="of:=CONCATENATE(TEXT([.B28];0);&quot; - &quot;;[.A28])" office:value-type="string" office:string-value="655 - air_processors" calcext:value-type="string">
            <text:p>655 - air_processors</text:p>
          </table:table-cell>
          <table:table-cell table:style-name="ce4" table:formula="of:=[.$G$2]*[.C28]^[.$F$2]" office:value-type="float" office:value="20406.2609517615" calcext:value-type="float">
            <text:p>20406</text:p>
          </table:table-cell>
          <table:table-cell table:formula="of:=MAX([.E28]-2*[.H28];0)" office:value-type="float" office:value="16619.9719878938" calcext:value-type="float">
            <text:p>16619,9719878938</text:p>
          </table:table-cell>
          <table:table-cell table:formula="of:=MAX([.E28]+2*[.H28];0)" office:value-type="float" office:value="24192.5499156292" calcext:value-type="float">
            <text:p>24192,5499156292</text:p>
          </table:table-cell>
          <table:table-cell table:formula="of:=[.$H$2]*[.C28]^[.$F$2]" office:value-type="float" office:value="1893.14448193387" calcext:value-type="float">
            <text:p>1893,14448193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urestar</text:p>
          </table:table-cell>
          <table:table-cell table:style-name="Default" office:value-type="float" office:value="880" calcext:value-type="float">
            <text:p>880</text:p>
          </table:table-cell>
          <table:table-cell table:formula="of:=(v_double*constant/[.B29])^(1/a)" office:value-type="float" office:value="161.356552719889" calcext:value-type="float">
            <text:p>161,356552719889</text:p>
          </table:table-cell>
          <table:table-cell table:formula="of:=CONCATENATE(TEXT([.B29];0);&quot; - &quot;;[.A29])" office:value-type="string" office:string-value="880 - venturestar" calcext:value-type="string">
            <text:p>880 - venturestar</text:p>
          </table:table-cell>
          <table:table-cell table:formula="of:=[.$G$53]*[.B29]^[.$F$53]" office:value-type="float" office:value="21693.4920878971" calcext:value-type="float">
            <text:p>21693,4920878971</text:p>
          </table:table-cell>
          <table:table-cell table:formula="of:=MAX([.E29]-2*[.H29];0)" office:value-type="float" office:value="17668.36323777" calcext:value-type="float">
            <text:p>17668,36323777</text:p>
          </table:table-cell>
          <table:table-cell table:formula="of:=MAX([.E29]+2*[.H29];0)" office:value-type="float" office:value="25718.6209380242" calcext:value-type="float">
            <text:p>25718,6209380242</text:p>
          </table:table-cell>
          <table:table-cell table:formula="of:=[.$H$53]*[.B29]^[.$F$53]" office:value-type="float" office:value="2012.56442506354" calcext:value-type="float">
            <text:p>2012,56442506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constant*[.C30]^(-a)*v_double" office:value-type="float" office:value="1214.17581174647" calcext:value-type="float">
            <text:p>1214,18</text:p>
          </table:table-cell>
          <table:table-cell office:value-type="float" office:value="125" calcext:value-type="float">
            <text:p>125</text:p>
          </table:table-cell>
          <table:table-cell table:formula="of:=CONCATENATE(TEXT([.B30];0);&quot; - &quot;;[.A30])" office:value-type="string" office:string-value="1214 - animal_meat" calcext:value-type="string">
            <text:p>1214 - animal_meat</text:p>
          </table:table-cell>
          <table:table-cell table:style-name="ce4" table:formula="of:=[.$G$2]*[.C30]^[.$F$2]" office:value-type="float" office:value="23187.3852937695" calcext:value-type="float">
            <text:p>23187</text:p>
          </table:table-cell>
          <table:table-cell table:formula="of:=MAX([.E30]-2*[.H30];0)" office:value-type="float" office:value="18885.0713497165" calcext:value-type="float">
            <text:p>18885,0713497165</text:p>
          </table:table-cell>
          <table:table-cell table:formula="of:=MAX([.E30]+2*[.H30];0)" office:value-type="float" office:value="27489.6992378225" calcext:value-type="float">
            <text:p>27489,6992378225</text:p>
          </table:table-cell>
          <table:table-cell table:formula="of:=[.$H$2]*[.C30]^[.$F$2]" office:value-type="float" office:value="2151.15697202652" calcext:value-type="float">
            <text:p>2151,15697202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constant*[.C31]^(-a)*v_double" office:value-type="float" office:value="1226.5347009947" calcext:value-type="float">
            <text:p>1226,53</text:p>
          </table:table-cell>
          <table:table-cell office:value-type="float" office:value="124" calcext:value-type="float">
            <text:p>124</text:p>
          </table:table-cell>
          <table:table-cell table:formula="of:=CONCATENATE(TEXT([.B31];0);&quot; - &quot;;[.A31])" office:value-type="string" office:string-value="1227 - industrial_machinery" calcext:value-type="string">
            <text:p>1227 - industrial_machinery</text:p>
          </table:table-cell>
          <table:table-cell table:style-name="ce4" table:formula="of:=[.$G$2]*[.C31]^[.$F$2]" office:value-type="float" office:value="23236.0185021774" calcext:value-type="float">
            <text:p>23236</text:p>
          </table:table-cell>
          <table:table-cell table:formula="of:=MAX([.E31]-2*[.H31];0)" office:value-type="float" office:value="18924.6808873643" calcext:value-type="float">
            <text:p>18924,6808873643</text:p>
          </table:table-cell>
          <table:table-cell table:formula="of:=MAX([.E31]+2*[.H31];0)" office:value-type="float" office:value="27547.3561169905" calcext:value-type="float">
            <text:p>27547,3561169905</text:p>
          </table:table-cell>
          <table:table-cell table:formula="of:=[.$H$2]*[.C31]^[.$F$2]" office:value-type="float" office:value="2155.66880740655" calcext:value-type="float">
            <text:p>2155,66880740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eria</text:p>
          </table:table-cell>
          <table:table-cell table:style-name="Default" office:value-type="float" office:value="1500" calcext:value-type="float">
            <text:p>1500</text:p>
          </table:table-cell>
          <table:table-cell table:formula="of:=(v_double*constant/[.B32])^(1/a)" office:value-type="float" office:value="105.704721501729" calcext:value-type="float">
            <text:p>105,704721501729</text:p>
          </table:table-cell>
          <table:table-cell table:formula="of:=CONCATENATE(TEXT([.B32];0);&quot; - &quot;;[.A32])" office:value-type="string" office:string-value="1500 - storeria" calcext:value-type="string">
            <text:p>1500 - storeria</text:p>
          </table:table-cell>
          <table:table-cell table:formula="of:=[.$G$53]*[.B32]^[.$F$53]" office:value-type="float" office:value="24223.9986774806" calcext:value-type="float">
            <text:p>24223,9986774806</text:p>
          </table:table-cell>
          <table:table-cell table:formula="of:=MAX([.E32]-2*[.H32];0)" office:value-type="float" office:value="19729.345831959" calcext:value-type="float">
            <text:p>19729,345831959</text:p>
          </table:table-cell>
          <table:table-cell table:formula="of:=MAX([.E32]+2*[.H32];0)" office:value-type="float" office:value="28718.6515230022" calcext:value-type="float">
            <text:p>28718,6515230022</text:p>
          </table:table-cell>
          <table:table-cell table:formula="of:=[.$H$53]*[.B32]^[.$F$53]" office:value-type="float" office:value="2247.32642276081" calcext:value-type="float">
            <text:p>2247,326422760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constant*[.C33]^(-a)*v_double" office:value-type="float" office:value="1512.70465133013" calcext:value-type="float">
            <text:p>1512,70</text:p>
          </table:table-cell>
          <table:table-cell office:value-type="float" office:value="105" calcext:value-type="float">
            <text:p>105</text:p>
          </table:table-cell>
          <table:table-cell table:formula="of:=CONCATENATE(TEXT([.B33];0);&quot; - &quot;;[.A33])" office:value-type="string" office:string-value="1513 - fruit_and_veg" calcext:value-type="string">
            <text:p>1513 - fruit_and_veg</text:p>
          </table:table-cell>
          <table:table-cell table:style-name="ce4" table:formula="of:=[.$G$2]*[.C33]^[.$F$2]" office:value-type="float" office:value="24266.3037817541" calcext:value-type="float">
            <text:p>24266</text:p>
          </table:table-cell>
          <table:table-cell table:formula="of:=MAX([.E33]-2*[.H33];0)" office:value-type="float" office:value="19763.8014164304" calcext:value-type="float">
            <text:p>19763,8014164304</text:p>
          </table:table-cell>
          <table:table-cell table:formula="of:=MAX([.E33]+2*[.H33];0)" office:value-type="float" office:value="28768.8061470778" calcext:value-type="float">
            <text:p>28768,8061470778</text:p>
          </table:table-cell>
          <table:table-cell table:formula="of:=[.$H$2]*[.C33]^[.$F$2]" office:value-type="float" office:value="2251.25118266183" calcext:value-type="float">
            <text:p>2251,25118266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bar</text:p>
          </table:table-cell>
          <table:table-cell table:style-name="Default" office:value-type="float" office:value="1600" calcext:value-type="float">
            <text:p>1600</text:p>
          </table:table-cell>
          <table:table-cell table:formula="of:=(v_double*constant/[.B34])^(1/a)" office:value-type="float" office:value="100.430213998305" calcext:value-type="float">
            <text:p>100,430213998305</text:p>
          </table:table-cell>
          <table:table-cell table:formula="of:=CONCATENATE(TEXT([.B34];0);&quot; - &quot;;[.A34])" office:value-type="string" office:string-value="1600 - malabar" calcext:value-type="string">
            <text:p>1600 - malabar</text:p>
          </table:table-cell>
          <table:table-cell table:formula="of:=[.$G$53]*[.B34]^[.$F$53]" office:value-type="float" office:value="24549.6078662532" calcext:value-type="float">
            <text:p>24549,6078662532</text:p>
          </table:table-cell>
          <table:table-cell table:formula="of:=MAX([.E34]-2*[.H34];0)" office:value-type="float" office:value="19994.5397157966" calcext:value-type="float">
            <text:p>19994,5397157966</text:p>
          </table:table-cell>
          <table:table-cell table:formula="of:=MAX([.E34]+2*[.H34];0)" office:value-type="float" office:value="29104.6760167099" calcext:value-type="float">
            <text:p>29104,6760167099</text:p>
          </table:table-cell>
          <table:table-cell table:formula="of:=[.$H$53]*[.B34]^[.$F$53]" office:value-type="float" office:value="2277.53407522831" calcext:value-type="float">
            <text:p>2277,53407522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constant*[.C35]^(-a)*v_double" office:value-type="float" office:value="2131.37477250158" calcext:value-type="float">
            <text:p>2131,37</text:p>
          </table:table-cell>
          <table:table-cell office:value-type="float" office:value="80" calcext:value-type="float">
            <text:p>80</text:p>
          </table:table-cell>
          <table:table-cell table:formula="of:=CONCATENATE(TEXT([.B35];0);&quot; - &quot;;[.A35])" office:value-type="string" office:string-value="2131 - farm_machinery" calcext:value-type="string">
            <text:p>2131 - farm_machinery</text:p>
          </table:table-cell>
          <table:table-cell table:style-name="ce4" table:formula="of:=[.$G$2]*[.C35]^[.$F$2]" office:value-type="float" office:value="26050.1361083526" calcext:value-type="float">
            <text:p>26050</text:p>
          </table:table-cell>
          <table:table-cell table:formula="of:=MAX([.E35]-2*[.H35];0)" office:value-type="float" office:value="21216.6517631573" calcext:value-type="float">
            <text:p>21216,6517631573</text:p>
          </table:table-cell>
          <table:table-cell table:formula="of:=MAX([.E35]+2*[.H35];0)" office:value-type="float" office:value="30883.6204535478" calcext:value-type="float">
            <text:p>30883,6204535478</text:p>
          </table:table-cell>
          <table:table-cell table:formula="of:=[.$H$2]*[.C35]^[.$F$2]" office:value-type="float" office:value="2416.74217259762" calcext:value-type="float">
            <text:p>2416,74217259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odia</text:p>
          </table:table-cell>
          <table:table-cell table:style-name="Default" office:value-type="float" office:value="2500" calcext:value-type="float">
            <text:p>2500</text:p>
          </table:table-cell>
          <table:table-cell table:formula="of:=(v_double*constant/[.B36])^(1/a)" office:value-type="float" office:value="70.4924878472539" calcext:value-type="float">
            <text:p>70,4924878472539</text:p>
          </table:table-cell>
          <table:table-cell table:formula="of:=CONCATENATE(TEXT([.B36];0);&quot; - &quot;;[.A36])" office:value-type="string" office:string-value="2500 - nerodia" calcext:value-type="string">
            <text:p>2500 - nerodia</text:p>
          </table:table-cell>
          <table:table-cell table:formula="of:=[.$G$53]*[.B36]^[.$F$53]" office:value-type="float" office:value="26924.2141083272" calcext:value-type="float">
            <text:p>26924,2141083272</text:p>
          </table:table-cell>
          <table:table-cell table:formula="of:=MAX([.E36]-2*[.H36];0)" office:value-type="float" office:value="21928.5485633185" calcext:value-type="float">
            <text:p>21928,5485633185</text:p>
          </table:table-cell>
          <table:table-cell table:formula="of:=MAX([.E36]+2*[.H36];0)" office:value-type="float" office:value="31919.8796533359" calcext:value-type="float">
            <text:p>31919,8796533359</text:p>
          </table:table-cell>
          <table:table-cell table:formula="of:=[.$H$53]*[.B36]^[.$F$53]" office:value-type="float" office:value="2497.83277250436" calcext:value-type="float">
            <text:p>2497,83277250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les</text:p>
          </table:table-cell>
          <table:table-cell table:formula="of:=constant*[.C37]^(-a)*v_double" office:value-type="float" office:value="2769.23076923071" calcext:value-type="float">
            <text:p>2769,23</text:p>
          </table:table-cell>
          <table:table-cell office:value-type="float" office:value="65" calcext:value-type="float">
            <text:p>65</text:p>
          </table:table-cell>
          <table:table-cell table:formula="of:=CONCATENATE(TEXT([.B37];0);&quot; - &quot;;[.A37])" office:value-type="string" office:string-value="2769 - textiles" calcext:value-type="string">
            <text:p>2769 - textiles</text:p>
          </table:table-cell>
          <table:table-cell table:style-name="ce4" table:formula="of:=[.$G$2]*[.C37]^[.$F$2]" office:value-type="float" office:value="27499.9999999994" calcext:value-type="float">
            <text:p>27500</text:p>
          </table:table-cell>
          <table:table-cell table:formula="of:=MAX([.E37]-2*[.H37];0)" office:value-type="float" office:value="22397.4999999995" calcext:value-type="float">
            <text:p>22397,4999999995</text:p>
          </table:table-cell>
          <table:table-cell table:formula="of:=MAX([.E37]+2*[.H37];0)" office:value-type="float" office:value="32602.4999999993" calcext:value-type="float">
            <text:p>32602,4999999993</text:p>
          </table:table-cell>
          <table:table-cell table:formula="of:=[.$H$2]*[.C37]^[.$F$2]" office:value-type="float" office:value="2551.24999999995" calcext:value-type="float">
            <text:p>2551,2499999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dos</text:p>
          </table:table-cell>
          <table:table-cell table:style-name="Default" office:value-type="float" office:value="2800" calcext:value-type="float">
            <text:p>2800</text:p>
          </table:table-cell>
          <table:table-cell table:formula="of:=(v_double*constant/[.B38])^(1/a)" office:value-type="float" office:value="64.4328425246131" calcext:value-type="float">
            <text:p>64,4328425246131</text:p>
          </table:table-cell>
          <table:table-cell table:formula="of:=CONCATENATE(TEXT([.B38];0);&quot; - &quot;;[.A38])" office:value-type="string" office:string-value="2800 - lodos" calcext:value-type="string">
            <text:p>2800 - lodos</text:p>
          </table:table-cell>
          <table:table-cell table:formula="of:=[.$G$53]*[.B38]^[.$F$53]" office:value-type="float" office:value="27562.9381910856" calcext:value-type="float">
            <text:p>27562,9381910856</text:p>
          </table:table-cell>
          <table:table-cell table:formula="of:=MAX([.E38]-2*[.H38];0)" office:value-type="float" office:value="22448.7602958124" calcext:value-type="float">
            <text:p>22448,7602958124</text:p>
          </table:table-cell>
          <table:table-cell table:formula="of:=MAX([.E38]+2*[.H38];0)" office:value-type="float" office:value="32677.1160863588" calcext:value-type="float">
            <text:p>32677,1160863588</text:p>
          </table:table-cell>
          <table:table-cell table:formula="of:=[.$H$53]*[.B38]^[.$F$53]" office:value-type="float" office:value="2557.08894763662" calcext:value-type="float">
            <text:p>2557,0889476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takara</text:p>
          </table:table-cell>
          <table:table-cell table:style-name="Default" office:value-type="float" office:value="2900" calcext:value-type="float">
            <text:p>2900</text:p>
          </table:table-cell>
          <table:table-cell table:formula="of:=(v_double*constant/[.B39])^(1/a)" office:value-type="float" office:value="62.6643077839676" calcext:value-type="float">
            <text:p>62,6643077839676</text:p>
          </table:table-cell>
          <table:table-cell table:formula="of:=CONCATENATE(TEXT([.B39];0);&quot; - &quot;;[.A39])" office:value-type="string" office:string-value="2900 - vatakara" calcext:value-type="string">
            <text:p>2900 - vatakara</text:p>
          </table:table-cell>
          <table:table-cell table:formula="of:=[.$G$53]*[.B39]^[.$F$53]" office:value-type="float" office:value="27763.7696987312" calcext:value-type="float">
            <text:p>27763,7696987312</text:p>
          </table:table-cell>
          <table:table-cell table:formula="of:=MAX([.E39]-2*[.H39];0)" office:value-type="float" office:value="22612.3284300848" calcext:value-type="float">
            <text:p>22612,3284300848</text:p>
          </table:table-cell>
          <table:table-cell table:formula="of:=MAX([.E39]+2*[.H39];0)" office:value-type="float" office:value="32915.2109673776" calcext:value-type="float">
            <text:p>32915,2109673776</text:p>
          </table:table-cell>
          <table:table-cell table:formula="of:=[.$H$53]*[.B39]^[.$F$53]" office:value-type="float" office:value="2575.7206343232" calcext:value-type="float">
            <text:p>2575,720634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miner</text:p>
          </table:table-cell>
          <table:table-cell table:style-name="Default" office:value-type="float" office:value="3100" calcext:value-type="float">
            <text:p>3100</text:p>
          </table:table-cell>
          <table:table-cell table:formula="of:=(v_double*constant/[.B40])^(1/a)" office:value-type="float" office:value="59.4358814667066" calcext:value-type="float">
            <text:p>59,4358814667066</text:p>
          </table:table-cell>
          <table:table-cell table:formula="of:=CONCATENATE(TEXT([.B40];0);&quot; - &quot;;[.A40])" office:value-type="string" office:string-value="3100 - dsminer" calcext:value-type="string">
            <text:p>3100 - dsminer</text:p>
          </table:table-cell>
          <table:table-cell table:formula="of:=[.$G$53]*[.B40]^[.$F$53]" office:value-type="float" office:value="28149.4938613163" calcext:value-type="float">
            <text:p>28149,4938613163</text:p>
          </table:table-cell>
          <table:table-cell table:formula="of:=MAX([.E40]-2*[.H40];0)" office:value-type="float" office:value="22926.4832275939" calcext:value-type="float">
            <text:p>22926,4832275939</text:p>
          </table:table-cell>
          <table:table-cell table:formula="of:=MAX([.E40]+2*[.H40];0)" office:value-type="float" office:value="33372.5044950388" calcext:value-type="float">
            <text:p>33372,5044950388</text:p>
          </table:table-cell>
          <table:table-cell table:formula="of:=[.$H$53]*[.B40]^[.$F$53]" office:value-type="float" office:value="2611.50531686121" calcext:value-type="float">
            <text:p>2611,50531686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constant*[.C41]^(-a)*v_double" office:value-type="float" office:value="3954.46188638226" calcext:value-type="float">
            <text:p>3954,46</text:p>
          </table:table-cell>
          <table:table-cell office:value-type="float" office:value="49" calcext:value-type="float">
            <text:p>49</text:p>
          </table:table-cell>
          <table:table-cell table:formula="of:=CONCATENATE(TEXT([.B41];0);&quot; - &quot;;[.A41])" office:value-type="string" office:string-value="3954 - military_fuel" calcext:value-type="string">
            <text:p>3954 - military_fuel</text:p>
          </table:table-cell>
          <table:table-cell table:style-name="ce4" table:formula="of:=[.$G$2]*[.C41]^[.$F$2]" office:value-type="float" office:value="29603.5410661117" calcext:value-type="float">
            <text:p>29604</text:p>
          </table:table-cell>
          <table:table-cell table:formula="of:=MAX([.E41]-2*[.H41];0)" office:value-type="float" office:value="24110.738582845" calcext:value-type="float">
            <text:p>24110,738582845</text:p>
          </table:table-cell>
          <table:table-cell table:formula="of:=MAX([.E41]+2*[.H41];0)" office:value-type="float" office:value="35096.3435493784" calcext:value-type="float">
            <text:p>35096,3435493784</text:p>
          </table:table-cell>
          <table:table-cell table:formula="of:=[.$H$2]*[.C41]^[.$F$2]" office:value-type="float" office:value="2746.40124163336" calcext:value-type="float">
            <text:p>2746,40124163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constant*[.C42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2];0);&quot; - &quot;;[.A42])" office:value-type="string" office:string-value="4662 - metal_alloys" calcext:value-type="string">
            <text:p>4662 - metal_alloys</text:p>
          </table:table-cell>
          <table:table-cell table:style-name="ce4" table:formula="of:=[.$G$2]*[.C42]^[.$F$2]" office:value-type="float" office:value="30629.5870104985" calcext:value-type="float">
            <text:p>30630</text:p>
          </table:table-cell>
          <table:table-cell table:formula="of:=MAX([.E42]-2*[.H42];0)" office:value-type="float" office:value="24946.406366096" calcext:value-type="float">
            <text:p>24946,406366096</text:p>
          </table:table-cell>
          <table:table-cell table:formula="of:=MAX([.E42]+2*[.H42];0)" office:value-type="float" office:value="36312.767654901" calcext:value-type="float">
            <text:p>36312,767654901</text:p>
          </table:table-cell>
          <table:table-cell table:formula="of:=[.$H$2]*[.C42]^[.$F$2]" office:value-type="float" office:value="2841.59032220125" calcext:value-type="float">
            <text:p>2841,5903222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ore</text:p>
          </table:table-cell>
          <table:table-cell table:formula="of:=constant*[.C43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3];0);&quot; - &quot;;[.A43])" office:value-type="string" office:string-value="4662 - metal_ore" calcext:value-type="string">
            <text:p>4662 - metal_ore</text:p>
          </table:table-cell>
          <table:table-cell table:style-name="ce4" table:formula="of:=[.$G$2]*[.C43]^[.$F$2]" office:value-type="float" office:value="30629.5870104985" calcext:value-type="float">
            <text:p>30630</text:p>
          </table:table-cell>
          <table:table-cell table:formula="of:=MAX([.E43]-2*[.H43];0)" office:value-type="float" office:value="24946.406366096" calcext:value-type="float">
            <text:p>24946,406366096</text:p>
          </table:table-cell>
          <table:table-cell table:formula="of:=MAX([.E43]+2*[.H43];0)" office:value-type="float" office:value="36312.767654901" calcext:value-type="float">
            <text:p>36312,767654901</text:p>
          </table:table-cell>
          <table:table-cell table:formula="of:=[.$H$2]*[.C43]^[.$F$2]" office:value-type="float" office:value="2841.59032220125" calcext:value-type="float">
            <text:p>2841,5903222012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grain</text:p>
          </table:table-cell>
          <table:table-cell table:formula="of:=constant*[.C44]^(-a)*v_double" office:value-type="float" office:value="4950.9974367618" calcext:value-type="float">
            <text:p>4951,00</text:p>
          </table:table-cell>
          <table:table-cell office:value-type="float" office:value="41" calcext:value-type="float">
            <text:p>41</text:p>
          </table:table-cell>
          <table:table-cell table:formula="of:=CONCATENATE(TEXT([.B44];0);&quot; - &quot;;[.A44])" office:value-type="string" office:string-value="4951 - grain" calcext:value-type="string">
            <text:p>4951 - grain</text:p>
          </table:table-cell>
          <table:table-cell table:style-name="ce4" table:formula="of:=[.$G$2]*[.C44]^[.$F$2]" office:value-type="float" office:value="31012.4978330496" calcext:value-type="float">
            <text:p>31012</text:p>
          </table:table-cell>
          <table:table-cell table:formula="of:=MAX([.E44]-2*[.H44];0)" office:value-type="float" office:value="25258.2698260265" calcext:value-type="float">
            <text:p>25258,2698260265</text:p>
          </table:table-cell>
          <table:table-cell table:formula="of:=MAX([.E44]+2*[.H44];0)" office:value-type="float" office:value="36766.7258400727" calcext:value-type="float">
            <text:p>36766,7258400727</text:p>
          </table:table-cell>
          <table:table-cell table:formula="of:=[.$H$2]*[.C44]^[.$F$2]" office:value-type="float" office:value="2877.11400351156" calcext:value-type="float">
            <text:p>2877,11400351156</text:p>
          </table:table-cell>
          <table:table-cell table:number-columns-repeated="2"/>
          <table:table-cell table:style-name="ce8"/>
          <table:table-cell table:number-columns-repeated="2"/>
          <table:table-cell table:formula="of:=[.E24]/[.E9]" office:value-type="float" office:value="1.77465724581606" calcext:value-type="float">
            <text:p>1,77465724581606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constant*[.C45]^(-a)*v_double" office:value-type="float" office:value="5833.20576315818" calcext:value-type="float">
            <text:p>5833,21</text:p>
          </table:table-cell>
          <table:table-cell office:value-type="float" office:value="36" calcext:value-type="float">
            <text:p>36</text:p>
          </table:table-cell>
          <table:table-cell table:formula="of:=CONCATENATE(TEXT([.B45];0);&quot; - &quot;;[.A45])" office:value-type="string" office:string-value="5833 - plastics" calcext:value-type="string">
            <text:p>5833 - plastics</text:p>
          </table:table-cell>
          <table:table-cell table:style-name="ce4" table:formula="of:=[.$G$2]*[.C45]^[.$F$2]" office:value-type="float" office:value="32082.63169737" calcext:value-type="float">
            <text:p>32083</text:p>
          </table:table-cell>
          <table:table-cell table:formula="of:=MAX([.E45]-2*[.H45];0)" office:value-type="float" office:value="26129.8452160671" calcext:value-type="float">
            <text:p>26129,8452160671</text:p>
          </table:table-cell>
          <table:table-cell table:formula="of:=MAX([.E45]+2*[.H45];0)" office:value-type="float" office:value="38035.4181786729" calcext:value-type="float">
            <text:p>38035,4181786729</text:p>
          </table:table-cell>
          <table:table-cell table:formula="of:=[.$H$2]*[.C45]^[.$F$2]" office:value-type="float" office:value="2976.39324065146" calcext:value-type="float">
            <text:p>2976,39324065146</text:p>
          </table:table-cell>
          <table:table-cell table:number-columns-repeated="2"/>
          <table:table-cell table:style-name="ce8" table:formula="of:=180000/3100" office:value-type="float" office:value="58.0645161290323" calcext:value-type="float">
            <text:p>58,06</text:p>
          </table:table-cell>
          <table:table-cell table:formula="of:=80/[.K45]" office:value-type="float" office:value="1.37777777777778" calcext:value-type="float">
            <text:p>1,37777777777778</text:p>
          </table:table-cell>
          <table:table-cell/>
          <table:table-cell table:formula="of:=[.E9]/[.C9]*4" office:value-type="float" office:value="18.3333333333341" calcext:value-type="float">
            <text:p>18,333333333334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constant*[.C46]^(-a)*v_double" office:value-type="float" office:value="17591.2685670653" calcext:value-type="float">
            <text:p>17591,27</text:p>
          </table:table-cell>
          <table:table-cell office:value-type="float" office:value="15" calcext:value-type="float">
            <text:p>15</text:p>
          </table:table-cell>
          <table:table-cell table:formula="of:=CONCATENATE(TEXT([.B46];0);&quot; - &quot;;[.A46])" office:value-type="string" office:string-value="17591 - fertilizer" calcext:value-type="string">
            <text:p>17591 - fertilizer</text:p>
          </table:table-cell>
          <table:table-cell table:style-name="ce4" table:formula="of:=[.$G$2]*[.C46]^[.$F$2]" office:value-type="float" office:value="40313.3237995246" calcext:value-type="float">
            <text:p>40313</text:p>
          </table:table-cell>
          <table:table-cell table:formula="of:=MAX([.E46]-2*[.H46];0)" office:value-type="float" office:value="32833.3698109037" calcext:value-type="float">
            <text:p>32833,3698109037</text:p>
          </table:table-cell>
          <table:table-cell table:formula="of:=MAX([.E46]+2*[.H46];0)" office:value-type="float" office:value="47793.2777881455" calcext:value-type="float">
            <text:p>47793,2777881455</text:p>
          </table:table-cell>
          <table:table-cell table:formula="of:=[.$H$2]*[.C46]^[.$F$2]" office:value-type="float" office:value="3739.97699431044" calcext:value-type="float">
            <text:p>3739,97699431044</text:p>
          </table:table-cell>
          <table:table-cell table:number-columns-repeated="2"/>
          <table:table-cell table:style-name="ce8"/>
          <table:table-cell office:value-type="float" office:value="1.38" calcext:value-type="float">
            <text:p>1,38</text:p>
          </table:table-cell>
          <table:table-cell table:formula="of:=2.5*[.L46]"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constant*[.C47]^(-a)*v_double" office:value-type="float" office:value="30087.4012390169" calcext:value-type="float">
            <text:p>30087,40</text:p>
          </table:table-cell>
          <table:table-cell office:value-type="float" office:value="9.8" calcext:value-type="float">
            <text:p>9,8</text:p>
          </table:table-cell>
          <table:table-cell table:formula="of:=CONCATENATE(TEXT([.B47];0);&quot; - &quot;;[.A47])" office:value-type="string" office:string-value="30087 - liquid_oxygen" calcext:value-type="string">
            <text:p>30087 - liquid_oxygen</text:p>
          </table:table-cell>
          <table:table-cell table:style-name="ce4" table:formula="of:=[.$G$2]*[.C47]^[.$F$2]" office:value-type="float" office:value="45047.5257439725" calcext:value-type="float">
            <text:p>45048</text:p>
          </table:table-cell>
          <table:table-cell table:formula="of:=MAX([.E47]-2*[.H47];0)" office:value-type="float" office:value="36689.1621036591" calcext:value-type="float">
            <text:p>36689,1621036591</text:p>
          </table:table-cell>
          <table:table-cell table:formula="of:=MAX([.E47]+2*[.H47];0)" office:value-type="float" office:value="53405.8893842859" calcext:value-type="float">
            <text:p>53405,8893842859</text:p>
          </table:table-cell>
          <table:table-cell table:formula="of:=[.$H$2]*[.C47]^[.$F$2]" office:value-type="float" office:value="4179.18182015672" calcext:value-type="float">
            <text:p>4179,18182015672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carbon_ore</text:p>
          </table:table-cell>
          <table:table-cell table:formula="of:=constant*[.C48]^(-a)*v_double" office:value-type="float" office:value="45986.5057071161" calcext:value-type="float">
            <text:p>45986,51</text:p>
          </table:table-cell>
          <table:table-cell office:value-type="float" office:value="7" calcext:value-type="float">
            <text:p>7</text:p>
          </table:table-cell>
          <table:table-cell table:formula="of:=CONCATENATE(TEXT([.B48];0);&quot; - &quot;;[.A48])" office:value-type="string" office:string-value="45987 - carbon_ore" calcext:value-type="string">
            <text:p>45987 - carbon_ore</text:p>
          </table:table-cell>
          <table:table-cell table:style-name="ce4" table:formula="of:=[.$G$2]*[.C48]^[.$F$2]" office:value-type="float" office:value="49180.0130478881" calcext:value-type="float">
            <text:p>49180</text:p>
          </table:table-cell>
          <table:table-cell table:formula="of:=MAX([.E48]-2*[.H48];0)" office:value-type="float" office:value="40054.8851723663" calcext:value-type="float">
            <text:p>40054,8851723663</text:p>
          </table:table-cell>
          <table:table-cell table:formula="of:=MAX([.E48]+2*[.H48];0)" office:value-type="float" office:value="58305.1409234099" calcext:value-type="float">
            <text:p>58305,1409234099</text:p>
          </table:table-cell>
          <table:table-cell table:formula="of:=[.$H$2]*[.C48]^[.$F$2]" office:value-type="float" office:value="4562.56393776089" calcext:value-type="float">
            <text:p>4562,56393776089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hydrogen</text:p>
          </table:table-cell>
          <table:table-cell table:formula="of:=constant*[.C49]^(-a)*v_double" office:value-type="float" office:value="70287.1840060496" calcext:value-type="float">
            <text:p>70287,18</text:p>
          </table:table-cell>
          <table:table-cell office:value-type="float" office:value="5" calcext:value-type="float">
            <text:p>5</text:p>
          </table:table-cell>
          <table:table-cell table:formula="of:=CONCATENATE(TEXT([.B49];0);&quot; - &quot;;[.A49])" office:value-type="string" office:string-value="70287 - hydrogen" calcext:value-type="string">
            <text:p>70287 - hydrogen</text:p>
          </table:table-cell>
          <table:table-cell table:style-name="ce4" table:formula="of:=[.$G$2]*[.C49]^[.$F$2]" office:value-type="float" office:value="53691.5988935101" calcext:value-type="float">
            <text:p>53692</text:p>
          </table:table-cell>
          <table:table-cell table:formula="of:=MAX([.E49]-2*[.H49];0)" office:value-type="float" office:value="43729.3667715415" calcext:value-type="float">
            <text:p>43729,3667715415</text:p>
          </table:table-cell>
          <table:table-cell table:formula="of:=MAX([.E49]+2*[.H49];0)" office:value-type="float" office:value="63653.8310154787" calcext:value-type="float">
            <text:p>63653,8310154787</text:p>
          </table:table-cell>
          <table:table-cell table:formula="of:=[.$H$2]*[.C49]^[.$F$2]" office:value-type="float" office:value="4981.11606098428" calcext:value-type="float">
            <text:p>4981,11606098428</text:p>
          </table:table-cell>
          <table:table-cell table:number-columns-repeated="2"/>
          <table:table-cell table:style-name="ce8"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table:formula="of:=constant*[.C50]^(-a)*v_double" office:value-type="float" office:value="424949.81601515" calcext:value-type="float">
            <text:p>424949,82</text:p>
          </table:table-cell>
          <table:table-cell office:value-type="float" office:value="1.2" calcext:value-type="float">
            <text:p>1,2</text:p>
          </table:table-cell>
          <table:table-cell table:formula="of:=CONCATENATE(TEXT([.B50];0);&quot; - &quot;;[.A50])" office:value-type="string" office:string-value="424950 - water" calcext:value-type="string">
            <text:p>424950 - water</text:p>
          </table:table-cell>
          <table:table-cell table:style-name="ce4" table:formula="of:=[.$G$2]*[.C50]^[.$F$2]" office:value-type="float" office:value="77907.4662694442" calcext:value-type="float">
            <text:p>77907</text:p>
          </table:table-cell>
          <table:table-cell table:formula="of:=MAX([.E50]-2*[.H50];0)" office:value-type="float" office:value="63452.0900279955" calcext:value-type="float">
            <text:p>63452,0900279955</text:p>
          </table:table-cell>
          <table:table-cell table:formula="of:=MAX([.E50]+2*[.H50];0)" office:value-type="float" office:value="92362.8425108929" calcext:value-type="float">
            <text:p>92362,8425108929</text:p>
          </table:table-cell>
          <table:table-cell table:formula="of:=[.$H$2]*[.C50]^[.$F$2]" office:value-type="float" office:value="7227.68812072435" calcext:value-type="float">
            <text:p>7227,68812072435</text:p>
          </table:table-cell>
          <table:table-cell table:number-columns-repeated="2"/>
          <table:table-cell table:style-name="ce11" table:formula="of:=0.25*1.3*(3100/1.8)^((a-1)/a)*constant^(1/a)/32500" office:value-type="float" office:value="1.02361795859328" calcext:value-type="float">
            <text:p>1,023617959</text:p>
          </table:table-cell>
          <table:table-cell table:formula="of:=[.K50]*32500/(0.25*1.3*constant*2180^(1-a))" office:value-type="float" office:value="2.55904489648329" calcext:value-type="float">
            <text:p>2,5590448964832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4" office:value-type="string" calcext:value-type="string">
            <text:p>for ships</text:p>
          </table:table-cell>
          <table:table-cell office:value-type="string" calcext:value-type="string">
            <text:p>'-(1-a)/a</text:p>
          </table:table-cell>
          <table:table-cell table:style-name="ce10" office:value-type="string" calcext:value-type="string">
            <text:p>coefficient</text:p>
          </table:table-cell>
          <table:table-cell table:style-name="ce10" office:value-type="string" calcext:value-type="string">
            <text:p>std_dev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formula="of:=-(1-a)/a" office:value-type="float" office:value="0.206885102983797" calcext:value-type="float">
            <text:p>0,206885102983797</text:p>
          </table:table-cell>
          <table:table-cell table:style-name="ce10" office:value-type="float" office:value="5335.31256002133" calcext:value-type="float">
            <text:p>5335,31256002133</text:p>
          </table:table-cell>
          <table:table-cell table:style-name="ce10" office:value-type="float" office:value="494.971497045615" calcext:value-type="float">
            <text:p>494,97149704561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w_economy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a=</text:p>
          </table:table-cell>
          <table:table-cell table:style-name="ce33" office:value-type="float" office:value="2.58107995728319" calcext:value-type="float">
            <text:p>2,58107995728319</text:p>
          </table:table-cell>
          <table:table-cell/>
          <table:table-cell table:style-name="ce10" office:value-type="string" calcext:value-type="string">
            <text:p>profit ratio</text:p>
          </table:table-cell>
          <table:table-cell table:style-name="ce17" office:value-type="string" calcext:value-type="string">
            <text:p>p*</text:p>
          </table:table-cell>
          <table:table-cell table:style-name="ce17" office:value-type="string" calcext:value-type="string">
            <text:p>v*</text:p>
          </table:table-cell>
          <table:table-cell table:style-name="ce10" office:value-type="string" calcext:value-type="string">
            <text:p>v**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constant=</text:p>
          </table:table-cell>
          <table:table-cell table:style-name="ce10" table:formula="of:=10^9" office:value-type="float" office:value="1000000000" calcext:value-type="float">
            <text:p>1000000000</text:p>
          </table:table-cell>
          <table:table-cell/>
          <table:table-cell table:style-name="ce10" office:value-type="float" office:value="1.17279319635886" calcext:value-type="float">
            <text:p>1,17279319635886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.8" calcext:value-type="float">
            <text:p>1,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llegal</text:p>
          </table:table-cell>
          <table:table-cell/>
          <table:table-cell office:value-type="string" calcext:value-type="string">
            <text:p>price original</text:p>
          </table:table-cell>
          <table:table-cell office:value-type="string" calcext:value-type="string">
            <text:p>profit ratio to D32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minal stock V</text:p>
          </table:table-cell>
          <table:table-cell office:value-type="string" calcext:value-type="string">
            <text:p>V**</text:p>
          </table:table-cell>
          <table:table-cell office:value-type="string" calcext:value-type="string">
            <text:p>profit per commodity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original free cargo</text:p>
          </table:table-cell>
          <table:table-cell table:number-columns-repeated="2"/>
          <table:table-cell office:value-type="string" calcext:value-type="string">
            <text:p>weight of equipment</text:p>
          </table:table-cell>
          <table:table-cell/>
          <table:table-cell table:style-name="ce26"/>
          <table:table-cell table:style-name="ce26" office:value-type="string" calcext:value-type="string">
            <text:p>nominal cargo</text:p>
          </table:table-cell>
          <table:table-cell table:style-name="ce33" office:value-type="string" calcext:value-type="string">
            <text:p>profit from shi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[.$D$2]*[.D12]" office:value-type="float" office:value="28.4217094304072" calcext:value-type="float">
            <text:p>28,4217094304072</text:p>
          </table:table-cell>
          <table:table-cell table:formula="of:=[.$D$2]^(1/(1-[.$B$1]))*[.E12]" office:value-type="float" office:value="171.723712742686" calcext:value-type="float">
            <text:p>171,723712742686</text:p>
          </table:table-cell>
          <table:table-cell table:formula="of:=[.$B$2]/[.E11]^[.$B$1]" office:value-type="float" office:value="1705.00000004606" calcext:value-type="float">
            <text:p>1705,00000004606</text:p>
          </table:table-cell>
          <table:table-cell table:formula="of:=[.$G$2]*[.F11]" office:value-type="float" office:value="3069.00000008291" calcext:value-type="float">
            <text:p>3069,00000008291</text:p>
          </table:table-cell>
          <table:table-cell table:formula="of:=[.$E$2]*[.$F$2]*[.E11]*[.F11]" office:value-type="float" office:value="95156.4023261113" calcext:value-type="float">
            <text:p>95156,4023261113</text:p>
          </table:table-cell>
          <table:table-cell table:formula="of:=[.E11]/[.E12]" office:value-type="float" office:value="0.904105036392197" calcext:value-type="float">
            <text:p>0,904105036392197</text:p>
          </table:table-cell>
          <table:table-cell/>
          <table:table-cell table:formula="of:=[.K12]*[.$K$35]" office:value-type="float" office:value="3069.00000000001" calcext:value-type="float">
            <text:p>3069,00000000001</text:p>
          </table:table-cell>
          <table:table-cell table:style-name="ce10" office:value-type="float" office:value="3069" calcext:value-type="float">
            <text:p>3069</text:p>
          </table:table-cell>
          <table:table-cell office:value-type="string" calcext:value-type="string">
            <text:p>Merchant_15</text:p>
          </table:table-cell>
          <table:table-cell office:value-type="string" calcext:value-type="string">
            <text:p>dsminer</text:p>
          </table:table-cell>
          <table:table-cell office:value-type="float" office:value="-820" calcext:value-type="float">
            <text:p>-820</text:p>
          </table:table-cell>
          <table:table-cell table:formula="of:=[.K11]/[.R11]" office:value-type="float" office:value="0.789148881460533" calcext:value-type="float">
            <text:p>0,789148881460533</text:p>
          </table:table-cell>
          <table:table-cell table:style-name="ce26" office:value-type="string" calcext:value-type="string">
            <text:p>dsminer</text:p>
          </table:table-cell>
          <table:table-cell table:style-name="ce26" table:formula="of:=ROUND([.K11]-[.O11])" office:value-type="float" office:value="3889" calcext:value-type="float">
            <text:p>3889</text:p>
          </table:table-cell>
          <table:table-cell table:style-name="ce33" table:formula="of:=([.U11]+[.V11])/2" office:value-type="float" office:value="80516.9558130697" calcext:value-type="float">
            <text:p>80516,9558130697</text:p>
          </table:table-cell>
          <table:table-cell table:formula="of:=([.$G$2]*[.$B$2]/[.K11])^((1-[.$B$1])/[.$B$1])" office:value-type="float" office:value="0.000292788930229344" calcext:value-type="float">
            <text:p>0,000292788930229</text:p>
          </table:table-cell>
          <table:table-cell table:formula="of:=[.$E$2]*[.$F$2]*[.T11]*[.$B$2]" office:value-type="float" office:value="95156.4023245369" calcext:value-type="float">
            <text:p>95156,4023245369</text:p>
          </table:table-cell>
          <table:table-cell table:formula="of:=[.$E$2]*[.$G$2]*[.T11]*[.$B$2]/2" office:value-type="float" office:value="65877.5093016025" calcext:value-type="float">
            <text:p>65877,5093016025</text:p>
          </table:table-cell>
        </table:table-row>
        <table:table-row table:style-name="ro1">
          <table:table-cell/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[.$D$2]*[.D13]" office:value-type="float" office:value="24.2342038806563" calcext:value-type="float">
            <text:p>24,2342038806563</text:p>
          </table:table-cell>
          <table:table-cell table:formula="of:=[.$D$2]^(1/(1-[.$B$1]))*[.E13]" office:value-type="float" office:value="189.937790223959" calcext:value-type="float">
            <text:p>189,937790223959</text:p>
          </table:table-cell>
          <table:table-cell table:formula="of:=[.$B$2]/[.E12]^[.$B$1]" office:value-type="float" office:value="1314.38269924842" calcext:value-type="float">
            <text:p>1314,38269924842</text:p>
          </table:table-cell>
          <table:table-cell table:formula="of:=[.$G$2]*[.F12]" office:value-type="float" office:value="2365.88885864715" calcext:value-type="float">
            <text:p>2365,88885864715</text:p>
          </table:table-cell>
          <table:table-cell table:formula="of:=[.$E$2]*[.$F$2]*[.E12]*[.F12]" office:value-type="float" office:value="81136.5572562502" calcext:value-type="float">
            <text:p>81136,5572562502</text:p>
          </table:table-cell>
          <table:table-cell table:formula="of:=[.E12]/[.E13]" office:value-type="float" office:value="0.904105036392197" calcext:value-type="float">
            <text:p>0,904105036392197</text:p>
          </table:table-cell>
          <table:table-cell/>
          <table:table-cell table:formula="of:=[.K14]*[.$K$35]" office:value-type="float" office:value="2132.03003907563" calcext:value-type="float">
            <text:p>2132,03003907563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Merchant_14</text:p>
          </table:table-cell>
          <table:table-cell office:value-type="string" calcext:value-type="string">
            <text:p>lodos</text:p>
          </table:table-cell>
          <table:table-cell office:value-type="float" office:value="-445" calcext:value-type="float">
            <text:p>-445</text:p>
          </table:table-cell>
          <table:table-cell table:formula="of:=[.K12]/[.R12]" office:value-type="float" office:value="0.827330244111614" calcext:value-type="float">
            <text:p>0,827330244111614</text:p>
          </table:table-cell>
          <table:table-cell table:style-name="ce26" office:value-type="string" calcext:value-type="string">
            <text:p>lodos</text:p>
          </table:table-cell>
          <table:table-cell table:style-name="ce26" table:formula="of:=ROUND([.K12]-[.O12])" office:value-type="float" office:value="2577" calcext:value-type="float">
            <text:p>2577</text:p>
          </table:table-cell>
          <table:table-cell table:style-name="ce33" table:formula="of:=([.U12]+[.V12])/2" office:value-type="float" office:value="64413.5646504557" calcext:value-type="float">
            <text:p>64413,5646504557</text:p>
          </table:table-cell>
          <table:table-cell table:formula="of:=([.$G$2]*[.$B$2]/[.K12])^((1-[.$B$1])/[.$B$1])" office:value-type="float" office:value="0.000234231144183475" calcext:value-type="float">
            <text:p>0,000234231144183</text:p>
          </table:table-cell>
          <table:table-cell table:formula="of:=[.$E$2]*[.$F$2]*[.T12]*[.$B$2]" office:value-type="float" office:value="76125.1218596295" calcext:value-type="float">
            <text:p>76125,1218596295</text:p>
          </table:table-cell>
          <table:table-cell table:formula="of:=[.$E$2]*[.$G$2]*[.T12]*[.$B$2]/2" office:value-type="float" office:value="52702.007441282" calcext:value-type="float">
            <text:p>52702,007441282</text:p>
          </table:table-cell>
        </table:table-row>
        <table:table-row table:style-name="ro1">
          <table:table-cell/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[.$D$2]*[.D14]" office:value-type="float" office:value="20.6636634283824" calcext:value-type="float">
            <text:p>20,6636634283824</text:p>
          </table:table-cell>
          <table:table-cell table:formula="of:=[.$D$2]^(1/(1-[.$B$1]))*[.E14]" office:value-type="float" office:value="210.0837652469" calcext:value-type="float">
            <text:p>210,0837652469</text:p>
          </table:table-cell>
          <table:table-cell table:formula="of:=[.$B$2]/[.E13]^[.$B$1]" office:value-type="float" office:value="1013.25623462574" calcext:value-type="float">
            <text:p>1013,25623462574</text:p>
          </table:table-cell>
          <table:table-cell table:formula="of:=[.$G$2]*[.F13]" office:value-type="float" office:value="1823.86122232633" calcext:value-type="float">
            <text:p>1823,86122232633</text:p>
          </table:table-cell>
          <table:table-cell table:formula="of:=[.$E$2]*[.$F$2]*[.E13]*[.F13]" office:value-type="float" office:value="69182.3226022736" calcext:value-type="float">
            <text:p>69182,3226022736</text:p>
          </table:table-cell>
          <table:table-cell table:formula="of:=[.E13]/[.E14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[.$D$2]*[.D15]" office:value-type="float" office:value="17.6191876731007" calcext:value-type="float">
            <text:p>17,6191876731007</text:p>
          </table:table-cell>
          <table:table-cell table:formula="of:=[.$D$2]^(1/(1-[.$B$1]))*[.E15]" office:value-type="float" office:value="232.366546795528" calcext:value-type="float">
            <text:p>232,366546795528</text:p>
          </table:table-cell>
          <table:table-cell table:formula="of:=[.$B$2]/[.E14]^[.$B$1]" office:value-type="float" office:value="781.118161091902" calcext:value-type="float">
            <text:p>781,118161091902</text:p>
          </table:table-cell>
          <table:table-cell table:formula="of:=[.$G$2]*[.F14]" office:value-type="float" office:value="1406.01268996542" calcext:value-type="float">
            <text:p>1406,01268996542</text:p>
          </table:table-cell>
          <table:table-cell table:formula="of:=[.$E$2]*[.$F$2]*[.E14]*[.F14]" office:value-type="float" office:value="58989.3621629645" calcext:value-type="float">
            <text:p>58989,3621629645</text:p>
          </table:table-cell>
          <table:table-cell table:formula="of:=[.E14]/[.E15]" office:value-type="float" office:value="0.904105036392197" calcext:value-type="float">
            <text:p>0,904105036392197</text:p>
          </table:table-cell>
          <table:table-cell/>
          <table:table-cell table:formula="of:=[.K15]*[.$K$35]" office:value-type="float" office:value="1481.11830808759" calcext:value-type="float">
            <text:p>1481,11830808759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Merchant_13</text:p>
          </table:table-cell>
          <table:table-cell office:value-type="string" calcext:value-type="string">
            <text:p>vatakara</text:p>
          </table:table-cell>
          <table:table-cell office:value-type="float" office:value="-817" calcext:value-type="float">
            <text:p>-817</text:p>
          </table:table-cell>
          <table:table-cell table:formula="of:=[.K14]/[.R14]" office:value-type="float" office:value="0.644524938245253" calcext:value-type="float">
            <text:p>0,644524938245253</text:p>
          </table:table-cell>
          <table:table-cell table:style-name="ce26" office:value-type="string" calcext:value-type="string">
            <text:p>vatakara</text:p>
          </table:table-cell>
          <table:table-cell table:style-name="ce26" table:formula="of:=ROUND([.K14]-[.O14])" office:value-type="float" office:value="2298" calcext:value-type="float">
            <text:p>2298</text:p>
          </table:table-cell>
          <table:table-cell table:style-name="ce33" table:formula="of:=([.U14]+[.V14])/2" office:value-type="float" office:value="51530.8517203646" calcext:value-type="float">
            <text:p>51530,8517203646</text:p>
          </table:table-cell>
          <table:table-cell table:formula="of:=([.$G$2]*[.$B$2]/[.K14])^((1-[.$B$1])/[.$B$1])" office:value-type="float" office:value="0.00018738491534678" calcext:value-type="float">
            <text:p>0,000187384915347</text:p>
          </table:table-cell>
          <table:table-cell table:formula="of:=[.$E$2]*[.$F$2]*[.T14]*[.$B$2]" office:value-type="float" office:value="60900.0974877036" calcext:value-type="float">
            <text:p>60900,0974877036</text:p>
          </table:table-cell>
          <table:table-cell table:formula="of:=[.$E$2]*[.$G$2]*[.T14]*[.$B$2]/2" office:value-type="float" office:value="42161.6059530256" calcext:value-type="float">
            <text:p>42161,6059530256</text:p>
          </table:table-cell>
        </table:table-row>
        <table:table-row table:style-name="ro1">
          <table:table-cell/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[.$D$2]*[.D16]" office:value-type="float" office:value="15.0232690024145" calcext:value-type="float">
            <text:p>15,0232690024145</text:p>
          </table:table-cell>
          <table:table-cell table:formula="of:=[.$D$2]^(1/(1-[.$B$1]))*[.E16]" office:value-type="float" office:value="257.012777766154" calcext:value-type="float">
            <text:p>257,012777766154</text:p>
          </table:table-cell>
          <table:table-cell table:formula="of:=[.$B$2]/[.E15]^[.$B$1]" office:value-type="float" office:value="602.163165384281" calcext:value-type="float">
            <text:p>602,163165384281</text:p>
          </table:table-cell>
          <table:table-cell table:formula="of:=[.$G$2]*[.F15]" office:value-type="float" office:value="1083.89369769171" calcext:value-type="float">
            <text:p>1083,89369769171</text:p>
          </table:table-cell>
          <table:table-cell table:formula="of:=[.$E$2]*[.$F$2]*[.E15]*[.F15]" office:value-type="float" office:value="50298.1790362591" calcext:value-type="float">
            <text:p>50298,1790362591</text:p>
          </table:table-cell>
          <table:table-cell table:formula="of:=[.E15]/[.E16]" office:value-type="float" office:value="0.904105036392197" calcext:value-type="float">
            <text:p>0,904105036392197</text:p>
          </table:table-cell>
          <table:table-cell/>
          <table:table-cell table:formula="of:=[.K17]*[.$K$35]" office:value-type="float" office:value="1028.93083228009" calcext:value-type="float">
            <text:p>1028,9308322800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erchant_12</text:p>
          </table:table-cell>
          <table:table-cell office:value-type="string" calcext:value-type="string">
            <text:p>nerodia</text:p>
          </table:table-cell>
          <table:table-cell office:value-type="float" office:value="-646" calcext:value-type="float">
            <text:p>-646</text:p>
          </table:table-cell>
          <table:table-cell table:formula="of:=[.K15]/[.R15]" office:value-type="float" office:value="0.614287064047816" calcext:value-type="float">
            <text:p>0,614287064047816</text:p>
          </table:table-cell>
          <table:table-cell table:style-name="ce26" office:value-type="string" calcext:value-type="string">
            <text:p>nerodia</text:p>
          </table:table-cell>
          <table:table-cell table:style-name="ce26" table:formula="of:=ROUND([.K15]-[.O15])" office:value-type="float" office:value="1675" calcext:value-type="float">
            <text:p>1675</text:p>
          </table:table-cell>
          <table:table-cell table:style-name="ce33" table:formula="of:=([.U15]+[.V15])/2" office:value-type="float" office:value="41224.6813762916" calcext:value-type="float">
            <text:p>41224,6813762916</text:p>
          </table:table-cell>
          <table:table-cell table:formula="of:=([.$G$2]*[.$B$2]/[.K15])^((1-[.$B$1])/[.$B$1])" office:value-type="float" office:value="0.000149907932277424" calcext:value-type="float">
            <text:p>0,000149907932277</text:p>
          </table:table-cell>
          <table:table-cell table:formula="of:=[.$E$2]*[.$F$2]*[.T15]*[.$B$2]" office:value-type="float" office:value="48720.0779901629" calcext:value-type="float">
            <text:p>48720,0779901629</text:p>
          </table:table-cell>
          <table:table-cell table:formula="of:=[.$E$2]*[.$G$2]*[.T15]*[.$B$2]/2" office:value-type="float" office:value="33729.2847624204" calcext:value-type="float">
            <text:p>33729,2847624204</text:p>
          </table:table-cell>
        </table:table-row>
        <table:table-row table:style-name="ro1">
          <table:table-cell/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[.$D$2]*[.D17]" office:value-type="float" office:value="12.8098193688852" calcext:value-type="float">
            <text:p>12,8098193688852</text:p>
          </table:table-cell>
          <table:table-cell table:formula="of:=[.$D$2]^(1/(1-[.$B$1]))*[.E17]" office:value-type="float" office:value="284.273140200342" calcext:value-type="float">
            <text:p>284,273140200342</text:p>
          </table:table-cell>
          <table:table-cell table:formula="of:=[.$B$2]/[.E16]^[.$B$1]" office:value-type="float" office:value="464.206948201984" calcext:value-type="float">
            <text:p>464,206948201984</text:p>
          </table:table-cell>
          <table:table-cell table:formula="of:=[.$G$2]*[.F16]" office:value-type="float" office:value="835.572506763571" calcext:value-type="float">
            <text:p>835,572506763571</text:p>
          </table:table-cell>
          <table:table-cell table:formula="of:=[.$E$2]*[.$F$2]*[.E16]*[.F16]" office:value-type="float" office:value="42887.5092321635" calcext:value-type="float">
            <text:p>42887,5092321635</text:p>
          </table:table-cell>
          <table:table-cell table:formula="of:=[.E16]/[.E17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[.$D$2]*[.D18]" office:value-type="float" office:value="10.9224877912453" calcext:value-type="float">
            <text:p>10,9224877912453</text:p>
          </table:table-cell>
          <table:table-cell table:formula="of:=[.$D$2]^(1/(1-[.$B$1]))*[.E18]" office:value-type="float" office:value="314.424905025112" calcext:value-type="float">
            <text:p>314,424905025112</text:p>
          </table:table-cell>
          <table:table-cell table:formula="of:=[.$B$2]/[.E17]^[.$B$1]" office:value-type="float" office:value="357.856646082763" calcext:value-type="float">
            <text:p>357,856646082763</text:p>
          </table:table-cell>
          <table:table-cell table:formula="of:=[.$G$2]*[.F17]" office:value-type="float" office:value="644.141962948974" calcext:value-type="float">
            <text:p>644,141962948974</text:p>
          </table:table-cell>
          <table:table-cell table:formula="of:=[.$E$2]*[.$F$2]*[.E17]*[.F17]" office:value-type="float" office:value="36568.6886360828" calcext:value-type="float">
            <text:p>36568,6886360828</text:p>
          </table:table-cell>
          <table:table-cell table:formula="of:=[.E17]/[.E18]" office:value-type="float" office:value="0.904105036392197" calcext:value-type="float">
            <text:p>0,904105036392197</text:p>
          </table:table-cell>
          <table:table-cell/>
          <table:table-cell table:formula="of:=[.K18]*[.$K$35]" office:value-type="float" office:value="714.796820642632" calcext:value-type="float">
            <text:p>714,79682064263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Merchant_11</text:p>
          </table:table-cell>
          <table:table-cell office:value-type="string" calcext:value-type="string">
            <text:p>malabar</text:p>
          </table:table-cell>
          <table:table-cell office:value-type="float" office:value="-820" calcext:value-type="float">
            <text:p>-820</text:p>
          </table:table-cell>
          <table:table-cell table:formula="of:=[.K17]/[.R17]" office:value-type="float" office:value="0.465665681200412" calcext:value-type="float">
            <text:p>0,465665681200412</text:p>
          </table:table-cell>
          <table:table-cell table:style-name="ce26" office:value-type="string" calcext:value-type="string">
            <text:p>malabar</text:p>
          </table:table-cell>
          <table:table-cell table:style-name="ce26" table:formula="of:=ROUND([.K17]-[.O17])" office:value-type="float" office:value="1535" calcext:value-type="float">
            <text:p>1535</text:p>
          </table:table-cell>
          <table:table-cell table:style-name="ce33" table:formula="of:=([.U17]+[.V17])/2" office:value-type="float" office:value="32979.7451010333" calcext:value-type="float">
            <text:p>32979,7451010333</text:p>
          </table:table-cell>
          <table:table-cell table:formula="of:=([.$G$2]*[.$B$2]/[.K17])^((1-[.$B$1])/[.$B$1])" office:value-type="float" office:value="0.000119926345821939" calcext:value-type="float">
            <text:p>0,000119926345822</text:p>
          </table:table-cell>
          <table:table-cell table:formula="of:=[.$E$2]*[.$F$2]*[.T17]*[.$B$2]" office:value-type="float" office:value="38976.0623921303" calcext:value-type="float">
            <text:p>38976,0623921303</text:p>
          </table:table-cell>
          <table:table-cell table:formula="of:=[.$E$2]*[.$G$2]*[.T17]*[.$B$2]/2" office:value-type="float" office:value="26983.4278099363" calcext:value-type="float">
            <text:p>26983,4278099363</text:p>
          </table:table-cell>
        </table:table-row>
        <table:table-row table:style-name="ro1">
          <table:table-cell/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formula="of:=[.$D$2]*[.D19]" office:value-type="float" office:value="9.31322574615548" calcext:value-type="float">
            <text:p>9,31322574615548</text:p>
          </table:table-cell>
          <table:table-cell table:formula="of:=[.$D$2]^(1/(1-[.$B$1]))*[.E19]" office:value-type="float" office:value="347.774752234336" calcext:value-type="float">
            <text:p>347,774752234336</text:p>
          </table:table-cell>
          <table:table-cell table:formula="of:=[.$B$2]/[.E18]^[.$B$1]" office:value-type="float" office:value="275.87131050413" calcext:value-type="float">
            <text:p>275,87131050413</text:p>
          </table:table-cell>
          <table:table-cell table:formula="of:=[.$G$2]*[.F18]" office:value-type="float" office:value="496.568358907434" calcext:value-type="float">
            <text:p>496,568358907434</text:p>
          </table:table-cell>
          <table:table-cell table:formula="of:=[.$E$2]*[.$F$2]*[.E18]*[.F18]" office:value-type="float" office:value="31180.849914219" calcext:value-type="float">
            <text:p>31180,849914219</text:p>
          </table:table-cell>
          <table:table-cell table:formula="of:=[.E18]/[.E19]" office:value-type="float" office:value="0.904105036392197" calcext:value-type="float">
            <text:p>0,904105036392197</text:p>
          </table:table-cell>
          <table:table-cell/>
          <table:table-cell table:formula="of:=[.K19]*[.$K$35]" office:value-type="float" office:value="496.56835889405" calcext:value-type="float">
            <text:p>496,56835889405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Merchant_10</text:p>
          </table:table-cell>
          <table:table-cell office:value-type="string" calcext:value-type="string">
            <text:p>storeria</text:p>
          </table:table-cell>
          <table:table-cell office:value-type="float" office:value="-400" calcext:value-type="float">
            <text:p>-400</text:p>
          </table:table-cell>
          <table:table-cell table:formula="of:=[.K18]/[.R18]" office:value-type="float" office:value="0.55358791404019" calcext:value-type="float">
            <text:p>0,55358791404019</text:p>
          </table:table-cell>
          <table:table-cell table:style-name="ce26" office:value-type="string" calcext:value-type="string">
            <text:p>storeria</text:p>
          </table:table-cell>
          <table:table-cell table:style-name="ce26" table:formula="of:=ROUND([.K18]-[.O18])" office:value-type="float" office:value="897" calcext:value-type="float">
            <text:p>897</text:p>
          </table:table-cell>
          <table:table-cell table:style-name="ce33" table:formula="of:=([.U18]+[.V18])/2" office:value-type="float" office:value="26383.7960808266" calcext:value-type="float">
            <text:p>26383,7960808266</text:p>
          </table:table-cell>
          <table:table-cell table:formula="of:=([.$G$2]*[.$B$2]/[.K18])^((1-[.$B$1])/[.$B$1])" office:value-type="float" office:value="0.0000959410766575514" calcext:value-type="float">
            <text:p>9,59410766575514E-05</text:p>
          </table:table-cell>
          <table:table-cell table:formula="of:=[.$E$2]*[.$F$2]*[.T18]*[.$B$2]" office:value-type="float" office:value="31180.8499137042" calcext:value-type="float">
            <text:p>31180,8499137042</text:p>
          </table:table-cell>
          <table:table-cell table:formula="of:=[.$E$2]*[.$G$2]*[.T18]*[.$B$2]/2" office:value-type="float" office:value="21586.7422479491" calcext:value-type="float">
            <text:p>21586,7422479491</text:p>
          </table:table-cell>
        </table:table-row>
        <table:table-row table:style-name="ro1">
          <table:table-cell/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[.$D$2]*[.D20]" office:value-type="float" office:value="7.94106392761316" calcext:value-type="float">
            <text:p>7,94106392761316</text:p>
          </table:table-cell>
          <table:table-cell table:formula="of:=[.$D$2]^(1/(1-[.$B$1]))*[.E20]" office:value-type="float" office:value="384.661890195989" calcext:value-type="float">
            <text:p>384,661890195989</text:p>
          </table:table-cell>
          <table:table-cell table:formula="of:=[.$B$2]/[.E19]^[.$B$1]" office:value-type="float" office:value="212.668901897843" calcext:value-type="float">
            <text:p>212,668901897843</text:p>
          </table:table-cell>
          <table:table-cell table:formula="of:=[.$G$2]*[.F19]" office:value-type="float" office:value="382.804023416117" calcext:value-type="float">
            <text:p>382,804023416117</text:p>
          </table:table-cell>
          <table:table-cell table:formula="of:=[.$E$2]*[.$F$2]*[.E19]*[.F19]" office:value-type="float" office:value="26586.8270817271" calcext:value-type="float">
            <text:p>26586,8270817271</text:p>
          </table:table-cell>
          <table:table-cell table:formula="of:=[.E19]/[.E20]" office:value-type="float" office:value="0.904105036392197" calcext:value-type="float">
            <text:p>0,904105036392197</text:p>
          </table:table-cell>
          <table:table-cell/>
          <table:table-cell table:formula="of:=[.K21]*[.$K$35]" office:value-type="float" office:value="344.965349500358" calcext:value-type="float">
            <text:p>344,96534950035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Merchant_9</text:p>
          </table:table-cell>
          <table:table-cell office:value-type="string" calcext:value-type="string">
            <text:p>venturestar</text:p>
          </table:table-cell>
          <table:table-cell office:value-type="float" office:value="-261" calcext:value-type="float">
            <text:p>-261</text:p>
          </table:table-cell>
          <table:table-cell table:formula="of:=[.K19]/[.R19]" office:value-type="float" office:value="0.569249751650756" calcext:value-type="float">
            <text:p>0,569249751650756</text:p>
          </table:table-cell>
          <table:table-cell table:style-name="ce26" office:value-type="string" calcext:value-type="string">
            <text:p>venturestar</text:p>
          </table:table-cell>
          <table:table-cell table:style-name="ce26" table:formula="of:=ROUND([.K19]-[.O19])" office:value-type="float" office:value="606" calcext:value-type="float">
            <text:p>606</text:p>
          </table:table-cell>
          <table:table-cell table:style-name="ce33" table:formula="of:=([.U19]+[.V19])/2" office:value-type="float" office:value="21107.0368646613" calcext:value-type="float">
            <text:p>21107,0368646613</text:p>
          </table:table-cell>
          <table:table-cell table:formula="of:=([.$G$2]*[.$B$2]/[.K19])^((1-[.$B$1])/[.$B$1])" office:value-type="float" office:value="0.0000767528613260411" calcext:value-type="float">
            <text:p>7,67528613260411E-05</text:p>
          </table:table-cell>
          <table:table-cell table:formula="of:=[.$E$2]*[.$F$2]*[.T19]*[.$B$2]" office:value-type="float" office:value="24944.6799309634" calcext:value-type="float">
            <text:p>24944,6799309634</text:p>
          </table:table-cell>
          <table:table-cell table:formula="of:=[.$E$2]*[.$G$2]*[.T19]*[.$B$2]/2" office:value-type="float" office:value="17269.3937983593" calcext:value-type="float">
            <text:p>17269,3937983593</text:p>
          </table:table-cell>
        </table:table-row>
        <table:table-row table:style-name="ro1">
          <table:table-cell/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[.$D$2]*[.D21]" office:value-type="float" office:value="6.7710692322121" calcext:value-type="float">
            <text:p>6,7710692322121</text:p>
          </table:table-cell>
          <table:table-cell table:formula="of:=[.$D$2]^(1/(1-[.$B$1]))*[.E21]" office:value-type="float" office:value="425.461505812389" calcext:value-type="float">
            <text:p>425,461505812389</text:p>
          </table:table-cell>
          <table:table-cell table:formula="of:=[.$B$2]/[.E20]^[.$B$1]" office:value-type="float" office:value="163.946231856382" calcext:value-type="float">
            <text:p>163,946231856382</text:p>
          </table:table-cell>
          <table:table-cell table:formula="of:=[.$G$2]*[.F20]" office:value-type="float" office:value="295.103217341488" calcext:value-type="float">
            <text:p>295,103217341488</text:p>
          </table:table-cell>
          <table:table-cell table:formula="of:=[.$E$2]*[.$F$2]*[.E20]*[.F20]" office:value-type="float" office:value="22669.6634703121" calcext:value-type="float">
            <text:p>22669,6634703121</text:p>
          </table:table-cell>
          <table:table-cell table:formula="of:=[.E20]/[.E21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[.$D$2]*[.D22]" office:value-type="float" office:value="5.77345541672143" calcext:value-type="float">
            <text:p>5,77345541672143</text:p>
          </table:table-cell>
          <table:table-cell table:formula="of:=[.$D$2]^(1/(1-[.$B$1]))*[.E22]" office:value-type="float" office:value="470.588580625742" calcext:value-type="float">
            <text:p>470,588580625742</text:p>
          </table:table-cell>
          <table:table-cell table:formula="of:=[.$B$2]/[.E21]^[.$B$1]" office:value-type="float" office:value="126.385976981336" calcext:value-type="float">
            <text:p>126,385976981336</text:p>
          </table:table-cell>
          <table:table-cell table:formula="of:=[.$G$2]*[.F21]" office:value-type="float" office:value="227.494758566405" calcext:value-type="float">
            <text:p>227,494758566405</text:p>
          </table:table-cell>
          <table:table-cell table:formula="of:=[.$E$2]*[.$F$2]*[.E21]*[.F21]" office:value-type="float" office:value="19329.6341935595" calcext:value-type="float">
            <text:p>19329,6341935595</text:p>
          </table:table-cell>
          <table:table-cell table:formula="of:=[.E21]/[.E22]" office:value-type="float" office:value="0.904105036392197" calcext:value-type="float">
            <text:p>0,904105036392197</text:p>
          </table:table-cell>
          <table:table-cell/>
          <table:table-cell table:formula="of:=[.K22]*[.$K$35]" office:value-type="float" office:value="239.646949356463" calcext:value-type="float">
            <text:p>239,64694935646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Merchant_8</text:p>
          </table:table-cell>
          <table:table-cell office:value-type="string" calcext:value-type="string">
            <text:p>molaramsai</text:p>
          </table:table-cell>
          <table:table-cell office:value-type="float" office:value="-146" calcext:value-type="float">
            <text:p>-146</text:p>
          </table:table-cell>
          <table:table-cell table:formula="of:=[.K21]/[.R21]" office:value-type="float" office:value="0.620847019058194" calcext:value-type="float">
            <text:p>0,620847019058194</text:p>
          </table:table-cell>
          <table:table-cell table:style-name="ce26" office:value-type="string" calcext:value-type="string">
            <text:p>molaramsai</text:p>
          </table:table-cell>
          <table:table-cell table:style-name="ce26" table:formula="of:=ROUND([.K21]-[.O21])" office:value-type="float" office:value="386" calcext:value-type="float">
            <text:p>386</text:p>
          </table:table-cell>
          <table:table-cell table:style-name="ce33" table:formula="of:=([.U21]+[.V21])/2" office:value-type="float" office:value="16885.629491729" calcext:value-type="float">
            <text:p>16885,629491729</text:p>
          </table:table-cell>
          <table:table-cell table:formula="of:=([.$G$2]*[.$B$2]/[.K21])^((1-[.$B$1])/[.$B$1])" office:value-type="float" office:value="0.0000614022890608329" calcext:value-type="float">
            <text:p>6,14022890608329E-05</text:p>
          </table:table-cell>
          <table:table-cell table:formula="of:=[.$E$2]*[.$F$2]*[.T21]*[.$B$2]" office:value-type="float" office:value="19955.7439447707" calcext:value-type="float">
            <text:p>19955,7439447707</text:p>
          </table:table-cell>
          <table:table-cell table:formula="of:=[.$E$2]*[.$G$2]*[.T21]*[.$B$2]/2" office:value-type="float" office:value="13815.5150386874" calcext:value-type="float">
            <text:p>13815,5150386874</text:p>
          </table:table-cell>
        </table:table-row>
        <table:table-row table:style-name="ro1">
          <table:table-cell/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[.$D$2]*[.D23]" office:value-type="float" office:value="4.92282478671101" calcext:value-type="float">
            <text:p>4,92282478671101</text:p>
          </table:table-cell>
          <table:table-cell table:formula="of:=[.$D$2]^(1/(1-[.$B$1]))*[.E23]" office:value-type="float" office:value="520.502111683407" calcext:value-type="float">
            <text:p>520,502111683407</text:p>
          </table:table-cell>
          <table:table-cell table:formula="of:=[.$B$2]/[.E22]^[.$B$1]" office:value-type="float" office:value="97.4308161685567" calcext:value-type="float">
            <text:p>97,4308161685567</text:p>
          </table:table-cell>
          <table:table-cell table:formula="of:=[.$G$2]*[.F22]" office:value-type="float" office:value="175.375469103402" calcext:value-type="float">
            <text:p>175,375469103402</text:p>
          </table:table-cell>
          <table:table-cell table:formula="of:=[.$E$2]*[.$F$2]*[.E22]*[.F22]" office:value-type="float" office:value="16481.7073066008" calcext:value-type="float">
            <text:p>16481,7073066008</text:p>
          </table:table-cell>
          <table:table-cell table:formula="of:=[.E22]/[.E23]" office:value-type="float" office:value="0.904105036392197" calcext:value-type="float">
            <text:p>0,904105036392197</text:p>
          </table:table-cell>
          <table:table-cell/>
          <table:table-cell table:formula="of:=[.K24]*[.$K$35]" office:value-type="float" office:value="166.482402997984" calcext:value-type="float">
            <text:p>166,482402997984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erchant_7</text:p>
          </table:table-cell>
          <table:table-cell office:value-type="string" calcext:value-type="string">
            <text:p>ac33</text:p>
          </table:table-cell>
          <table:table-cell office:value-type="float" office:value="-240" calcext:value-type="float">
            <text:p>-240</text:p>
          </table:table-cell>
          <table:table-cell table:formula="of:=[.K22]/[.R22]" office:value-type="float" office:value="0.41005517979799" calcext:value-type="float">
            <text:p>0,41005517979799</text:p>
          </table:table-cell>
          <table:table-cell table:style-name="ce26" office:value-type="string" calcext:value-type="string">
            <text:p>ac33</text:p>
          </table:table-cell>
          <table:table-cell table:style-name="ce26" table:formula="of:=ROUND([.K22]-[.O22])" office:value-type="float" office:value="406" calcext:value-type="float">
            <text:p>406</text:p>
          </table:table-cell>
          <table:table-cell table:style-name="ce33" table:formula="of:=([.U22]+[.V22])/2" office:value-type="float" office:value="13508.5035933832" calcext:value-type="float">
            <text:p>13508,5035933832</text:p>
          </table:table-cell>
          <table:table-cell table:formula="of:=([.$G$2]*[.$B$2]/[.K22])^((1-[.$B$1])/[.$B$1])" office:value-type="float" office:value="0.0000491218312486663" calcext:value-type="float">
            <text:p>4,91218312486663E-05</text:p>
          </table:table-cell>
          <table:table-cell table:formula="of:=[.$E$2]*[.$F$2]*[.T22]*[.$B$2]" office:value-type="float" office:value="15964.5951558165" calcext:value-type="float">
            <text:p>15964,5951558165</text:p>
          </table:table-cell>
          <table:table-cell table:formula="of:=[.$E$2]*[.$G$2]*[.T22]*[.$B$2]/2" office:value-type="float" office:value="11052.4120309499" calcext:value-type="float">
            <text:p>11052,4120309499</text:p>
          </table:table-cell>
        </table:table-row>
        <table:table-row table:style-name="ro1">
          <table:table-cell/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[.$D$2]*[.D24]" office:value-type="float" office:value="4.19752161079615" calcext:value-type="float">
            <text:p>4,19752161079615</text:p>
          </table:table-cell>
          <table:table-cell table:formula="of:=[.$D$2]^(1/(1-[.$B$1]))*[.E24]" office:value-type="float" office:value="575.709780094196" calcext:value-type="float">
            <text:p>575,709780094196</text:p>
          </table:table-cell>
          <table:table-cell table:formula="of:=[.$B$2]/[.E23]^[.$B$1]" office:value-type="float" office:value="75.1093132798501" calcext:value-type="float">
            <text:p>75,1093132798501</text:p>
          </table:table-cell>
          <table:table-cell table:formula="of:=[.$G$2]*[.F23]" office:value-type="float" office:value="135.19676390373" calcext:value-type="float">
            <text:p>135,19676390373</text:p>
          </table:table-cell>
          <table:table-cell table:formula="of:=[.$E$2]*[.$F$2]*[.E23]*[.F23]" office:value-type="float" office:value="14053.3790251948" calcext:value-type="float">
            <text:p>14053,3790251948</text:p>
          </table:table-cell>
          <table:table-cell table:formula="of:=[.E23]/[.E24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[.$D$2]*[.D25]" office:value-type="float" office:value="3.57908079943513" calcext:value-type="float">
            <text:p>3,57908079943513</text:p>
          </table:table-cell>
          <table:table-cell table:formula="of:=[.$D$2]^(1/(1-[.$B$1]))*[.E25]" office:value-type="float" office:value="636.77311476059" calcext:value-type="float">
            <text:p>636,77311476059</text:p>
          </table:table-cell>
          <table:table-cell table:formula="of:=[.$B$2]/[.E24]^[.$B$1]" office:value-type="float" office:value="57.9016902784736" calcext:value-type="float">
            <text:p>57,9016902784736</text:p>
          </table:table-cell>
          <table:table-cell table:formula="of:=[.$G$2]*[.F24]" office:value-type="float" office:value="104.223042501253" calcext:value-type="float">
            <text:p>104,223042501253</text:p>
          </table:table-cell>
          <table:table-cell table:formula="of:=[.$E$2]*[.$F$2]*[.E24]*[.F24]" office:value-type="float" office:value="11982.8278922712" calcext:value-type="float">
            <text:p>11982,8278922712</text:p>
          </table:table-cell>
          <table:table-cell table:formula="of:=[.E24]/[.E25]" office:value-type="float" office:value="0.904105036392197" calcext:value-type="float">
            <text:p>0,904105036392197</text:p>
          </table:table-cell>
          <table:table-cell/>
          <table:table-cell table:formula="of:=[.K25]*[.$K$35]" office:value-type="float" office:value="115.655094222612" calcext:value-type="float">
            <text:p>115,655094222612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erchant_6</text:p>
          </table:table-cell>
          <table:table-cell office:value-type="string" calcext:value-type="string">
            <text:p>bluenose</text:p>
          </table:table-cell>
          <table:table-cell office:value-type="float" office:value="-57" calcext:value-type="float">
            <text:p>-57</text:p>
          </table:table-cell>
          <table:table-cell table:formula="of:=[.K24]/[.R24]" office:value-type="float" office:value="0.668526556200068" calcext:value-type="float">
            <text:p>0,668526556200068</text:p>
          </table:table-cell>
          <table:table-cell table:style-name="ce26" office:value-type="string" calcext:value-type="string">
            <text:p>bluenose</text:p>
          </table:table-cell>
          <table:table-cell table:style-name="ce26" table:formula="of:=ROUND([.K24]-[.O24])" office:value-type="float" office:value="173" calcext:value-type="float">
            <text:p>173</text:p>
          </table:table-cell>
          <table:table-cell table:style-name="ce33" table:formula="of:=([.U24]+[.V24])/2" office:value-type="float" office:value="10806.8028747066" calcext:value-type="float">
            <text:p>10806,8028747066</text:p>
          </table:table-cell>
          <table:table-cell table:formula="of:=([.$G$2]*[.$B$2]/[.K24])^((1-[.$B$1])/[.$B$1])" office:value-type="float" office:value="0.000039297464998933" calcext:value-type="float">
            <text:p>3,9297464998933E-05</text:p>
          </table:table-cell>
          <table:table-cell table:formula="of:=[.$E$2]*[.$F$2]*[.T24]*[.$B$2]" office:value-type="float" office:value="12771.6761246532" calcext:value-type="float">
            <text:p>12771,6761246532</text:p>
          </table:table-cell>
          <table:table-cell table:formula="of:=[.$E$2]*[.$G$2]*[.T24]*[.$B$2]/2" office:value-type="float" office:value="8841.92962475994" calcext:value-type="float">
            <text:p>8841,92962475994</text:p>
          </table:table-cell>
        </table:table-row>
        <table:table-row table:style-name="ro1">
          <table:table-cell/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[.$D$2]*[.D26]" office:value-type="float" office:value="3.05175781250011" calcext:value-type="float">
            <text:p>3,05175781250011</text:p>
          </table:table-cell>
          <table:table-cell table:formula="of:=[.$D$2]^(1/(1-[.$B$1]))*[.E26]" office:value-type="float" office:value="704.31320380828" calcext:value-type="float">
            <text:p>704,31320380828</text:p>
          </table:table-cell>
          <table:table-cell table:formula="of:=[.$B$2]/[.E25]^[.$B$1]" office:value-type="float" office:value="44.6363518810616" calcext:value-type="float">
            <text:p>44,6363518810616</text:p>
          </table:table-cell>
          <table:table-cell table:formula="of:=[.$G$2]*[.F25]" office:value-type="float" office:value="80.345433385911" calcext:value-type="float">
            <text:p>80,345433385911</text:p>
          </table:table-cell>
          <table:table-cell table:formula="of:=[.$E$2]*[.$F$2]*[.E25]*[.F25]" office:value-type="float" office:value="10217.3408998909" calcext:value-type="float">
            <text:p>10217,3408998909</text:p>
          </table:table-cell>
          <table:table-cell table:formula="of:=[.E25]/[.E26]" office:value-type="float" office:value="0.904105036392197" calcext:value-type="float">
            <text:p>0,904105036392197</text:p>
          </table:table-cell>
          <table:table-cell/>
          <table:table-cell table:formula="of:=[.K26]*[.$K$35]" office:value-type="float" office:value="80.3454333837503" calcext:value-type="float">
            <text:p>80,345433383750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erchant_5</text:p>
          </table:table-cell>
          <table:table-cell office:value-type="string" calcext:value-type="string">
            <text:p>deneb</text:p>
          </table:table-cell>
          <table:table-cell office:value-type="float" office:value="-62" calcext:value-type="float">
            <text:p>-62</text:p>
          </table:table-cell>
          <table:table-cell table:formula="of:=[.K25]/[.R25]" office:value-type="float" office:value="0.565812911153171" calcext:value-type="float">
            <text:p>0,565812911153171</text:p>
          </table:table-cell>
          <table:table-cell table:style-name="ce26" office:value-type="string" calcext:value-type="string">
            <text:p>deneb</text:p>
          </table:table-cell>
          <table:table-cell table:style-name="ce26" table:formula="of:=ROUND([.K25]-[.O25])" office:value-type="float" office:value="142" calcext:value-type="float">
            <text:p>142</text:p>
          </table:table-cell>
          <table:table-cell table:style-name="ce33" table:formula="of:=([.U25]+[.V25])/2" office:value-type="float" office:value="8645.44229976527" calcext:value-type="float">
            <text:p>8645,44229976527</text:p>
          </table:table-cell>
          <table:table-cell table:formula="of:=([.$G$2]*[.$B$2]/[.K25])^((1-[.$B$1])/[.$B$1])" office:value-type="float" office:value="0.0000314379719991464" calcext:value-type="float">
            <text:p>3,14379719991464E-05</text:p>
          </table:table-cell>
          <table:table-cell table:formula="of:=[.$E$2]*[.$F$2]*[.T25]*[.$B$2]" office:value-type="float" office:value="10217.3408997226" calcext:value-type="float">
            <text:p>10217,3408997226</text:p>
          </table:table-cell>
          <table:table-cell table:formula="of:=[.$E$2]*[.$G$2]*[.T25]*[.$B$2]/2" office:value-type="float" office:value="7073.54369980794" calcext:value-type="float">
            <text:p>7073,54369980794</text:p>
          </table:table-cell>
        </table:table-row>
        <table:table-row table:style-name="ro1">
          <table:table-cell/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[.$D$2]*[.D27]" office:value-type="float" office:value="2.60212782780018" calcext:value-type="float">
            <text:p>2,60212782780018</text:p>
          </table:table-cell>
          <table:table-cell table:formula="of:=[.$D$2]^(1/(1-[.$B$1]))*[.E27]" office:value-type="float" office:value="779.017011805199" calcext:value-type="float">
            <text:p>779,017011805199</text:p>
          </table:table-cell>
          <table:table-cell table:formula="of:=[.$B$2]/[.E26]^[.$B$1]" office:value-type="float" office:value="34.4101165210833" calcext:value-type="float">
            <text:p>34,4101165210833</text:p>
          </table:table-cell>
          <table:table-cell table:formula="of:=[.$G$2]*[.F26]" office:value-type="float" office:value="61.93820973795" calcext:value-type="float">
            <text:p>61,93820973795</text:p>
          </table:table-cell>
          <table:table-cell table:formula="of:=[.$E$2]*[.$F$2]*[.E26]*[.F26]" office:value-type="float" office:value="8711.97149814" calcext:value-type="float">
            <text:p>8711,97149814</text:p>
          </table:table-cell>
          <table:table-cell table:formula="of:=[.E26]/[.E27]" office:value-type="float" office:value="0.904105036392197" calcext:value-type="float">
            <text:p>0,904105036392197</text:p>
          </table:table-cell>
          <table:table-cell/>
          <table:table-cell table:formula="of:=[.K28]*[.$K$35]" office:value-type="float" office:value="55.8158610220609" calcext:value-type="float">
            <text:p>55,81586102206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rchant_4</text:p>
          </table:table-cell>
          <table:table-cell office:value-type="string" calcext:value-type="string">
            <text:p>skipjack</text:p>
          </table:table-cell>
          <table:table-cell office:value-type="float" office:value="-75" calcext:value-type="float">
            <text:p>-75</text:p>
          </table:table-cell>
          <table:table-cell table:formula="of:=[.K26]/[.R26]" office:value-type="float" office:value="0.426075274977564" calcext:value-type="float">
            <text:p>0,426075274977564</text:p>
          </table:table-cell>
          <table:table-cell table:style-name="ce26" office:value-type="string" calcext:value-type="string">
            <text:p>skipjack</text:p>
          </table:table-cell>
          <table:table-cell table:style-name="ce26" table:formula="of:=ROUND([.K26]-[.O26])" office:value-type="float" office:value="131" calcext:value-type="float">
            <text:p>131</text:p>
          </table:table-cell>
          <table:table-cell table:style-name="ce33" table:formula="of:=([.U26]+[.V26])/2" office:value-type="float" office:value="6916.35383981221" calcext:value-type="float">
            <text:p>6916,35383981221</text:p>
          </table:table-cell>
          <table:table-cell table:formula="of:=([.$G$2]*[.$B$2]/[.K26])^((1-[.$B$1])/[.$B$1])" office:value-type="float" office:value="0.0000251503775993171" calcext:value-type="float">
            <text:p>2,51503775993171E-05</text:p>
          </table:table-cell>
          <table:table-cell table:formula="of:=[.$E$2]*[.$F$2]*[.T26]*[.$B$2]" office:value-type="float" office:value="8173.87271977807" calcext:value-type="float">
            <text:p>8173,87271977807</text:p>
          </table:table-cell>
          <table:table-cell table:formula="of:=[.$E$2]*[.$G$2]*[.T26]*[.$B$2]/2" office:value-type="float" office:value="5658.83495984636" calcext:value-type="float">
            <text:p>5658,83495984636</text:p>
          </table:table-cell>
        </table:table-row>
        <table:table-row table:style-name="ro1">
          <table:table-cell/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[.$D$2]*[.D28]" office:value-type="float" office:value="2.21874396601118" calcext:value-type="float">
            <text:p>2,21874396601118</text:p>
          </table:table-cell>
          <table:table-cell table:formula="of:=[.$D$2]^(1/(1-[.$B$1]))*[.E28]" office:value-type="float" office:value="861.644367023816" calcext:value-type="float">
            <text:p>861,644367023816</text:p>
          </table:table-cell>
          <table:table-cell table:formula="of:=[.$B$2]/[.E27]^[.$B$1]" office:value-type="float" office:value="26.5267224828225" calcext:value-type="float">
            <text:p>26,5267224828225</text:p>
          </table:table-cell>
          <table:table-cell table:formula="of:=[.$G$2]*[.F27]" office:value-type="float" office:value="47.7481004690804" calcext:value-type="float">
            <text:p>47,7481004690804</text:p>
          </table:table-cell>
          <table:table-cell table:formula="of:=[.$E$2]*[.$F$2]*[.E27]*[.F27]" office:value-type="float" office:value="7428.3953259516" calcext:value-type="float">
            <text:p>7428,3953259516</text:p>
          </table:table-cell>
          <table:table-cell table:formula="of:=[.E27]/[.E28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[.$D$2]*[.D29]" office:value-type="float" office:value="1.89184587095121" calcext:value-type="float">
            <text:p>1,89184587095121</text:p>
          </table:table-cell>
          <table:table-cell table:formula="of:=[.$D$2]^(1/(1-[.$B$1]))*[.E29]" office:value-type="float" office:value="953.035689815623" calcext:value-type="float">
            <text:p>953,035689815623</text:p>
          </table:table-cell>
          <table:table-cell table:formula="of:=[.$B$2]/[.E28]^[.$B$1]" office:value-type="float" office:value="20.4494223450111" calcext:value-type="float">
            <text:p>20,4494223450111</text:p>
          </table:table-cell>
          <table:table-cell table:formula="of:=[.$G$2]*[.F28]" office:value-type="float" office:value="36.8089602210201" calcext:value-type="float">
            <text:p>36,8089602210201</text:p>
          </table:table-cell>
          <table:table-cell table:formula="of:=[.$E$2]*[.$F$2]*[.E28]*[.F28]" office:value-type="float" office:value="6333.93453254533" calcext:value-type="float">
            <text:p>6333,93453254533</text:p>
          </table:table-cell>
          <table:table-cell table:formula="of:=[.E28]/[.E29]" office:value-type="float" office:value="0.904105036392197" calcext:value-type="float">
            <text:p>0,904105036392197</text:p>
          </table:table-cell>
          <table:table-cell office:value-type="float" office:value="46" calcext:value-type="float">
            <text:p>46</text:p>
          </table:table-cell>
          <table:table-cell table:formula="of:=[.K30]*[.$K$35]" office:value-type="float" office:value="38.7752011586523" calcext:value-type="float">
            <text:p>38,77520115865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chant_3</text:p>
          </table:table-cell>
          <table:table-cell office:value-type="string" calcext:value-type="string">
            <text:p>natrix</text:p>
          </table:table-cell>
          <table:table-cell office:value-type="float" office:value="-15" calcext:value-type="float">
            <text:p>-15</text:p>
          </table:table-cell>
          <table:table-cell table:formula="of:=[.K28]/[.R28]" office:value-type="float" office:value="0.718059280715784" calcext:value-type="float">
            <text:p>0,718059280715784</text:p>
          </table:table-cell>
          <table:table-cell table:style-name="ce26" office:value-type="string" calcext:value-type="string">
            <text:p>natrix</text:p>
          </table:table-cell>
          <table:table-cell table:style-name="ce26" table:formula="of:=ROUND([.K28]-[.O28])" office:value-type="float" office:value="54" calcext:value-type="float">
            <text:p>54</text:p>
          </table:table-cell>
          <table:table-cell table:style-name="ce33" table:formula="of:=([.U28]+[.V28])/2" office:value-type="float" office:value="5533.08307184977" calcext:value-type="float">
            <text:p>5533,08307184977</text:p>
          </table:table-cell>
          <table:table-cell table:formula="of:=([.$G$2]*[.$B$2]/[.K28])^((1-[.$B$1])/[.$B$1])" office:value-type="float" office:value="0.0000201203020794537" calcext:value-type="float">
            <text:p>2,01203020794537E-05</text:p>
          </table:table-cell>
          <table:table-cell table:formula="of:=[.$E$2]*[.$F$2]*[.T28]*[.$B$2]" office:value-type="float" office:value="6539.09817582245" calcext:value-type="float">
            <text:p>6539,09817582245</text:p>
          </table:table-cell>
          <table:table-cell table:formula="of:=[.$E$2]*[.$G$2]*[.T28]*[.$B$2]/2" office:value-type="float" office:value="4527.06796787708" calcext:value-type="float">
            <text:p>4527,06796787708</text:p>
          </table:table-cell>
        </table:table-row>
        <table:table-row table:style-name="ro1">
          <table:table-cell/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[.$D$2]*[.D30]" office:value-type="float" office:value="1.6131112261094" calcext:value-type="float">
            <text:p>1,6131112261094</text:p>
          </table:table-cell>
          <table:table-cell table:formula="of:=[.$D$2]^(1/(1-[.$B$1]))*[.E30]" office:value-type="float" office:value="1054.12054070474" calcext:value-type="float">
            <text:p>1054,12054070474</text:p>
          </table:table-cell>
          <table:table-cell table:formula="of:=[.$B$2]/[.E29]^[.$B$1]" office:value-type="float" office:value="15.7644380874959" calcext:value-type="float">
            <text:p>15,7644380874959</text:p>
          </table:table-cell>
          <table:table-cell table:formula="of:=[.$G$2]*[.F29]" office:value-type="float" office:value="28.3759885574927" calcext:value-type="float">
            <text:p>28,3759885574927</text:p>
          </table:table-cell>
          <table:table-cell table:formula="of:=[.$E$2]*[.$F$2]*[.E29]*[.F29]" office:value-type="float" office:value="5400.72585022673" calcext:value-type="float">
            <text:p>5400,72585022673</text:p>
          </table:table-cell>
          <table:table-cell table:formula="of:=[.E29]/[.E30]" office:value-type="float" office:value="0.904105036392197" calcext:value-type="float">
            <text:p>0,904105036392197</text:p>
          </table:table-cell>
          <table:table-cell table:number-columns-repeated="7"/>
          <table:table-cell table:style-name="ce26"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[.$D$2]*[.D31]" office:value-type="float" office:value="1.37544388142563" calcext:value-type="float">
            <text:p>1,37544388142563</text:p>
          </table:table-cell>
          <table:table-cell table:formula="of:=[.$D$2]^(1/(1-[.$B$1]))*[.E31]" office:value-type="float" office:value="1165.92707514514" calcext:value-type="float">
            <text:p>1165,92707514514</text:p>
          </table:table-cell>
          <table:table-cell table:formula="of:=[.$B$2]/[.E30]^[.$B$1]" office:value-type="float" office:value="12.1527886715647" calcext:value-type="float">
            <text:p>12,1527886715647</text:p>
          </table:table-cell>
          <table:table-cell table:formula="of:=[.$G$2]*[.F30]" office:value-type="float" office:value="21.8750196088164" calcext:value-type="float">
            <text:p>21,8750196088164</text:p>
          </table:table-cell>
          <table:table-cell table:formula="of:=[.$E$2]*[.$F$2]*[.E30]*[.F30]" office:value-type="float" office:value="4605.01123897566" calcext:value-type="float">
            <text:p>4605,01123897566</text:p>
          </table:table-cell>
          <table:table-cell table:formula="of:=[.E30]/[.E31]" office:value-type="float" office:value="0.904105036392197" calcext:value-type="float">
            <text:p>0,904105036392197</text:p>
          </table:table-cell>
          <table:table-cell office:value-type="float" office:value="30" calcext:value-type="float">
            <text:p>30</text:p>
          </table:table-cell>
          <table:table-cell table:formula="of:=[.K31]*[.$K$35]" office:value-type="float" office:value="26.9370784103769" calcext:value-type="float">
            <text:p>26,93707841037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chant_2</text:p>
          </table:table-cell>
          <table:table-cell office:value-type="string" calcext:value-type="string">
            <text:p>molamola</text:p>
          </table:table-cell>
          <table:table-cell office:value-type="float" office:value="-15" calcext:value-type="float">
            <text:p>-15</text:p>
          </table:table-cell>
          <table:table-cell table:formula="of:=[.K30]/[.R30]" office:value-type="float" office:value="0.641359009770878" calcext:value-type="float">
            <text:p>0,641359009770878</text:p>
          </table:table-cell>
          <table:table-cell table:style-name="ce26" office:value-type="string" calcext:value-type="string">
            <text:p>molamola</text:p>
          </table:table-cell>
          <table:table-cell table:style-name="ce26" table:formula="of:=ROUND([.K30]-[.O30])" office:value-type="float" office:value="42" calcext:value-type="float">
            <text:p>42</text:p>
          </table:table-cell>
          <table:table-cell table:style-name="ce33" table:formula="of:=([.U30]+[.V30])/2" office:value-type="float" office:value="4426.46645747981" calcext:value-type="float">
            <text:p>4426,46645747981</text:p>
          </table:table-cell>
          <table:table-cell table:formula="of:=([.$G$2]*[.$B$2]/[.K30])^((1-[.$B$1])/[.$B$1])" office:value-type="float" office:value="0.000016096241663563" calcext:value-type="float">
            <text:p>1,6096241663563E-05</text:p>
          </table:table-cell>
          <table:table-cell table:formula="of:=[.$E$2]*[.$F$2]*[.T30]*[.$B$2]" office:value-type="float" office:value="5231.27854065796" calcext:value-type="float">
            <text:p>5231,27854065796</text:p>
          </table:table-cell>
          <table:table-cell table:formula="of:=[.$E$2]*[.$G$2]*[.T30]*[.$B$2]/2" office:value-type="float" office:value="3621.65437430167" calcext:value-type="float">
            <text:p>3621,65437430167</text:p>
          </table:table-cell>
        </table:table-row>
        <table:table-row table:style-name="ro1">
          <table:table-cell/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[.$D$2]*[.D32]" office:value-type="float" office:value="1.17279319635886" calcext:value-type="float">
            <text:p>1,17279319635886</text:p>
          </table:table-cell>
          <table:table-cell table:formula="of:=[.$D$2]^(1/(1-[.$B$1]))*[.E32]" office:value-type="float" office:value="1289.59250110776" calcext:value-type="float">
            <text:p>1289,59250110776</text:p>
          </table:table-cell>
          <table:table-cell table:formula="of:=[.$B$2]/[.E31]^[.$B$1]" office:value-type="float" office:value="9.3685719513755" calcext:value-type="float">
            <text:p>9,3685719513755</text:p>
          </table:table-cell>
          <table:table-cell table:formula="of:=[.$G$2]*[.F31]" office:value-type="float" office:value="16.8634295124759" calcext:value-type="float">
            <text:p>16,8634295124759</text:p>
          </table:table-cell>
          <table:table-cell table:formula="of:=[.$E$2]*[.$F$2]*[.E31]*[.F31]" office:value-type="float" office:value="3926.53304373926" calcext:value-type="float">
            <text:p>3926,53304373926</text:p>
          </table:table-cell>
          <table:table-cell table:formula="of:=[.E31]/[.E32]" office:value-type="float" office:value="0.904105036392197" calcext:value-type="float">
            <text:p>0,904105036392197</text:p>
          </table:table-cell>
          <table:table-cell office:value-type="float" office:value="34" calcext:value-type="float">
            <text:p>34</text:p>
          </table:table-cell>
          <table:table-cell table:formula="of:=[.K32]*[.$K$35]" office:value-type="float" office:value="18.7131509729094" calcext:value-type="float">
            <text:p>18,71315097290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sinonatrix</text:p>
          </table:table-cell>
          <table:table-cell office:value-type="float" office:value="-15" calcext:value-type="float">
            <text:p>-15</text:p>
          </table:table-cell>
          <table:table-cell table:formula="of:=[.K31]/[.R31]" office:value-type="float" office:value="0.550386793320864" calcext:value-type="float">
            <text:p>0,550386793320864</text:p>
          </table:table-cell>
          <table:table-cell table:style-name="ce26" office:value-type="string" calcext:value-type="string">
            <text:p>sinonatrix</text:p>
          </table:table-cell>
          <table:table-cell table:style-name="ce26" table:formula="of:=ROUND([.K31]-[.O31])" office:value-type="float" office:value="34" calcext:value-type="float">
            <text:p>34</text:p>
          </table:table-cell>
          <table:table-cell table:style-name="ce33" table:formula="of:=([.U31]+[.V31])/2" office:value-type="float" office:value="3541.17316598385" calcext:value-type="float">
            <text:p>3541,17316598385</text:p>
          </table:table-cell>
          <table:table-cell table:formula="of:=([.$G$2]*[.$B$2]/[.K31])^((1-[.$B$1])/[.$B$1])" office:value-type="float" office:value="0.0000128769933308504" calcext:value-type="float">
            <text:p>1,28769933308504E-05</text:p>
          </table:table-cell>
          <table:table-cell table:formula="of:=[.$E$2]*[.$F$2]*[.T31]*[.$B$2]" office:value-type="float" office:value="4185.02283252637" calcext:value-type="float">
            <text:p>4185,02283252637</text:p>
          </table:table-cell>
          <table:table-cell table:formula="of:=[.$E$2]*[.$G$2]*[.T31]*[.$B$2]/2" office:value-type="float" office:value="2897.32349944133" calcext:value-type="float">
            <text:p>2897,32349944133</text:p>
          </table:table-cell>
        </table:table-row>
        <table:table-row table:style-name="ro1">
          <table:table-cell/>
          <table:table-cell office:value-type="string" calcext:value-type="string">
            <text:p>precious_metals</text:p>
          </table:table-cell>
          <table:table-cell table:style-name="ce16"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26.37464586398" calcext:value-type="float">
            <text:p>1426,37464586398</text:p>
          </table:table-cell>
          <table:table-cell table:formula="of:=[.$B$2]/[.E32]^[.$B$1]" office:value-type="float" office:value="7.22222222241601" calcext:value-type="float">
            <text:p>7,22222222241601</text:p>
          </table:table-cell>
          <table:table-cell table:formula="of:=[.$G$2]*[.F32]" office:value-type="float" office:value="13.0000000003488" calcext:value-type="float">
            <text:p>13,0000000003488</text:p>
          </table:table-cell>
          <table:table-cell table:formula="of:=[.$E$2]*[.$F$2]*[.E32]*[.F32]" office:value-type="float" office:value="3348.01826607612" calcext:value-type="float">
            <text:p>3348,018266076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6" table:formula="of:=[.L32]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Merchant_0</text:p>
          </table:table-cell>
          <table:table-cell office:value-type="string" calcext:value-type="string">
            <text:p>lunarshuttle</text:p>
          </table:table-cell>
          <table:table-cell office:value-type="float" office:value="-9" calcext:value-type="float">
            <text:p>-9</text:p>
          </table:table-cell>
          <table:table-cell table:formula="of:=[.K32]/[.R32]" office:value-type="float" office:value="0.590909090909091" calcext:value-type="float">
            <text:p>0,590909090909091</text:p>
          </table:table-cell>
          <table:table-cell table:style-name="ce26" office:value-type="string" calcext:value-type="string">
            <text:p>lunarshuttle</text:p>
          </table:table-cell>
          <table:table-cell table:style-name="ce26" table:formula="of:=ROUND([.K32]-[.O32])" office:value-type="float" office:value="22" calcext:value-type="float">
            <text:p>22</text:p>
          </table:table-cell>
          <table:table-cell table:style-name="ce33" table:formula="of:=([.U32]+[.V32])/2" office:value-type="float" office:value="2832.93853278708" calcext:value-type="float">
            <text:p>2832,93853278708</text:p>
          </table:table-cell>
          <table:table-cell table:formula="of:=([.$G$2]*[.$B$2]/[.K32])^((1-[.$B$1])/[.$B$1])" office:value-type="float" office:value="0.0000103015946646803" calcext:value-type="float">
            <text:p>1,03015946646803E-05</text:p>
          </table:table-cell>
          <table:table-cell table:formula="of:=[.$E$2]*[.$F$2]*[.T32]*[.$B$2]" office:value-type="float" office:value="3348.01826602109" calcext:value-type="float">
            <text:p>3348,01826602109</text:p>
          </table:table-cell>
          <table:table-cell table:formula="of:=[.$E$2]*[.$G$2]*[.T32]*[.$B$2]/2" office:value-type="float" office:value="2317.85879955306" calcext:value-type="float">
            <text:p>2317,85879955306</text:p>
          </table:table-cell>
        </table:table-row>
        <table:table-row table:style-name="ro1">
          <table:table-cell table:number-columns-repeated="15"/>
          <table:table-cell table:formula="of:=AVERAGE([.P12:.P32])" office:value-type="float" office:value="0.59111178061331" calcext:value-type="float">
            <text:p>0,5911117806133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7" office:value-type="string" calcext:value-type="string">
            <text:p>target zero for a B1</text:p>
          </table:table-cell>
          <table:table-cell table:style-name="ce27"/>
          <table:table-cell table:number-columns-repeated="2"/>
          <table:table-cell table:style-name="ce16" office:value-type="string" calcext:value-type="string">
            <text:p>multiplier to target M11 from M32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ce26" table:formula="of:=[.G11]/[.G32]-[.K11]/[.K32]" office:value-type="float" office:value="0.00000000004257572073" calcext:value-type="float">
            <text:p>4,257572073E-11</text:p>
          </table:table-cell>
          <table:table-cell table:number-columns-repeated="3"/>
          <table:table-cell table:style-name="ce33" office:value-type="float" office:value="1.43947315176226" calcext:value-type="float">
            <text:p>1,43947315176226</text:p>
          </table:table-cell>
          <table:table-cell table:number-columns-repeated="11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commodity prices</text:p>
          </table:table-cell>
          <table:table-cell table:style-name="ce30" office:value-type="string" calcext:value-type="string">
            <text:p>Illegal commodities</text:p>
          </table:table-cell>
          <table:table-cell table:number-columns-repeated="2"/>
          <table:table-cell table:style-name="ce27" office:value-type="string" calcext:value-type="string">
            <text:p>target zero <text:s/>for price E32</text:p>
          </table:table-cell>
          <table:table-cell table:style-name="ce27"/>
          <table:table-cell table:number-columns-repeated="2"/>
          <table:table-cell table:style-name="ce27" office:value-type="string" calcext:value-type="string">
            <text:p>target zero <text:s/>for above multimplier K35</text:p>
          </table:table-cell>
          <table:table-cell table:style-name="ce27" table:number-columns-repeated="2"/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carbon_ore</text:p>
          </table:table-cell>
          <table:table-cell table:style-name="ce26" table:formula="of:=ROUND([.E11])" office:value-type="float" office:value="172" calcext:value-type="float">
            <text:p>172</text:p>
          </table:table-cell>
          <table:table-cell table:number-columns-repeated="3"/>
          <table:table-cell table:style-name="ce26" table:formula="of:=[.G32]-[.K32]" office:value-type="float" office:value="0.0000000003488089817" calcext:value-type="float">
            <text:p>3,488089817E-10</text:p>
          </table:table-cell>
          <table:table-cell table:number-columns-repeated="3"/>
          <table:table-cell table:style-name="ce26" table:formula="of:=[.K11]-[.L11]" office:value-type="float" office:value="0.00000000001136868377" calcext:value-type="float">
            <text:p>1,136868377E-11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liquid_oxygen</text:p>
          </table:table-cell>
          <table:table-cell table:style-name="ce26" table:formula="of:=ROUND([.E12])" office:value-type="float" office:value="190" calcext:value-type="float">
            <text:p>190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fertilizer</text:p>
          </table:table-cell>
          <table:table-cell table:style-name="ce26" table:formula="of:=ROUND([.E13])" office:value-type="float" office:value="210" calcext:value-type="float">
            <text:p>210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plastics</text:p>
          </table:table-cell>
          <table:table-cell table:style-name="ce26" table:formula="of:=ROUND([.E14])"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grain</text:p>
          </table:table-cell>
          <table:table-cell table:style-name="ce26" table:formula="of:=ROUND([.E15])" office:value-type="float" office:value="257" calcext:value-type="float">
            <text:p>257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metal_alloys</text:p>
          </table:table-cell>
          <table:table-cell table:style-name="ce26" table:formula="of:=ROUND([.E16])" office:value-type="float" office:value="284" calcext:value-type="float">
            <text:p>284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metal_ore</text:p>
          </table:table-cell>
          <table:table-cell table:style-name="ce26" table:formula="of:=ROUND([.E17])" office:value-type="float" office:value="314" calcext:value-type="float">
            <text:p>314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military_fuel</text:p>
          </table:table-cell>
          <table:table-cell table:style-name="ce26" table:formula="of:=ROUND([.E18])" office:value-type="float" office:value="348" calcext:value-type="float">
            <text:p>348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textiles</text:p>
          </table:table-cell>
          <table:table-cell table:style-name="ce26" table:formula="of:=ROUND([.E19])" office:value-type="float" office:value="385" calcext:value-type="float">
            <text:p>385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farm_machinery</text:p>
          </table:table-cell>
          <table:table-cell table:style-name="ce26" table:formula="of:=ROUND([.E20])" office:value-type="float" office:value="425" calcext:value-type="float">
            <text:p>425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fruit_and_veg</text:p>
          </table:table-cell>
          <table:table-cell table:style-name="ce26" table:formula="of:=ROUND([.E21])" office:value-type="float" office:value="471" calcext:value-type="float">
            <text:p>471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industrial_machinery</text:p>
          </table:table-cell>
          <table:table-cell table:style-name="ce26" table:formula="of:=ROUND([.E22])" office:value-type="float" office:value="521" calcext:value-type="float">
            <text:p>521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animal_meat</text:p>
          </table:table-cell>
          <table:table-cell table:style-name="ce26" table:formula="of:=ROUND([.E23])"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air_processors</text:p>
          </table:table-cell>
          <table:table-cell table:style-name="ce26" table:formula="of:=ROUND([.E24])"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/>
          <table:table-cell table:style-name="ce26" office:value-type="string" calcext:value-type="string">
            <text:p>consumer_goods</text:p>
          </table:table-cell>
          <table:table-cell table:style-name="ce26" table:formula="of:=ROUND([.E25])" office:value-type="float" office:value="704" calcext:value-type="float">
            <text:p>704</text:p>
          </table:table-cell>
          <table:table-cell table:style-name="ce30" office:value-type="string" calcext:value-type="string">
            <text:p>hand_weapon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mining_machinery</text:p>
          </table:table-cell>
          <table:table-cell table:style-name="ce26" table:formula="of:=ROUND([.E26])" office:value-type="float" office:value="779" calcext:value-type="float">
            <text:p>779</text:p>
          </table:table-cell>
          <table:table-cell table:style-name="ce30"/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liquor</text:p>
          </table:table-cell>
          <table:table-cell table:style-name="ce26" table:formula="of:=ROUND([.E27])" office:value-type="float" office:value="862" calcext:value-type="float">
            <text:p>862</text:p>
          </table:table-cell>
          <table:table-cell table:style-name="ce30"/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computers</text:p>
          </table:table-cell>
          <table:table-cell table:style-name="ce26" table:formula="of:=ROUND([.E28])" office:value-type="float" office:value="953" calcext:value-type="float">
            <text:p>953</text:p>
          </table:table-cell>
          <table:table-cell table:style-name="ce30" office:value-type="string" calcext:value-type="string">
            <text:p>narcotic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medicines</text:p>
          </table:table-cell>
          <table:table-cell table:style-name="ce26" table:formula="of:=ROUND([.E29])" office:value-type="float" office:value="1054" calcext:value-type="float">
            <text:p>1054</text:p>
          </table:table-cell>
          <table:table-cell table:style-name="ce30" office:value-type="string" calcext:value-type="string">
            <text:p>battle_weapon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robots</text:p>
          </table:table-cell>
          <table:table-cell table:style-name="ce26" table:formula="of:=ROUND([.E30])" office:value-type="float" office:value="1166" calcext:value-type="float">
            <text:p>1166</text:p>
          </table:table-cell>
          <table:table-cell table:style-name="ce30" office:value-type="string" calcext:value-type="string">
            <text:p>nerve_ga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live_animals</text:p>
          </table:table-cell>
          <table:table-cell table:style-name="ce26" table:formula="of:=ROUND([.E31])" office:value-type="float" office:value="1290" calcext:value-type="float">
            <text:p>1290</text:p>
          </table:table-cell>
          <table:table-cell table:style-name="ce30" office:value-type="string" calcext:value-type="string">
            <text:p>slaves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precious_metals</text:p>
          </table:table-cell>
          <table:table-cell table:style-name="ce26" table:formula="of:=ROUND([.E32])" office:value-type="float" office:value="1426" calcext:value-type="float">
            <text:p>1426</text:p>
          </table:table-cell>
          <table:table-cell table:number-columns-repeated="19"/>
        </table:table-row>
      </table:table>
      <table:named-expressions>
        <table:named-range table:name="a" table:base-cell-address="$Sheet2_2.$A$2" table:cell-range-address="$Sheet2_2.$A$2"/>
        <table:named-range table:name="constant" table:base-cell-address="$Sheet2_2.$B$2" table:cell-range-address="$Sheet2_2.$B$2"/>
        <table:named-range table:name="v_double" table:base-cell-address="$Sheet2_2.$E$2" table:cell-range-address="$Sheet2_2.$E$2"/>
      </table:named-expressions>
      <table:database-ranges>
        <table:database-range table:name="__Anonymous_Sheet_DB__0" table:target-range-address="Sheet1.J4:Sheet1.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7:Sheet2.E3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2_2.A4:Sheet2_2.H50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new_economy.L18:new_economy.O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0:37:34.488190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ishol </meta:initial-creator>
    <meta:creation-date>2021-07-03T23:57:55.819817492</meta:creation-date>
    <dc:date>2021-09-06T21:30:28.979513226</dc:date>
    <meta:editing-duration>PT18H51M4S</meta:editing-duration>
    <meta:editing-cycles>162</meta:editing-cycles>
    <meta:generator>LibreOffice/7.1.5.2$Linux_X86_64 LibreOffice_project/10$Build-2</meta:generator>
    <meta:document-statistic meta:table-count="4" meta:cell-count="150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17.108cm" xlink:href=".." xlink:type="simple" chart:class="chart:line" chart:style-name="ch1">
        <chart:title svg:x="13.85cm" svg:y="0.477cm" chart:style-name="ch2">
          <text:p>Profits per mission or trade</text:p>
        </chart:title>
        <chart:legend chart:legend-position="end" svg:x="30.385cm" svg:y="7.755cm" style:legend-expansion="high" chart:style-name="ch3"/>
        <chart:plot-area chart:style-name="ch4" table:cell-range-address="Sheet2.D2:Sheet2.G35 Sheet1.A1:Sheet1.A1" chart:data-source-has-labels="both" svg:x="1.712cm" svg:y="1.892cm" svg:width="28.614cm" svg:height="15.24cm">
          <chart:coordinate-region svg:x="3.576cm" svg:y="2.092cm" svg:width="26.608cm" svg:height="11.533cm"/>
          <chart:axis chart:dimension="x" chart:name="primary-x" chart:style-name="ch5" chartooo:axis-type="auto">
            <chartooo:date-scale/>
            <chart:categories table:cell-range-address="Sheet2.D2:Sheet2.D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35" chart:label-cell-address="Sheet1.A1:Sheet1.A1" chart:class="chart:line">
            <chart:data-point chart:repeated="34"/>
          </chart:series>
          <chart:series chart:style-name="ch8" chart:values-cell-range-address="Sheet2.F2:Sheet2.F35" chart:label-cell-address="Sheet1.A1:Sheet1.A1" chart:class="chart:line">
            <chart:data-point chart:repeated="34"/>
          </chart:series>
          <chart:series chart:style-name="ch9" chart:values-cell-range-address="Sheet2.G2:Sheet2.G35" chart:label-cell-address="Sheet1.A1:Sheet1.A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.D2:Sheet2.D35</svg:desc>
                </draw:g>
              </table:table-cell>
              <table:table-cell office:value-type="float" office:value="329">
                <text:p>329</text:p>
                <draw:g>
                  <svg:desc>Sheet2.E2:Sheet2.E35</svg:desc>
                </draw:g>
              </table:table-cell>
              <table:table-cell office:value-type="float" office:value="29">
                <text:p>29</text:p>
                <draw:g>
                  <svg:desc>Sheet2.F2:Sheet2.F35</svg:desc>
                </draw:g>
              </table:table-cell>
              <table:table-cell office:value-type="float" office:value="629">
                <text:p>629</text:p>
                <draw:g>
                  <svg:desc>Sheet2.G2:Sheet2.G35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83 - precious_met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8 - slav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93 - live_anim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17 - robot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1 - nerve_ga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85 - narco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97 - battle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20 - medicin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90 - compute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27 - liquo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77 - mining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17 - hand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32 - consumer_good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882 - air_processo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40 - animal_meat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52 - industrial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14 - fruit_and_veg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50 - farm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73 - military_fuel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alloy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390 - grai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000 - plas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2000 - fertiliz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8367 - liquid_oxy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5714 - carbon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000 - hydro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50000 - wat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22.994cm" xlink:href=".." xlink:type="simple" chart:class="chart:line" chart:style-name="ch1">
        <chart:title svg:x="13.85cm" svg:y="0.594cm" chart:style-name="ch2">
          <text:p>Profits per mission or trade</text:p>
        </chart:title>
        <chart:legend chart:legend-position="end" svg:x="30.412cm" svg:y="10.698cm" style:legend-expansion="high" chart:style-name="ch3"/>
        <chart:plot-area chart:style-name="ch4" table:cell-range-address="Sheet2_2.D3:Sheet2_2.G42" chart:data-source-has-labels="both" svg:x="1.712cm" svg:y="2.611cm" svg:width="28.614cm" svg:height="19.207cm">
          <chart:coordinate-region svg:x="3.576cm" svg:y="2.811cm" svg:width="26.608cm" svg:height="15.5cm"/>
          <chart:axis chart:dimension="x" chart:name="primary-x" chart:style-name="ch5" chartooo:axis-type="auto">
            <chartooo:date-scale/>
            <chart:categories table:cell-range-address="Sheet2_2.D4:Sheet2_2.D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E4:Sheet2_2.E42" chart:label-cell-address="Sheet2_2.E3:Sheet2_2.E3" chart:class="chart:line">
            <chart:data-point chart:repeated="39"/>
          </chart:series>
          <chart:series chart:style-name="ch8" chart:values-cell-range-address="Sheet2_2.F4:Sheet2_2.F42" chart:label-cell-address="Sheet2_2.F3:Sheet2_2.F3" chart:class="chart:line">
            <chart:data-point chart:repeated="39"/>
          </chart:series>
          <chart:series chart:style-name="ch9" chart:values-cell-range-address="Sheet2_2.G4:Sheet2_2.G42" chart:label-cell-address="Sheet2_2.G3:Sheet2_2.G3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</text:p>
                <draw:g>
                  <svg:desc>Sheet2_2.E3:Sheet2_2.E3</svg:desc>
                </draw:g>
              </table:table-cell>
              <table:table-cell office:value-type="string">
                <text:p>minimum</text:p>
                <draw:g>
                  <svg:desc>Sheet2_2.F3:Sheet2_2.F3</svg:desc>
                </draw:g>
              </table:table-cell>
              <table:table-cell office:value-type="string">
                <text:p>maximum</text:p>
                <draw:g>
                  <svg:desc>Sheet2_2.G3:Sheet2_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_2.D4:Sheet2_2.D42</svg:desc>
                </draw:g>
              </table:table-cell>
              <table:table-cell office:value-type="float" office:value="329">
                <text:p>329</text:p>
                <draw:g>
                  <svg:desc>Sheet2_2.E4:Sheet2_2.E42</svg:desc>
                </draw:g>
              </table:table-cell>
              <table:table-cell office:value-type="float" office:value="29">
                <text:p>29</text:p>
                <draw:g>
                  <svg:desc>Sheet2_2.F4:Sheet2_2.F42</svg:desc>
                </draw:g>
              </table:table-cell>
              <table:table-cell office:value-type="float" office:value="629">
                <text:p>629</text:p>
                <draw:g>
                  <svg:desc>Sheet2_2.G4:Sheet2_2.G42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30 - sinonatrix</text:p>
              </table:table-cell>
              <table:table-cell office:value-type="float" office:value="10783.363613276">
                <text:p>10783.363613276</text:p>
              </table:table-cell>
              <table:table-cell office:value-type="float" office:value="8782.55951012179">
                <text:p>8782.55951012179</text:p>
              </table:table-cell>
              <table:table-cell office:value-type="float" office:value="12784.1677164302">
                <text:p>12784.1677164302</text:p>
              </table:table-cell>
            </table:table-row>
            <table:table-row>
              <table:table-cell office:value-type="string">
                <text:p>33 - precious_metals</text:p>
              </table:table-cell>
              <table:table-cell office:value-type="float" office:value="10999.9999999996">
                <text:p>10999.9999999996</text:p>
              </table:table-cell>
              <table:table-cell office:value-type="float" office:value="8958.99999999967">
                <text:p>8958.99999999967</text:p>
              </table:table-cell>
              <table:table-cell office:value-type="float" office:value="13040.9999999995">
                <text:p>13040.9999999995</text:p>
              </table:table-cell>
            </table:table-row>
            <table:table-row>
              <table:table-cell office:value-type="string">
                <text:p>80 - molamola</text:p>
              </table:table-cell>
              <table:table-cell office:value-type="float" office:value="13209.3313635948">
                <text:p>13209.3313635948</text:p>
              </table:table-cell>
              <table:table-cell office:value-type="float" office:value="10758.3999714951">
                <text:p>10758.3999714951</text:p>
              </table:table-cell>
              <table:table-cell office:value-type="float" office:value="15660.2627556946">
                <text:p>15660.2627556946</text:p>
              </table:table-cell>
            </table:table-row>
            <table:table-row>
              <table:table-cell office:value-type="string">
                <text:p>87 - slaves</text:p>
              </table:table-cell>
              <table:table-cell office:value-type="float" office:value="13441.2660648133">
                <text:p>13441.2660648133</text:p>
              </table:table-cell>
              <table:table-cell office:value-type="float" office:value="10947.3002431511">
                <text:p>10947.3002431511</text:p>
              </table:table-cell>
              <table:table-cell office:value-type="float" office:value="15935.2318864755">
                <text:p>15935.2318864755</text:p>
              </table:table-cell>
            </table:table-row>
            <table:table-row>
              <table:table-cell office:value-type="string">
                <text:p>96 - live_animals</text:p>
              </table:table-cell>
              <table:table-cell office:value-type="float" office:value="13729.5854468689">
                <text:p>13729.5854468689</text:p>
              </table:table-cell>
              <table:table-cell office:value-type="float" office:value="11182.123274409">
                <text:p>11182.123274409</text:p>
              </table:table-cell>
              <table:table-cell office:value-type="float" office:value="16277.0476193288">
                <text:p>16277.0476193288</text:p>
              </table:table-cell>
            </table:table-row>
            <table:table-row>
              <table:table-cell office:value-type="string">
                <text:p>112 - robots</text:p>
              </table:table-cell>
              <table:table-cell office:value-type="float" office:value="14155.4827581668">
                <text:p>14155.4827581668</text:p>
              </table:table-cell>
              <table:table-cell office:value-type="float" office:value="11528.9972754924">
                <text:p>11528.9972754924</text:p>
              </table:table-cell>
              <table:table-cell office:value-type="float" office:value="16781.9682408412">
                <text:p>16781.9682408412</text:p>
              </table:table-cell>
            </table:table-row>
            <table:table-row>
              <table:table-cell office:value-type="string">
                <text:p>115 - nerve_gas</text:p>
              </table:table-cell>
              <table:table-cell office:value-type="float" office:value="14227.6288413012">
                <text:p>14227.6288413012</text:p>
              </table:table-cell>
              <table:table-cell office:value-type="float" office:value="11587.7569808379">
                <text:p>11587.7569808379</text:p>
              </table:table-cell>
              <table:table-cell office:value-type="float" office:value="16867.5007017645">
                <text:p>16867.5007017645</text:p>
              </table:table-cell>
            </table:table-row>
            <table:table-row>
              <table:table-cell office:value-type="string">
                <text:p>140 - skipjack</text:p>
              </table:table-cell>
              <table:table-cell office:value-type="float" office:value="14830.7046655854">
                <text:p>14830.7046655854</text:p>
              </table:table-cell>
              <table:table-cell office:value-type="float" office:value="12078.9348271799">
                <text:p>12078.9348271799</text:p>
              </table:table-cell>
              <table:table-cell office:value-type="float" office:value="17582.4745039908">
                <text:p>17582.4745039908</text:p>
              </table:table-cell>
            </table:table-row>
            <table:table-row>
              <table:table-cell office:value-type="string">
                <text:p>157 - narcotics</text:p>
              </table:table-cell>
              <table:table-cell office:value-type="float" office:value="15193.6719534211">
                <text:p>15193.6719534211</text:p>
              </table:table-cell>
              <table:table-cell office:value-type="float" office:value="12374.5551846091">
                <text:p>12374.5551846091</text:p>
              </table:table-cell>
              <table:table-cell office:value-type="float" office:value="18012.7887222331">
                <text:p>18012.7887222331</text:p>
              </table:table-cell>
            </table:table-row>
            <table:table-row>
              <table:table-cell office:value-type="string">
                <text:p>166 - battle_weapons</text:p>
              </table:table-cell>
              <table:table-cell office:value-type="float" office:value="15354.4777362373">
                <text:p>15354.4777362373</text:p>
              </table:table-cell>
              <table:table-cell office:value-type="float" office:value="12505.5241853591">
                <text:p>12505.5241853591</text:p>
              </table:table-cell>
              <table:table-cell office:value-type="float" office:value="18203.4312871155">
                <text:p>18203.4312871155</text:p>
              </table:table-cell>
            </table:table-row>
            <table:table-row>
              <table:table-cell office:value-type="string">
                <text:p>182 - medicines</text:p>
              </table:table-cell>
              <table:table-cell office:value-type="float" office:value="15658.8458527332">
                <text:p>15658.8458527332</text:p>
              </table:table-cell>
              <table:table-cell office:value-type="float" office:value="12753.4181813306">
                <text:p>12753.4181813306</text:p>
              </table:table-cell>
              <table:table-cell office:value-type="float" office:value="18564.2735241358">
                <text:p>18564.2735241358</text:p>
              </table:table-cell>
            </table:table-row>
            <table:table-row>
              <table:table-cell office:value-type="string">
                <text:p>234 - computers</text:p>
              </table:table-cell>
              <table:table-cell office:value-type="float" office:value="16496.947630559">
                <text:p>16496.947630559</text:p>
              </table:table-cell>
              <table:table-cell office:value-type="float" office:value="13436.0139838344">
                <text:p>13436.0139838344</text:p>
              </table:table-cell>
              <table:table-cell office:value-type="float" office:value="19557.8812772836">
                <text:p>19557.8812772836</text:p>
              </table:table-cell>
            </table:table-row>
            <table:table-row>
              <table:table-cell office:value-type="string">
                <text:p>262 - liquor</text:p>
              </table:table-cell>
              <table:table-cell office:value-type="float" office:value="16881.7428906803">
                <text:p>16881.7428906803</text:p>
              </table:table-cell>
              <table:table-cell office:value-type="float" office:value="13749.4122325095">
                <text:p>13749.4122325095</text:p>
              </table:table-cell>
              <table:table-cell office:value-type="float" office:value="20014.0735488511">
                <text:p>20014.0735488511</text:p>
              </table:table-cell>
            </table:table-row>
            <table:table-row>
              <table:table-cell office:value-type="string">
                <text:p>360 - deneb</text:p>
              </table:table-cell>
              <table:table-cell office:value-type="float" office:value="18031.0398424039">
                <text:p>18031.0398424039</text:p>
              </table:table-cell>
              <table:table-cell office:value-type="float" office:value="14685.4623589179">
                <text:p>14685.4623589179</text:p>
              </table:table-cell>
              <table:table-cell office:value-type="float" office:value="21376.61732589">
                <text:p>21376.61732589</text:p>
              </table:table-cell>
            </table:table-row>
            <table:table-row>
              <table:table-cell office:value-type="string">
                <text:p>383 - mining_machinery</text:p>
              </table:table-cell>
              <table:table-cell office:value-type="float" office:value="18265.4336541464">
                <text:p>18265.4336541464</text:p>
              </table:table-cell>
              <table:table-cell office:value-type="float" office:value="14876.365464318">
                <text:p>14876.365464318</text:p>
              </table:table-cell>
              <table:table-cell office:value-type="float" office:value="21654.5018439748">
                <text:p>21654.5018439748</text:p>
              </table:table-cell>
            </table:table-row>
            <table:table-row>
              <table:table-cell office:value-type="string">
                <text:p>480 - ac33</text:p>
              </table:table-cell>
              <table:table-cell office:value-type="float" office:value="19136.7743705695">
                <text:p>19136.7743705695</text:p>
              </table:table-cell>
              <table:table-cell office:value-type="float" office:value="15586.0328714484">
                <text:p>15586.0328714484</text:p>
              </table:table-cell>
              <table:table-cell office:value-type="float" office:value="22687.5158696906">
                <text:p>22687.5158696906</text:p>
              </table:table-cell>
            </table:table-row>
            <table:table-row>
              <table:table-cell office:value-type="string">
                <text:p>504 - hand_weapons</text:p>
              </table:table-cell>
              <table:table-cell office:value-type="float" office:value="19331.940602996">
                <text:p>19331.940602996</text:p>
              </table:table-cell>
              <table:table-cell office:value-type="float" office:value="15744.9868965674">
                <text:p>15744.9868965674</text:p>
              </table:table-cell>
              <table:table-cell office:value-type="float" office:value="22918.8943094246">
                <text:p>22918.8943094246</text:p>
              </table:table-cell>
            </table:table-row>
            <table:table-row>
              <table:table-cell office:value-type="string">
                <text:p>517 - consumer_goods</text:p>
              </table:table-cell>
              <table:table-cell office:value-type="float" office:value="19433.6748246298">
                <text:p>19433.6748246298</text:p>
              </table:table-cell>
              <table:table-cell office:value-type="float" office:value="15827.8447958053">
                <text:p>15827.8447958053</text:p>
              </table:table-cell>
              <table:table-cell office:value-type="float" office:value="23039.5048534543">
                <text:p>23039.5048534543</text:p>
              </table:table-cell>
            </table:table-row>
            <table:table-row>
              <table:table-cell office:value-type="string">
                <text:p>550 - bluenose</text:p>
              </table:table-cell>
              <table:table-cell office:value-type="float" office:value="19683.398457092">
                <text:p>19683.398457092</text:p>
              </table:table-cell>
              <table:table-cell office:value-type="float" office:value="16031.2333433716">
                <text:p>16031.2333433716</text:p>
              </table:table-cell>
              <table:table-cell office:value-type="float" office:value="23335.5635708125">
                <text:p>23335.5635708125</text:p>
              </table:table-cell>
            </table:table-row>
            <table:table-row>
              <table:table-cell office:value-type="string">
                <text:p>655 - air_processors</text:p>
              </table:table-cell>
              <table:table-cell office:value-type="float" office:value="20406.2609517615">
                <text:p>20406.2609517615</text:p>
              </table:table-cell>
              <table:table-cell office:value-type="float" office:value="16619.9719878938">
                <text:p>16619.9719878938</text:p>
              </table:table-cell>
              <table:table-cell office:value-type="float" office:value="24192.5499156292">
                <text:p>24192.5499156292</text:p>
              </table:table-cell>
            </table:table-row>
            <table:table-row>
              <table:table-cell office:value-type="string">
                <text:p>880 - venturestar</text:p>
              </table:table-cell>
              <table:table-cell office:value-type="float" office:value="21693.4920878971">
                <text:p>21693.4920878971</text:p>
              </table:table-cell>
              <table:table-cell office:value-type="float" office:value="17668.36323777">
                <text:p>17668.36323777</text:p>
              </table:table-cell>
              <table:table-cell office:value-type="float" office:value="25718.6209380242">
                <text:p>25718.6209380242</text:p>
              </table:table-cell>
            </table:table-row>
            <table:table-row>
              <table:table-cell office:value-type="string">
                <text:p>1214 - animal_meat</text:p>
              </table:table-cell>
              <table:table-cell office:value-type="float" office:value="23187.3852937695">
                <text:p>23187.3852937695</text:p>
              </table:table-cell>
              <table:table-cell office:value-type="float" office:value="18885.0713497165">
                <text:p>18885.0713497165</text:p>
              </table:table-cell>
              <table:table-cell office:value-type="float" office:value="27489.6992378225">
                <text:p>27489.6992378225</text:p>
              </table:table-cell>
            </table:table-row>
            <table:table-row>
              <table:table-cell office:value-type="string">
                <text:p>1227 - industrial_machinery</text:p>
              </table:table-cell>
              <table:table-cell office:value-type="float" office:value="23236.0185021774">
                <text:p>23236.0185021774</text:p>
              </table:table-cell>
              <table:table-cell office:value-type="float" office:value="18924.6808873643">
                <text:p>18924.6808873643</text:p>
              </table:table-cell>
              <table:table-cell office:value-type="float" office:value="27547.3561169905">
                <text:p>27547.3561169905</text:p>
              </table:table-cell>
            </table:table-row>
            <table:table-row>
              <table:table-cell office:value-type="string">
                <text:p>1500 - storeria</text:p>
              </table:table-cell>
              <table:table-cell office:value-type="float" office:value="24223.9986774806">
                <text:p>24223.9986774806</text:p>
              </table:table-cell>
              <table:table-cell office:value-type="float" office:value="19729.345831959">
                <text:p>19729.345831959</text:p>
              </table:table-cell>
              <table:table-cell office:value-type="float" office:value="28718.6515230022">
                <text:p>28718.6515230022</text:p>
              </table:table-cell>
            </table:table-row>
            <table:table-row>
              <table:table-cell office:value-type="string">
                <text:p>1513 - fruit_and_veg</text:p>
              </table:table-cell>
              <table:table-cell office:value-type="float" office:value="24266.3037817541">
                <text:p>24266.3037817541</text:p>
              </table:table-cell>
              <table:table-cell office:value-type="float" office:value="19763.8014164304">
                <text:p>19763.8014164304</text:p>
              </table:table-cell>
              <table:table-cell office:value-type="float" office:value="28768.8061470778">
                <text:p>28768.8061470778</text:p>
              </table:table-cell>
            </table:table-row>
            <table:table-row>
              <table:table-cell office:value-type="string">
                <text:p>1600 - malabar</text:p>
              </table:table-cell>
              <table:table-cell office:value-type="float" office:value="24549.6078662532">
                <text:p>24549.6078662532</text:p>
              </table:table-cell>
              <table:table-cell office:value-type="float" office:value="19994.5397157966">
                <text:p>19994.5397157966</text:p>
              </table:table-cell>
              <table:table-cell office:value-type="float" office:value="29104.6760167099">
                <text:p>29104.6760167099</text:p>
              </table:table-cell>
            </table:table-row>
            <table:table-row>
              <table:table-cell office:value-type="string">
                <text:p>2131 - farm_machinery</text:p>
              </table:table-cell>
              <table:table-cell office:value-type="float" office:value="26050.1361083526">
                <text:p>26050.1361083526</text:p>
              </table:table-cell>
              <table:table-cell office:value-type="float" office:value="21216.6517631573">
                <text:p>21216.6517631573</text:p>
              </table:table-cell>
              <table:table-cell office:value-type="float" office:value="30883.6204535478">
                <text:p>30883.6204535478</text:p>
              </table:table-cell>
            </table:table-row>
            <table:table-row>
              <table:table-cell office:value-type="string">
                <text:p>2500 - nerodia</text:p>
              </table:table-cell>
              <table:table-cell office:value-type="float" office:value="26924.2141083272">
                <text:p>26924.2141083272</text:p>
              </table:table-cell>
              <table:table-cell office:value-type="float" office:value="21928.5485633185">
                <text:p>21928.5485633185</text:p>
              </table:table-cell>
              <table:table-cell office:value-type="float" office:value="31919.8796533359">
                <text:p>31919.8796533359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9.9999999994">
                <text:p>27499.9999999994</text:p>
              </table:table-cell>
              <table:table-cell office:value-type="float" office:value="22397.4999999995">
                <text:p>22397.4999999995</text:p>
              </table:table-cell>
              <table:table-cell office:value-type="float" office:value="32602.4999999993">
                <text:p>32602.4999999993</text:p>
              </table:table-cell>
            </table:table-row>
            <table:table-row>
              <table:table-cell office:value-type="string">
                <text:p>2800 - lodos</text:p>
              </table:table-cell>
              <table:table-cell office:value-type="float" office:value="27562.9381910856">
                <text:p>27562.9381910856</text:p>
              </table:table-cell>
              <table:table-cell office:value-type="float" office:value="22448.7602958124">
                <text:p>22448.7602958124</text:p>
              </table:table-cell>
              <table:table-cell office:value-type="float" office:value="32677.1160863588">
                <text:p>32677.1160863588</text:p>
              </table:table-cell>
            </table:table-row>
            <table:table-row>
              <table:table-cell office:value-type="string">
                <text:p>2900 - vatakara</text:p>
              </table:table-cell>
              <table:table-cell office:value-type="float" office:value="27763.7696987312">
                <text:p>27763.7696987312</text:p>
              </table:table-cell>
              <table:table-cell office:value-type="float" office:value="22612.3284300848">
                <text:p>22612.3284300848</text:p>
              </table:table-cell>
              <table:table-cell office:value-type="float" office:value="32915.2109673776">
                <text:p>32915.2109673776</text:p>
              </table:table-cell>
            </table:table-row>
            <table:table-row>
              <table:table-cell office:value-type="string">
                <text:p>3100 - dsminer</text:p>
              </table:table-cell>
              <table:table-cell office:value-type="float" office:value="28149.4938613163">
                <text:p>28149.4938613163</text:p>
              </table:table-cell>
              <table:table-cell office:value-type="float" office:value="22926.4832275939">
                <text:p>22926.4832275939</text:p>
              </table:table-cell>
              <table:table-cell office:value-type="float" office:value="33372.5044950388">
                <text:p>33372.5044950388</text:p>
              </table:table-cell>
            </table:table-row>
            <table:table-row>
              <table:table-cell office:value-type="string">
                <text:p>3954 - military_fuel</text:p>
              </table:table-cell>
              <table:table-cell office:value-type="float" office:value="29603.5410661117">
                <text:p>29603.5410661117</text:p>
              </table:table-cell>
              <table:table-cell office:value-type="float" office:value="24110.738582845">
                <text:p>24110.738582845</text:p>
              </table:table-cell>
              <table:table-cell office:value-type="float" office:value="35096.3435493784">
                <text:p>35096.3435493784</text:p>
              </table:table-cell>
            </table:table-row>
            <table:table-row>
              <table:table-cell office:value-type="string">
                <text:p>4662 - metal_alloys</text:p>
              </table:table-cell>
              <table:table-cell office:value-type="float" office:value="30629.5870104985">
                <text:p>30629.5870104985</text:p>
              </table:table-cell>
              <table:table-cell office:value-type="float" office:value="24946.406366096">
                <text:p>24946.406366096</text:p>
              </table:table-cell>
              <table:table-cell office:value-type="float" office:value="36312.767654901">
                <text:p>36312.767654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9cm" svg:height="12.61cm" xlink:href=".." xlink:type="simple" chart:class="chart:scatter" chart:style-name="ch1">
        <chart:legend chart:legend-position="end" svg:x="19.267cm" svg:y="6.005cm" style:legend-expansion="high" chart:style-name="ch2"/>
        <chart:plot-area chart:style-name="ch3" table:cell-range-address="Sheet1.O9:Sheet1.P31" chart:data-source-has-labels="column" svg:x="0.442cm" svg:y="0.252cm" svg:width="18.383cm" svg:height="12.106cm">
          <chart:coordinate-region svg:x="1.169cm" svg:y="0.453cm" svg:width="17.469cm" svg:height="11.257cm"/>
          <chart:axis chart:dimension="x" chart:name="primary-x" chart:style-name="ch4" chartooo:axis-type="auto">
            <chart:categories table:cell-range-address="Sheet1.O9:Sheet1.O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9:Sheet1.P31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plastics</text:p>
                <draw:g>
                  <svg:desc>Sheet1.O9:Sheet1.O31</svg:desc>
                </draw:g>
              </table:table-cell>
              <table:table-cell office:value-type="float" office:value="1.55630250076729">
                <text:p>1.55630250076729</text:p>
                <draw:g>
                  <svg:desc>Sheet1.P9:Sheet1.P31</svg:desc>
                </draw:g>
              </table:table-cell>
            </table:table-row>
            <table:table-row>
              <table:table-cell office:value-type="string">
                <text:p>grain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metal_alloys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etal_ore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ilitary_fuel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textiles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farm_machinery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fruit_and_veg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industrial_machinery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string">
                <text:p>animal_meat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air_processors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consumer_goods</text:p>
              </table:table-cell>
              <table:table-cell office:value-type="float" office:value="2.39093510710338">
                <text:p>2.39093510710338</text:p>
              </table:table-cell>
            </table:table-row>
            <table:table-row>
              <table:table-cell office:value-type="string">
                <text:p>hand_weapons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mining_machinery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string">
                <text:p>liquor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2.66370092538965">
                <text:p>2.66370092538965</text:p>
              </table:table-cell>
            </table:table-row>
            <table:table-row>
              <table:table-cell office:value-type="string">
                <text:p>medicines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battle_weapons</text:p>
              </table:table-cell>
              <table:table-cell office:value-type="float" office:value="2.78318869107526">
                <text:p>2.78318869107526</text:p>
              </table:table-cell>
            </table:table-row>
            <table:table-row>
              <table:table-cell office:value-type="string">
                <text:p>narcotics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string">
                <text:p>nerve_gas</text:p>
              </table:table-cell>
              <table:table-cell office:value-type="float" office:value="2.91009054559407">
                <text:p>2.91009054559407</text:p>
              </table:table-cell>
            </table:table-row>
            <table:table-row>
              <table:table-cell office:value-type="string">
                <text:p>robots</text:p>
              </table:table-cell>
              <table:table-cell office:value-type="float" office:value="2.91855453055027">
                <text:p>2.91855453055027</text:p>
              </table:table-cell>
            </table:table-row>
            <table:table-row>
              <table:table-cell office:value-type="string">
                <text:p>live_animals</text:p>
              </table:table-cell>
              <table:table-cell office:value-type="float" office:value="2.96941591235398">
                <text:p>2.96941591235398</text:p>
              </table:table-cell>
            </table:table-row>
            <table:table-row>
              <table:table-cell office:value-type="string">
                <text:p>slaves</text:p>
              </table:table-cell>
              <table:table-cell office:value-type="float" office:value="3.004751155591">
                <text:p>3.004751155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